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style:font-face style:name="Zapf Dingbats" svg:font-family="Zapf Dingbat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STSong" fo:letter-spacing="0.0000in"/>
    </style:style>
    <style:style style:name="T8" style:family="text">
      <style:text-properties style:font-name="Times" fo:font-style="italic" fo:font-style-asian="italic" fo:font-style-complex="italic" fo:letter-spacing="0.0000in"/>
    </style:style>
    <style:style style:name="T9" style:family="text">
      <style:text-properties style:font-name="Zapf Dingbats" fo:letter-spacing="0.0000in"/>
    </style:style>
    <style:style style:name="T10"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孫從輔   |  2020.09.28 07:57   |   <text:a xlink:type="simple" xlink:href="http://palinfo.habago.org/Entry?Command=Information_PrintForum#FORUM39989"><text:span text:style-name="T1">#</text:span></text:a></text:p>
      <text:p text:style-name="P3">我對美國的黑歷史了解愈來愈多，仍不時會被冰山多露出一角的美軍邪惡行為驚嚇到。最近認識到的是在豬玀灣事件後，美軍計畫要搞事嫁禍古巴，以便有理由正式入侵。計畫名字叫北方森林 (Northwoods)，最後雖沒有施行，但內容陰險狠毒，草菅人命 (見底下的引用)，不知道類似的計畫還有多少。台灣最近在討論兩岸誰開第一槍的問題，沒什麼意義。依美軍作風，早就準備好各種台海版的北方森林的計畫了，兩岸應該要一起防範美國人製造的第一槍。 <text:line-break/><text:line-break/>// <text:line-break/><text:line-break/>以下摘錄自《一窺美國面紗後的真面孔： Northwood行動文件》 <text:line-break/>網址：<text:a xlink:type="simple" xlink:href="https://read01.com/RMDeaRO.html"><text:span text:style-name="T2">https://read01.com/RMDeaRO.html</text:span></text:a><text:s/><text:line-break/><text:line-break/>在1961年4月15日，美國支持的古巴流亡者進攻古巴失敗後（豬灣事件）在時任參聯會主席李曼•雷姆尼澤 (Lyman Lemnitzer) 上將主持下，美國又擬定了直接派兵入侵古巴的“貓鼬計畫” ( Operation Mongoose )；而其中關鍵的和機密的，作為“貓鼬計畫”的“先導”和“正名”的“北方森林計畫” ( Operation Northwoods )。 <text:line-break/><text:line-break/>由於入侵古巴的“貓鼬計畫”被擱置，當時的美國總統肯尼迪也拒絕了“北方森林計畫”。於是，李曼上將下令銷毀“北方森林計畫”的相關文件，但其中部分文檔被遺忘未及銷毀，一直存放在五角大樓的某個角落。1992年，美國國會通過法案，要求與肯尼迪暗殺事件相關的全部500萬頁檔案文件要在25年內全面公開。這份文件因為屬於與肯尼迪有關聯的文件而被公開。 <text:line-break/><text:line-break/>文件的題目是《正當化美國對古巴的軍事干預》。簡單說，就是給美國入侵古巴找一個藉口。文件的目的是，給美國入侵古巴提供足夠的理由，通過一系列的事件，給世界足夠的印象，證明古巴政府是完全輕率不負責任的，是針對美國和其他國家的。這個計畫最終要讓美國處於一個自衛的，被害者的立場，給全世界一個古巴是西半球和平破壞者的國際形象。 <text:line-break/><text:line-break/>整個計畫的核心是由美軍秘密執行一系列行動，然後嫁禍給古巴政府。這個也並不稀奇，但是計畫中美軍將會採取的行動之陰險無恥，會讓我們大長見識。首先是在關塔那摩基地（美國在古巴佔領的軍事基地，如果類比可以是美國駐華大使館）製造看上去是古巴軍隊干的事件。包括： <text:line-break/>• 讓穿著古巴軍隊制服的親美古巴人（古奸）跨越柵欄攻擊基地。 <text:line-break/>• 讓親美古巴人假裝破壞美軍基地然後被抓獲。 <text:line-break/>• 組織親美古巴人假裝在基地門口發動暴動。 <text:line-break/>• 偽裝成古巴人，炸掉基地的彈藥庫，燒燬破壞一家飛機。 <text:line-break/>• 破壞燒燬港口的船隻。 <text:line-break/>• 擊沉一艘美艦，然後辦一場葬禮..... <text:line-break/>• 把這些事件嫁禍給古巴軍隊後，美國就可以反擊了，摧毀基地附近的古巴軍隊和炮兵陣地..... <text:line-break/>• 我們可以在關塔那摩灣炸掉一艘美國船，然後嫁禍給古巴。 <text:line-break/><text:line-break/>更進一步： <text:line-break/>• 我們可以在邁阿密，佛羅里達，甚至在華盛頓，製造恐怖主義事件，然後嫁禍給共產主義古巴。 <text:line-break/>• 恐怖事件可以針對古巴難民。可以炸沉一艘古巴難民船。 <text:line-break/>• 選擇一些地方，引爆一些塑料炸彈。然後逮捕古巴間諜，給出一些準備好的文件，嫁禍古巴，來證明古巴是一個不負責任的政府。 <text:line-break/>• 在古巴的周邊國家搞事。比如，用美國飛機偽裝成古巴飛機去轟炸古巴的鄰國，然後丟下蘇聯製造的燃燒彈殘骸，以及共產主義傳單，來嫁禍古巴。 <text:line-break/>• 讓美國飛行員駕駛類似蘇聯的米格戰鬥機，去騷擾民航班機，攻擊船隻，摧毀美國的無人機。建議把美國的F-86重新塗裝後，偽裝了米格飛機，或者直接在美國生產幾架假米格機。 <text:line-break/>• 偽裝成古巴政府的人，劫持一家民航班機或者民用船隻。 <text:line-break/>• 偽裝成古巴政府的飛機，攻擊並擊落一家從美國飛往南美國家，途經古巴領空的民航包機。 <text:line-break/>• 在公海上，美軍飛機偽裝成一架古巴的飛機，然後擊落一架美國空軍的飛機。 <text:line-break/><text:line-break/>在文件的最後寫道，由於在未來9-10個月內，古巴發生內亂的幾乎不可能。美國需要製造一個“古巴的挑釁”來為美國的軍事干預正名。而美國，為了找這個軍事入侵古巴的藉口，完全是不擇手段的。所謂古巴的挑釁，都是美國人自己製造的。 </text:p>
      <text:p text:style-name="P2">陳真   |  2020.09.28 00:53   |   <text:a xlink:type="simple" xlink:href="http://palinfo.habago.org/Entry?Command=Information_PrintForum#FORUM39988"><text:span text:style-name="T1">#</text:span></text:a></text:p>
      <text:p text:style-name="P4">台灣政壇三種人 <text:line-break/><text:line-break/>陳真 <text:line-break/><text:line-break/>2020. 09. 28. <text:line-break/><text:line-break/><text:line-break/>國民黨這個沒出息的爛黨我都懶得批評了，建議直接就地解散。 <text:line-break/><text:line-break/>底下這位林什麼洲的，就是前一陣子說韓流應該趕緊退散的那一位黨國奇葩。 <text:line-break/><text:line-break/>沒有韓流，國民黨還剩幾張票呢？ <text:line-break/><text:line-break/>這位林什麼洲的，就跟屎袋力量那位貪汙的黨主席一樣，當黨沒有提名他選新竹縣長時，竟然痛哭流涕。真不可思議。一個人得沒出息到什麼程度才會這麼窩囊，沒提名就要哭，又不是三歲小孩。 <text:line-break/><text:line-break/>林什麼洲的現在是國民黨的立法院黨團總召。昨天，奇葩黨又發出奇葩言論，說下週整個黨將提案， "要求蔡政府" 儘快恢復台美建交及美軍駐台，說這樣將可以兩岸 "避戰"。 <text:line-break/><text:line-break/>我無言了，有一種很想咬舌自盡的衝動。 <text:line-break/><text:line-break/>台灣從政者，基本上就三種人，不是這種，就是那種，抑或兩者兼具。一是腦殘(林奇葩屬之)，一是人渣，一是腦殘人渣(很多民進黨政二代屬於這一類)。  <text:line-break/><text:line-break/>========== <text:line-break/>兩岸局勢日益緊張 國民黨擬提案促成台美復交、美軍協防 <text:line-break/><text:line-break/>今日新聞NOWnews <text:line-break/><text:line-break/>記者丁上程/台北報導 <text:line-break/><text:line-break/>2020年9月27日  <text:line-break/><text:line-break/>國民黨立法院黨團，下週將提出公決案，要求蔡政府應全力避戰，順應當前蔡政府親美抗中策略，要求蔡政府應盡快促成台美復交與美軍協防台海安全。 <text:line-break/><text:line-break/>國民黨立法院黨團總召林為洲表示，兩岸關係在民進黨主政後日益惡化，而蔡政府在刻意與美方靠攏的情況下，更是讓兩岸關係可能走向開戰邊緣。「蔡政府對於兩岸關係惡化、共機繞台頻頻等問題拿不出辦法，要與對岸示好。」林為洲說，「一路操作反中、仇中下臉拉不下來，就算姿態擺低，但又與對岸沒有互信基礎，也不會被相信真有誠意；但要向對岸示威，蔡政府又不敢」。 <text:line-break/><text:line-break/>林為洲強調，現階段台灣最重要的事情就是要「避戰」。「既然民進黨政府無法接受透過交流手法讓對岸降低敵意，那新戰略就是請美國來駐防。」林為洲說，「既然蔡英文政府稱當前台美關係是有史以來最好，那只要說服美國用實質行動挺台，這樣就能避戰。」 <text:line-break/><text:line-break/>林為洲表示，蔡政府要在美中之間選邊，那就選的徹底一點，要拿出實質績效，第一要促成台美復交，第二要讓台美互動回到過去中美共同防禦條約時期，美軍應派出航母艦隊到台海協防。</text:p>
      <text:p text:style-name="P2">陳真   |  2020.09.27 23:33   |   <text:a xlink:type="simple" xlink:href="http://palinfo.habago.org/Entry?Command=Information_PrintForum#FORUM39987"><text:span text:style-name="T1">#</text:span></text:a></text:p>
      <text:p text:style-name="P3">學姊問我誰是小鬼？為何一連幾星期全是他 (或她?) 的新聞？我也不知道，從未聽聞此人，看到標題就自動跳過，因為我個人絕不花一秒鐘在那些對我沒有任何意義的事情上。 <text:line-break/><text:line-break/>就算教宗駕崩，也不用24小時疲勞轟炸，一連兩星期吧？</text:p>
      <text:p text:style-name="P2">怡靜   |  2020.09.26 22:15   |   <text:a xlink:type="simple" xlink:href="http://palinfo.habago.org/Entry?Command=Information_PrintForum#FORUM39986"><text:span text:style-name="T1">#</text:span></text:a></text:p>
      <text:p text:style-name="P4">纪录片: 金银潭实拍80天(2020)/bilibili出品 (中英文字幕) <text:line-break/><text:line-break/><text:a xlink:type="simple" xlink:href="https://youtu.be/7wLrXrW_aog"><text:span text:style-name="T2">https://youtu.be/7wLrXrW_aog</text:span></text:a><text:s/><text:line-break/><text:line-break/>疫情来袭，武汉市金银潭医院从一个武汉人都觉陌生的名字，一夜之间成为抗疫救治最前线的代名词。自2月起开始为期80天深入红区（ICU）拍摄的大小故事，探秘身处水深火热的“潭”中人的笑与泪、痛与欣，映照金银潭医院由默默无闻到家喻户晓的砥砺与承担。五位病患，是平凡的国人，亦是不凡的国人，他们缩影了疫情中的千门万户，透照了纷繁复杂背后的人性纯真，以落点的真实细腻，传人心的破空之声。 </text:p>
      <text:p text:style-name="P2">陳真   |  2020.09.26 01:07   |   <text:a xlink:type="simple" xlink:href="http://palinfo.habago.org/Entry?Command=Information_PrintForum#FORUM39985"><text:span text:style-name="T1">#</text:span></text:a></text:p>
      <text:p text:style-name="P3">考題：苦苓是哪一國人？(2) <text:line-break/><text:line-break/>陳真2020. 09. 26. <text:line-break/><text:line-break/><text:line-break/>也許有人會說，苦苓在黨外時期就有幫黨外雜誌寫稿啊。這是事實沒錯，問題是，他是偷偷摸摸地寫，神不知鬼不覺，化名什麼「托斯基」，寫些不痛不癢的酸言酸語及搞笑文字。 <text:line-break/><text:line-break/>黨外很多這種人，很窩囊；這也怕，那也怕，無所不怕，保護自己保護得滴水不漏，膽子很小，卻又很喜歡偷偷摸摸匿名罵國民黨，罵些不痛不癢、絕不會出事的東西，絕不會去碰觸禁忌議題，更不用說公開發言了。他們總是只會講些無甚意義、絕不會招來禍患的小事。即便發言內容絕對安全，依然保護自己保護得非常周密。 <text:line-break/><text:line-break/>事實上，外界根本沒有人知道他是誰。你能說這樣一些神不知鬼不覺的幽靈寫手是黨外人士嗎？ <text:line-break/><text:line-break/>我很厭惡這種人。為什麼呢？因為，你可以無知，可以腦殘，但是，當你知道是非善惡時，你卻又化身兩面人：白天忠黨愛國，形象溫馨，思想正確。可是，一旦太陽下山，來到四下無人處，便又是另一種嘴臉，而且，照樣還是躲躲閃閃。 <text:line-break/><text:line-break/>這年頭，幾乎每個中年以上的人，特別是學界醫界和文化界的人，更是如此，每個人都說自己當年黨外時就如何如何反國民黨，其實全是鬼扯蛋。黨外圈子裏頭，真的敢講話，而且不是為了搞選舉騙選票的，就那幾個人，一雙巴掌就能數完。 <text:line-break/><text:line-break/>黨外時，整個醫界、學界和文化界，你幾乎找不到一個同志。當然，四下無人時，極少數人會對你說點真心話，對黨外略表認同，但你若要他公開具名站出來反國民黨，他馬上就會嚇死了。 <text:line-break/><text:line-break/>而且，黨外時，哪有幾個台獨？幾根手指頭就能數得出來。至少在1988或1989 年之前，每次當國民黨指控民進黨有台獨傾向時，民進黨總是會說「請不要用台獨來污衊我們」。 <text:line-break/><text:line-break/>我想說的是，黨外人士當年說起話來，通常就是「我們中國人」如何如何。「中國人」在黨外時根本就不是一個污名，而是每個人很自然的一種自我稱呼。這年頭卻歪曲歷史，把「中國人」污名化之餘，甚至講得好像「仇中反華」由來已久。但這根本不是事實。 <text:line-break/><text:line-break/>不信你去翻翻當時的黨外人士著作，哪一個不是說要「當一個堂堂正正的中國人」？哪一個沒說過「我們都是中國人」？包括林義雄、陳永興等等最獨的人都一樣，甚至還會說「我們要救中國」、「恢復中國人的精神氣節」、「再造新中國」之類。根本沒有人會覺得這樣講有什麼不對。呂秀蓮還說「生為中國人，死為中國魂」(請自行搜尋巴勒網)。每個黨外人士都是中國中國中國個不停，事事皆以復興中國為念。 <text:line-break/><text:line-break/>黨外群眾演講聚會，動輒成千上萬人，演講場合外圍總是有各種攤位，專門賣一些禁書，大多是中國大陸文人的書，以中國為標榜，以中國為榜樣。 <text:line-break/><text:line-break/>開始把「中國」或「中國人」給醜化、妖魔化，那是李登輝在1995-1996年之後才開始推動，展開仇中反華的政治洗腦工程。 <text:line-break/><text:line-break/>1987年4月，鄭南榕開始第一個喊出台獨，而我立即在高醫校園聚眾宣布我也是台獨。1989年，我和鄭南榕一前一後因為主張台獨被以叛亂罪論處。台獨從1987年到大約1992年左右，被國民黨打壓了四、五年。 <text:line-break/><text:line-break/>最後一個台獨案，應該就是1991年的獨台會案 (獨立臺灣會，Taiwan Independence Association）。獨台會是史明於六零年代在日本所創。1991年，郝柏村擔任行政院長，他說，加入獨台會就是叛亂。於是，當天我就和江蓋世等人宣布一起加入獨台會，媒體曾以頭條報導此事。我還馬上寫了封限時掛號信給郝柏村，信裏說我加入獨台會，我又再度叛亂了，表明我願意為我的行為付出代價。 <text:line-break/><text:line-break/>我想說的是：在那前後大約四、五年、最為慘烈的打壓台獨期間，「中國人」依舊是黨外圈內或民進黨裏頭一種很普遍的自然稱呼，「我們中國人」完全就是很自然的一種表達。 <text:line-break/><text:line-break/>一直到黑金老賊李登輝真正牢牢掌權之後，也就是大約1995或1996年，才開始透過媒體與修改教材，把「中國」和「中國人」給刻意污名化、醜化、骯髒化、妖魔化，把它變成一種「敵人」的概念，開始炒作省籍對立與仇恨；誰敢說自己是中國人，誰就是不愛台灣，誰就是台灣人的公敵。 <text:line-break/><text:line-break/>民進黨更是樂於炒作這一套仇中反華的政治操弄。為什麼呢？民進黨內當時有一套很主流的說法是：笨蛋也知道在台灣，本省人佔絕大多數，而且佔比會越來越高，因為外省人會逐漸老去、死去，而台灣人會越生越多。因此，只要炒作仇中反華，本省人(或台灣人) 的票就全是我們的了。 <text:line-break/><text:line-break/>一開始是畫分本省外省，但是，不管是本省外省，「我們都還是中國人」。慢慢地，連「本省」也不允許講了，因為台灣不是中國的一省，誰說自己是本省人，往往就會被糾正或被群眾辱罵；慢慢地就變成我們不是中國人，也不是本省人，而是台灣人，而台灣人和中國人是勢不兩立、有血海深仇似的。 <text:line-break/><text:line-break/>但是，事實上，仇中反華根本從來不曾存在黨外裏頭。我再說一遍，仇中反華根本從來不曾存在黨外裏頭。黨外時，我們全都是中國人。 <text:line-break/><text:line-break/>苦苓這些人之所以可恥是因為，在整個黨外運動中，他們根本不是一個真正的黨外人士，更不用說什麼勇敢反抗了。台獨運動，更是跟他們根本八竿子打不著一點邊，如今卻變成台獨急先鋒，不准別人說自己是中國人，但他 (們) 過去就是那種動不動就很喜歡把「我們中國人」掛在嘴上、標榜大中國之愛的人。 <text:line-break/><text:line-break/>過去不准別人否認自己是中國人，現在綠色當道了，卻不准別人說自己是中國人，他媽的這不會太無恥嗎？</text:p>
      <text:p text:style-name="P5"><text:span text:style-name="T3">陳真</text:span><text:span text:style-name="T4"><text:s/>  |  2020.09.25 17:26   |   </text:span><text:a xlink:type="simple" xlink:href="http://palinfo.habago.org/Entry?Command=Information_PrintForum#FORUM39984"><text:span text:style-name="T5">#</text:span></text:a></text:p>
      <text:p text:style-name="P6"><text:span text:style-name="T4">考題：苦苓是哪一國人？</text:span><text:span text:style-name="T6"><text:line-break/><text:line-break/></text:span><text:span text:style-name="T4">陳真</text:span><text:span text:style-name="T6">2020. 09. 25.<text:line-break/><text:line-break/><text:line-break/></text:span><text:span text:style-name="T4">考你一道填充題，苦苓是哪一國人？正確答案是：看情況。哪邊主流，哪邊有利可圖，他就是哪一國人。</text:span><text:span text:style-name="T6"><text:line-break/><text:line-break/></text:span><text:span text:style-name="T4">蔣家年代，苦苓當然會大聲說他是中國人，而且不允許別人說自己不是中國人。苦苓不但是中國人，而且他還反大力台獨呢！</text:span><text:span text:style-name="T6">1985</text:span><text:span text:style-name="T4">年時，他說台獨只是一群「以復仇為樂」的人，他要我們時時刻刻都不應忘記我們是中國人！</text:span><text:span text:style-name="T6"><text:line-break/><text:line-break/></text:span><text:span text:style-name="T4">時間來到</text:span><text:span text:style-name="T6">21</text:span><text:span text:style-name="T4">世紀，綠色氣燄高張，喊台獨有利可圖時，苦苓居然搖身一變，變成一個台獨急先鋒，仇視中國人。昨天還跳出來說，一旦兩岸有戰事，應該「先把自稱是中國人的人抓起來看管」。實在有夠無恥。</text:span><text:span text:style-name="T6"><text:line-break/><text:line-break/></text:span><text:span text:style-name="T4">舉個例，我手上有本苦苓寫的書，叫做《老師，有問題》，出版於</text:span><text:span text:style-name="T6">1986</text:span><text:span text:style-name="T4">年</text:span><text:span text:style-name="T6">11</text:span><text:span text:style-name="T4">月。我隨便翻就馬上翻到好幾頁，「中國人」、「中國人」、「中國人」地喊個不停。比方說，該書第</text:span><text:span text:style-name="T6">155</text:span><text:span text:style-name="T4">頁，苦苓評論吳祥輝寫的《拒絕聯考的小子》，文章開頭第一句話就寫著：「考試，一直是中國人生活中的大事」。很會扯吧，哪個社會沒考試，這樣也能扯到「我們都是中國人」。</text:span><text:span text:style-name="T6"><text:line-break/><text:line-break/></text:span><text:span text:style-name="T4">還有，第</text:span><text:span text:style-name="T6">159</text:span><text:span text:style-name="T4">頁，評論《楊喚詩集》時，同樣又是文章一開頭就寫著：「做為一個中國人而不讀詩，是一件很遺憾的事。」真是我的天啊，怎麼動不動就用「我們都是中國人」來開頭？只要是人，都能讀詩，連這樣也能扯上「我們都是中國人」。</text:span><text:span text:style-name="T6"><text:line-break/><text:line-break/></text:span><text:span text:style-name="T4">好吧，再翻個兩頁，請看第</text:span><text:span text:style-name="T6">169</text:span><text:span text:style-name="T4">頁，標題是「如何抵抗麥當勞？」苦苓寫道：「當美國人在台灣開設第一家麥當勞時，心裏七上八下，不知道中國人吃不吃這一套？沒想到，中國人不但吃，而且吃得很兇。」你看，夠愛中國吧！連吃不吃麥當勞也能扯上「我們都是中國人」。</text:span><text:span text:style-name="T6"><text:line-break/><text:line-break/></text:span><text:span text:style-name="T4">這樣還沒完哦，請翻到下一頁，第</text:span><text:span text:style-name="T6">170</text:span><text:span text:style-name="T4">頁，苦苓繼續寫說他反對吃「美國人的麥當勞」，為什麼呢？苦苓說：因為，「你更應該愛中國！雖然你不能為中國做什麼，但至少可以想一想，</text:span><text:span text:style-name="T6">(</text:span><text:span text:style-name="T4">中國人的</text:span><text:span text:style-name="T6">) </text:span><text:span text:style-name="T4">牛肉麵真的不如</text:span><text:span text:style-name="T6"><text:s/>(</text:span><text:span text:style-name="T4">美國人的</text:span><text:span text:style-name="T6">) </text:span><text:span text:style-name="T4">漢堡嗎？</text:span><text:span text:style-name="T6">(</text:span><text:span text:style-name="T4">中國人的</text:span><text:span text:style-name="T6">) </text:span><text:span text:style-name="T4">楊桃湯真的比</text:span><text:span text:style-name="T6"><text:s/>(</text:span><text:span text:style-name="T4">美國人的</text:span><text:span text:style-name="T6">) </text:span><text:span text:style-name="T4">可口可樂難喝嗎？中國菜真的一無可取到你非要去吃麥當勞嗎？」</text:span><text:span text:style-name="T6"><text:line-break/><text:line-break/></text:span><text:span text:style-name="T4">最後，苦苓的文章結語是，呼籲大家要「做一個有志氣、有信心的中國青少年，何不就從抵抗麥當勞、肯塔基、甜甜圈、三一冰淇淋</text:span><text:span text:style-name="T6">....</text:span><text:span text:style-name="T4">開始。」</text:span><text:span text:style-name="T6"><text:line-break/><text:line-break/></text:span><text:span text:style-name="T4">很離譜吧，連吃東西都要呼籲大家隨時必須牢記「我們都是中國人」，叫大家要透過吃中國食物來愛國，反對吃洋人食物。愛中國真是愛到有點變態。如今卻搖身一變，不准別人說自己是中國人，否則就要抓起來。真是有夠無恥。</text:span><text:span text:style-name="T6"><text:line-break/><text:line-break/></text:span><text:span text:style-name="T4">至於台獨，黃智賢罵苦苓是「台獨腦殘」，這是不對的，苦苓精明得跟什麼一樣，見風轉舵，轉得比誰都快，他怎麼會是腦殘？</text:span><text:span text:style-name="T6"><text:line-break/><text:line-break/></text:span><text:span text:style-name="T4">苦苓更不是台獨。或者應該說，他也許白天是台獨，晚上就不台也不獨了；在甲地是台獨，來到乙地就說不準了。總之是，究竟他是獨或統，全都得「看狀況」而定。哪邊人多勢眾，哪邊有利可圖，他就會氣燄高張地往哪邊高聲吶喊表忠貞。</text:span><text:span text:style-name="T6"><text:line-break/><text:line-break/></text:span><text:span text:style-name="T4">我從上個世紀末大約</text:span><text:span text:style-name="T6">1998</text:span><text:span text:style-name="T4">年，由台獨變成統派。我對人渣黨只有一個恨字。但我至今從不反台獨，我不會去反對一種政治主張。我反對的是冒牌台獨，也就是美國操弄下的假台獨真走狗。我對那些真正的台獨人士，例如史明、林義雄及黃紀男等等等，始終充滿敬意。</text:span><text:span text:style-name="T6"><text:line-break/><text:line-break/></text:span><text:span text:style-name="T4">我更加不屑的是假台獨真走狗的人渣們無所不用其極的貪婪卑鄙手段。</text:span><text:span text:style-name="T6"><text:line-break/><text:line-break/></text:span><text:span text:style-name="T4">總之，用「台獨」來罵人是不對的。台獨照樣有英雄好漢！問題是，目前市面上這些所謂「台獨」，</text:span><text:span text:style-name="T6">99.999%</text:span><text:span text:style-name="T4">是冒牌貨，全屬苦苓之流。信不信哪天兩岸統一了，他們喊祖國萬歲肯定喊得比誰都大聲；搖身一變，再度成為反獨大將。</text:span></text:p>
      <text:p text:style-name="P5"><text:span text:style-name="T3">陳真</text:span><text:span text:style-name="T4"><text:s/>  |  2020.09.25 11:15   |   </text:span><text:a xlink:type="simple" xlink:href="http://palinfo.habago.org/Entry?Command=Information_PrintForum#FORUM39982"><text:span text:style-name="T5">#</text:span></text:a></text:p>
      <text:p text:style-name="P7"><text:span text:style-name="T4">如果兩岸爆發戰爭</text:span><text:span text:style-name="T6">.....<text:line-break/><text:line-break/></text:span><text:span text:style-name="T4">陳真</text:span><text:span text:style-name="T6"><text:line-break/><text:line-break/>2020. 09. 25.<text:line-break/><text:line-break/><text:line-break/></text:span><text:span text:style-name="T4">維佳，</text:span><text:span text:style-name="T6"><text:line-break/><text:line-break/></text:span><text:span text:style-name="T4">我常設想，想像下一秒鐘突然戰爭爆發了，我該怎麼辦？我想了很多保護家人的安全之道，但我估計，想歸想，當真實情況發生時，我們其實也只能愣在當下，然後趕緊集合家人，或是就地尋找避難所，例如堅固牆角或空曠地，遠離軍事目標，並隨手帶點乾糧、飲水和現金及簡單藥物與衣物等，同時想辦法及時接收資訊，掌握動態。</text:span><text:span text:style-name="T6"><text:line-break/><text:line-break/></text:span><text:span text:style-name="T4">接著呢，看狀況而定，該上班上班，該上學上學，能幫助他人時就盡量幫，能救人時就盡量救；保持心境平和，不要被煽動，同時也要避免被自己人所傷害，因為戰亂期間一旦時間拉長，往往盜賊四起，平時斯文有禮，戰時變禽獸歹徒，偷搶拐騙姦殺擄掠會比平常多得多。</text:span><text:span text:style-name="T6"><text:line-break/><text:line-break/></text:span><text:span text:style-name="T4">對於戰爭，我長期以來略有研究。許多時候，戰亂死難者並非死於戰火，而是死於治安的迅速敗壞及公衛與醫療體系的瓦解或崩盤。</text:span><text:span text:style-name="T6"><text:line-break/><text:line-break/></text:span><text:span text:style-name="T4">你看，伊拉克被美國侵略佔領之後，治安崩盤，司法瓦解，甚至出現一種買凶殺人的職業。人們身上掛著牌子在街上兜售：</text:span><text:span text:style-name="T6">"</text:span><text:span text:style-name="T4">朋友！你想殺誰嗎？你有仇家嗎？我來幫你殺，你</text:span><text:span text:style-name="T7">给我錢。</text:span><text:span text:style-name="T6">" </text:span><text:span text:style-name="T4">反正這時候姦殺擄掠都沒人管了，銀行金庫劫掠一空，商家一概遭殃。</text:span><text:span text:style-name="T6"><text:line-break/><text:line-break/></text:span><text:span text:style-name="T4">你看，美軍入侵伊拉克初期，比故宮還更珍貴的伊拉克博物館，大家衝進去搶寶物，搶到就是你的，黑市幫你賣到國外。不同教派或不同政治派系之間互相殘殺械鬥。布希看了很開心，他說：這就是自由的空氣！享受自由的代價！</text:span><text:span text:style-name="T6"><text:line-break/><text:line-break/></text:span><text:span text:style-name="T4">我沒瞎說，當具有人類文明重要價值的伊拉克博物館被各方暴民包括美軍劫掠一空時，許多國際組織發出緊急聲明，希望美國應該依照國際法，負起侵略者或佔領者應有的基本義務，照顧好當地人民的基本生活與秩序。布希當時就是這麼回應的，他笑咪咪地說，</text:span><text:span text:style-name="T6">"</text:span><text:span text:style-name="T4">這沒什麼，這只是享受自由的代價</text:span><text:span text:style-name="T6">"</text:span><text:span text:style-name="T4">。</text:span><text:span text:style-name="T6"><text:line-break/><text:line-break/></text:span><text:span text:style-name="T4">美國刻意操作兩岸衝突，如果戰爭無法避免，那麼，最關鍵的一點就是戰爭的時程；拖越久，傷害越大。一旦形成內戰或都市巷戰，那就是人間煉獄。美國很顯然希望兩岸一旦衝突，就是能夠朝著這樣一種內戰方向發展。</text:span><text:span text:style-name="T6"><text:line-break/><text:line-break/></text:span><text:span text:style-name="T4">最近，美國逐漸公開表露這樣一種企圖，明言台灣不可能戰勝，但是台灣可以藉由己身的高密度高強度武器部署，以及源源不絕的軍火支援</text:span><text:span text:style-name="T6">(</text:span><text:span text:style-name="T4">台灣人被迫得自己掏腰包跟美國買</text:span><text:span text:style-name="T6">)</text:span><text:span text:style-name="T4">，提高對岸人民的傷亡，拉長戰爭時程，最大化死傷程度，以重創中國大陸。至於代價呢？代價是美國賺取億萬元軍火錢，而台灣與對岸將屍橫遍野，兩敗俱傷。</text:span><text:span text:style-name="T6"><text:line-break/><text:line-break/></text:span><text:span text:style-name="T4">馬英九是個很溫和的人，講溫和比較好聽，其實很懦弱，是個斯文人，怯於對抗。但是，你看他最近一系列打開天窗說亮話的強烈發言，你就能知道，就算是個懦弱溫和者，也知道事態之嚴重，故而拼命示警。他說，一種錯誤的兩岸決策，將導致</text:span><text:span text:style-name="T6">"</text:span><text:span text:style-name="T4">千萬顆人頭落地</text:span><text:span text:style-name="T6">"</text:span><text:span text:style-name="T4">。這不是他平常敘事論理的風格，而是大白話。因為在這時候，再不說大白話就來不及了。</text:span><text:span text:style-name="T6"><text:line-break/><text:line-break/></text:span><text:span text:style-name="T4">至於那些喊打喊殺什麼要戰到一兵一卒要拿掃帚上戰場者，在我們千萬顆人頭落地之前，老早就逃之夭夭。難道你真的蠢到會去相信這些向來滿口謊言貪婪無度的人渣講的話？我倒是比較擔心一些蠢血沸騰的腦殘年輕人，或是一些愚忠的什麼中華民國派</text:span><text:span text:style-name="T6">(</text:span><text:span text:style-name="T4">例如韓國瑜</text:span><text:span text:style-name="T6">)</text:span><text:span text:style-name="T4">，說不定真的會傻傻地去跟解放軍拼命。</text:span><text:span text:style-name="T6"><text:line-break/><text:line-break/></text:span><text:span text:style-name="T4">另外，依照美國慣有的作風，他會在戰亂之際開列死亡名單，趁機殺害各方反美人士或左派人士，因此，同志們恐怕得注意自身與家人安全。美國一般不會自己動手，他都是下條子列出暗殺清單給當地傀儡政權或武裝組織或收買暴民，讓他們去執行暗殺指令。</text:span><text:span text:style-name="T6"><text:line-break/><text:line-break/></text:span><text:span text:style-name="T4">如上所述，如果戰爭時程之長短的影響如此重大，那麼，我們所能做的，就是應該事先要有一番心理準備，做好心理素質的培養，勿盲動，勿驚慌，勿參戰，讓這場</text:span><text:span text:style-name="T6"><text:s/>"</text:span><text:span text:style-name="T4">美國製</text:span><text:span text:style-name="T6">" </text:span><text:span text:style-name="T4">的兩岸戰爭能儘早結束。</text:span><text:span text:style-name="T6"><text:line-break/><text:line-break/></text:span><text:span text:style-name="T4">巴勒網右邊不是有一個</text:span><text:span text:style-name="T6">"</text:span><text:span text:style-name="T4">以色列拒服兵役人數統計</text:span><text:span text:style-name="T6">" </text:span><text:span text:style-name="T4">的</text:span><text:span text:style-name="T6">LOGO </text:span><text:span text:style-name="T4">嗎？它已經好幾年沒有更新，一直停留在一千六百多人的數字。這些軍人，因為拒絕接受以色列不義的攻擊指令，不願傷害巴勒斯坦人，或是出於宗教信念，不願殺人，不願執行違反人道的命令</text:span><text:span text:style-name="T6">(</text:span><text:span text:style-name="T4">例如轟炸水庫，轟炸醫院或學校等等等</text:span><text:span text:style-name="T6">)</text:span><text:span text:style-name="T4">，於是遭到軍法審判而入獄。</text:span><text:span text:style-name="T6"><text:line-break/><text:line-break/></text:span><text:span text:style-name="T4">這樣一種人，有個辭彙叫做</text:span><text:span text:style-name="T6">CO</text:span><text:span text:style-name="T4">，也就是</text:span><text:span text:style-name="T6">Conscientious Objector(</text:span><text:span text:style-name="T4">良心拒服兵役者</text:span><text:span text:style-name="T6">)</text:span><text:span text:style-name="T4">。我希望，兩岸都應該多一點</text:span><text:span text:style-name="T6">CO</text:span><text:span text:style-name="T4">，拒絕參戰，或是拒絕執行一些傷害平民的軍事任務，讓你的良心來決定你的作為，而非聽命於貪婪齷齪的野心政客。</text:span></text:p>
      <text:p text:style-name="P5"><text:span text:style-name="T3">陳真</text:span><text:span text:style-name="T4"><text:s/>  |  2020.09.25 03:02   |   </text:span><text:a xlink:type="simple" xlink:href="http://palinfo.habago.org/Entry?Command=Information_PrintForum#FORUM39981"><text:span text:style-name="T5">#</text:span></text:a></text:p>
      <text:p text:style-name="P6"><text:span text:style-name="T4">川普的台灣豪賭</text:span><text:span text:style-name="T6"><text:line-break/><text:line-break/></text:span><text:span text:style-name="T4">作者：</text:span><text:span text:style-name="T6">Peter Koenig<text:line-break/></text:span><text:span text:style-name="T4">譯者：陳真</text:span><text:span text:style-name="T6"><text:line-break/></text:span><text:span text:style-name="T4">出處：《</text:span><text:span text:style-name="T6">New Eastern Outlook</text:span><text:span text:style-name="T4">》</text:span><text:span text:style-name="T6"><text:line-break/></text:span><text:span text:style-name="T4">網址：</text:span><text:a xlink:type="simple" xlink:href="https://bit.ly/306sj5N"><text:span text:style-name="T8">https://bit.ly/306sj5N</text:span></text:a><text:span text:style-name="T6"> <text:line-break/></text:span><text:span text:style-name="T4">原文發表日期：</text:span><text:span text:style-name="T6">2019. 06. 15.<text:line-break/></text:span><text:span text:style-name="T4">翻譯日期：</text:span><text:span text:style-name="T6">2020. 09. 24.<text:line-break/><text:line-break/><text:line-break/></text:span><text:span text:style-name="T4">【譯者前言】</text:span><text:span text:style-name="T6"><text:line-break/><text:line-break/></text:span><text:span text:style-name="T4">公私繁忙，生活像一片火海，其實我真的快累死，但我還是儘可能撐住，拼命挖出更多睡眠時間來做一些事，希望人們能夠因為我的努力而少受一點傷害，希望公義獲得伸張，希望良善人性能夠長存。</text:span><text:span text:style-name="T6"><text:line-break/><text:line-break/></text:span><text:span text:style-name="T4">看在這樣一份拼老命的份上，希望各位願意靜下心來，花點時間閱讀這類</text:span><text:span text:style-name="T6">(</text:span><text:span text:style-name="T4">也許不夠刺激的</text:span><text:span text:style-name="T6">)</text:span><text:span text:style-name="T4">資料，並加以傳揚。相較於主流媒體之鋪天蓋地，我們的聲音之微弱，猶如一滴淚水之於一片汪洋。但是，海可枯，石可爛，淚水卻永不止息。</text:span><text:span text:style-name="T6"><text:line-break/><text:line-break/></text:span><text:span text:style-name="T4">【本文】</text:span><text:span text:style-name="T6"><text:line-break/><text:line-break/></text:span><text:span text:style-name="T4">自認為世界帝王的川普，假裝以為台灣是個國家那般對待，把台灣變成美國新一代的「東方戰略樞紐」，此舉違反所有國際法及聯合國憲章，違背現有的各項世界規則，亦即中華人民共和國才是中國惟一合法政權，而台灣則屬中國的一部份。川普卻假裝以為台灣是個國家，把它當成「盟友」，同時也要求其他國家跟進，目的就是要把台灣島變成美軍基地，進一步圍堵中國。</text:span><text:span text:style-name="T6"><text:line-break/><text:line-break/></text:span><text:span text:style-name="T4">美國這個「分而治之」的伎倆已是老把戲。但是，川普不可能愚昧到真的會去相信這招能行得通；它不過是各種挑釁中國的方法之一。坦白說，它就像在中國的背後猛丟超級炸彈。這麼做的目的是想要刺激中國這條巨龍嗎？</text:span><text:span text:style-name="T6"><text:line-break/><text:line-break/></text:span><text:span text:style-name="T4">巨龍有可能是致命的，特別是當他不斷遭受各種羞辱、貶抑、攻擊與威脅時。美國對華發動貿易戰，對中國兩千億貨物課以</text:span><text:span text:style-name="T6">25%</text:span><text:span text:style-name="T4">關稅制裁，甚至最近還威脅，如果中國膽敢拒絕出席六月二十日至二十八日於日本大阪舉行的</text:span><text:span text:style-name="T6">G20</text:span><text:span text:style-name="T4">高峰會，將會把懲罰關稅加碼到三千億。你能想像這樣一種傲慢無禮嗎？居然威脅它國領袖出席會議！川普這個人，不管是在外交或其它方面，往往言行無狀。</text:span><text:span text:style-name="T6"><text:line-break/><text:line-break/></text:span><text:span text:style-name="T4">六月十日，川普又再度口出狂言，宣稱中國將會接受美國開出的貿易條件，「因為他們不得不接受」。然而，美國要求的貿易條件內容究竟是什麼，川普卻從未說明，只是一再炫耀，當他選上美國總統後，「中國至今已損失數萬億美元」；種種言談行徑，粗魯可笑。當然，習近平主席不可能被這樣一個「川普小丑」所訛詐勒索。</text:span><text:span text:style-name="T6"><text:line-break/><text:line-break/></text:span><text:span text:style-name="T4">另一方面，川普也向墨西哥總統羅培茲</text:span><text:span text:style-name="T6">·</text:span><text:span text:style-name="T4">歐布拉多</text:span><text:span text:style-name="T6">(Andrés Manuel López Obrador</text:span><text:span text:style-name="T4">，簡寫</text:span><text:span text:style-name="T6">AMLO)</text:span><text:span text:style-name="T4">提出威脅說，倘若非法移民問題不解決，將對墨國農產品課以</text:span><text:span text:style-name="T6">5% </text:span><text:span text:style-name="T4">關稅。歐布拉多總統於是寫了一封公開信給川普，表明墨國的立場乃是尋求和平與對話，而非衝突與戰爭，並且答應將在他任內儘一切可能的方法，防止非法移民跑到美國。</text:span><text:span text:style-name="T6">  <text:line-break/><text:line-break/></text:span><text:span text:style-name="T4">歐布拉多總統說得對，貿易戰只會兩敗俱傷，對大家都沒好處。川普隨後便停止威脅，並且大剌剌地對全世界宣稱，他的「好意」已經獲得「舉世認同」。然而，就在幾天前，川普又突然再度用提高關稅來威脅墨西哥，要求歐布拉多總統必須嚴禁任何貧窮的墨西哥人非法跨越邊界，跑到美國這片「上帝所應允的偉大人間樂土」</text:span><text:span text:style-name="T6">(the great Promised Land)</text:span><text:span text:style-name="T4">。</text:span><text:span text:style-name="T6">  <text:line-break/><text:line-break/></text:span><text:span text:style-name="T4">當然，川普所一再揚言的所謂關稅，事實上跟貿易根本無關，而純粹只是一種懲罰，一種赤裸裸的霸凌。不過，對此你可別感到太意外，事實上川普應該不知道加州農業的發達，主要就是依靠大量廉價的非法墨國勞工及中美洲移民。</text:span><text:span text:style-name="T6"><text:line-break/><text:line-break/></text:span><text:span text:style-name="T4">令人訝異的是，儘管如此荒腔走板，西方世界依舊追隨美國，默不吭聲。貿易制裁的威脅看起來是很有效的。任何人或任何國家，誰膽敢對美國政府之諸多暴虐犯罪行徑有所不敬，就有可能遭到懲罰，輕則貿易制裁或個人財務凍結，重則赤裸裸地進行暴力攻擊或軍事侵略。</text:span><text:span text:style-name="T6"><text:line-break/><text:line-break/></text:span><text:span text:style-name="T4">對於美國來說，國際法是不存在的，國際之間亦無所謂規範，對於各種政治常識，川普政府及其一幫徒眾，更是完全不放在眼裏。世界對此噤若寒蟬。不過，至今為止，川普的某些威嚇，其實只是一番瘋狂的胡言亂語及裝腔作勢。</text:span><text:span text:style-name="T6"><text:line-break/><text:line-break/></text:span><text:span text:style-name="T4">相較之下，更多實質的威脅則是指向伊朗。川普經常威脅伊朗如果「不乖」的話，就會透過各種制裁與經濟手段，把伊朗弄死。但是，川普政府從來不曾說清楚所謂「乖」或「不乖」究竟指的是什麼；美國只是不斷地對伊朗反覆發出各種極其空洞的譴責，例如說它構成核武威脅，但美國自己卻又莫名其妙退出</text:span><text:span text:style-name="T6">2015</text:span><text:span text:style-name="T4">年</text:span><text:span text:style-name="T6">(</text:span><text:span text:style-name="T4">由中、法、俄、英、美、德等國所簽署</text:span><text:span text:style-name="T6">)</text:span><text:span text:style-name="T4">的「伊朗核協定」</text:span><text:span text:style-name="T6">(the Joint Comprehensive Plan of Action</text:span><text:span text:style-name="T4">，簡稱</text:span><text:span text:style-name="T6">JCPOA) </text:span><text:span text:style-name="T4">。</text:span><text:span text:style-name="T6">(</text:span><text:span text:style-name="T4">美國這齣伊朗核武鬧劇，值得另外寫篇文章說明。</text:span><text:span text:style-name="T6">)<text:line-break/><text:line-break/></text:span><text:span text:style-name="T4">所謂「伊朗核協定」，主要乃是由聯合國五個安理會常任理事國所簽署，其中包括美國。但是，就如眾所周知，川普在以色列總理納坦雅胡（</text:span><text:span text:style-name="T6">Benjamin Netanyahu</text:span><text:span text:style-name="T4">）的壓力下，於去年</text:span><text:span text:style-name="T6"><text:s/>(2018</text:span><text:span text:style-name="T4">年</text:span><text:span text:style-name="T6">) </text:span><text:span text:style-name="T4">退出協定，並隨即對伊朗發動各種可怕與瘋狂的經濟制裁與封鎖，甚至沒收伊朗的海外國家資產；種種行徑與強盜無異。美國並且施壓歐盟必須跟進一同制裁伊朗。川普及其兩位左右手蓬佩奧</text:span><text:span text:style-name="T6">(Pompeo)</text:span><text:span text:style-name="T4">與波頓</text:span><text:span text:style-name="T6">(Bolton)</text:span><text:span text:style-name="T4">，更揚言隨後還會有更多的制裁方案出爐。</text:span><text:span text:style-name="T6"><text:line-break/><text:line-break/></text:span><text:span text:style-name="T4">對此，伊朗的外交部長穆罕默德</text:span><text:span text:style-name="T6">·</text:span><text:span text:style-name="T4">賈瓦德</text:span><text:span text:style-name="T6">·</text:span><text:span text:style-name="T4">扎里夫</text:span><text:span text:style-name="T6">(Mohammad Javad Zarif)</text:span><text:span text:style-name="T4">表明，伊朗不會屈服於威脅，並且對此做出一番哲學評論說：川普在全世界所發動的經濟戰爭，到頭來只會傷害到美國自己。</text:span><text:span text:style-name="T6"><text:line-break/><text:line-break/></text:span><text:span text:style-name="T4">沒錯。事情似乎就是這樣。川普在全球肆無忌憚地發動關稅貿易戰及各種制裁與懲罰，只會讓世界各國逐漸與其疏遠而不願再跟美國做生意，甚至慢慢脫離西方貨幣體系。美國自以為得計，實際上卻自招禍害。此理甚明，這只不過是經濟學的第一課。</text:span><text:span text:style-name="T6"><text:line-break/><text:line-break/></text:span><text:span text:style-name="T4">我們不妨打開天窗說亮話，難道川普真的相信自己擁有控制世界各國領袖的無上權力？抑或是川普只不過是他背後一個更為龐大的政治勢力呼來喚去的走狗</text:span><text:span text:style-name="T6"><text:s/>(lackey)</text:span><text:span text:style-name="T4">？這個勢力長久存在</text:span><text:span text:style-name="T6"><text:s/>(</text:span><text:span text:style-name="T4">譯註：一般稱之為影子政府，英文叫做</text:span><text:span text:style-name="T6">deep state</text:span><text:span text:style-name="T4">，它才是美國不依政權而轉移的真正統治者</text:span><text:span text:style-name="T6">)</text:span><text:span text:style-name="T4">，始終控制著五角大廈以及更為重要的西方財務金融體系；這是一套由猶太復國主義者所掌控與設計的西方貨幣系統，宛如老鼠會</text:span><text:span text:style-name="T6">(Ponzi scheme)</text:span><text:span text:style-name="T4">一般，行之已有百年之久。</text:span><text:span text:style-name="T6"><text:line-break/><text:line-break/></text:span><text:span text:style-name="T4">這套體系，就如同我們每一天所見證的：透過各種人為操控的經濟景氣循環，綁架世人，掠奪世界財富；並動用各種手段，包括經濟制裁、控制與封鎖，沒收它國海外資產，竊佔產業，甚至掠奪其國家儲備基金等，藉以打擊任何不願卑躬屈膝服從美國霸權者。</text:span><text:span text:style-name="T6"><text:line-break/><text:line-break/></text:span><text:span text:style-name="T4">確實，美國霸權已逐漸瓦解，但它至今依舊牢牢掌控盟友與附庸，逼其就範。許多國家，當它慢慢了解到自身之重大損失時，對於身為美國附庸之地位早已十分反感且厭倦。他們了解美國在經濟、政治與軍事上之優勢，但也逐漸認清其為所欲為的帝國本質，行徑狂暴而荒唐；它就像一座閃亮但脆弱的紙牌屋，隨時都有可能倒塌。</text:span><text:span text:style-name="T6"><text:line-break/><text:line-break/></text:span><text:span text:style-name="T4">附庸盟友對於美國的憤怒及反抗勇氣，與日俱增。總有一天，他們將會掙脫此一壓迫處境而出走。當這一天來臨，全球政治軸心將會轉向一個更好的對象。川普在全世界到處任意進行制裁、天威難測般的作風，無疑將加速此一時刻的到來。</text:span><text:span text:style-name="T6"> <text:line-break/><text:line-break/></text:span><text:span text:style-name="T4">在這樣一種時代背景下，台灣卻反而跳出來擔任馬前卒</text:span><text:span text:style-name="T6">(peon)</text:span><text:span text:style-name="T4">，為美國這場企圖征服中、俄的世界大戰衝鋒陷陣。根據所有國際法，台灣是中國的一部份，如今卻成為美國附庸，負責在東亞地區進一步圍堵中國。也許川普真的相信，打出台灣牌，將可在中美博奕中「將軍」對手，進而瓦解中俄聯盟。</text:span><text:span text:style-name="T6"><text:line-break/><text:line-break/></text:span><text:span text:style-name="T4">台灣領導人，面對川普政府近年來的種種吹捧及甜言蜜語，難道真的不知道美國只是把台灣當成一個啟動器</text:span><text:span text:style-name="T6">(enabler)</text:span><text:span text:style-name="T4">，啟動美國的帝國擴張計劃，幫美國從全世界掠奪更多財富資源。到頭來，台灣只會陷入動亂，變成一個廢墟，一個面目全非的爛攤子。</text:span><text:span text:style-name="T6"><text:line-break/><text:line-break/></text:span><text:span text:style-name="T4">屆時，台灣人也許將會從四面八方風起雲湧，為自己站出來發聲。台灣人也許終將明白，他們的政府是如何被美國收買，如何出賣台灣，如何毀掉台灣原有的幸福生活基礎。</text:span><text:span text:style-name="T6"><text:line-break/><text:line-break/></text:span><text:span text:style-name="T4">台灣人醒醒吧！睜開眼睛看看這整個世界！看看最近的例子</text:span><text:span text:style-name="T6">--</text:span><text:span text:style-name="T4">蘇丹，看看那充滿人禍所刻意摧毀的伊拉克，看看那人間煉獄般的阿富汗與敘利亞，看看至今仍一團亂的委內瑞拉。台灣，事實上就是美國前國家安全顧問茲比格涅夫</text:span><text:span text:style-name="T6">·</text:span><text:span text:style-name="T4">布里辛斯基</text:span><text:span text:style-name="T6">(Zbigniew Brzezinski)</text:span><text:span text:style-name="T4">的所謂「世界大戰略」</text:span><text:span text:style-name="T6">(Grand Geopolitical Chessboard)</text:span><text:span text:style-name="T4">計劃的另一個犧牲品。</text:span><text:span text:style-name="T6"><text:line-break/><text:line-break/></text:span><text:span text:style-name="T4">過去一百年來，美國不斷挑起世界對於中、俄的仇恨，特別是在二戰之後，更是透過人為操弄的冷戰對峙，把這份敵意推到極至。美國之抹黑計劃之所以能夠如此成功，就是透過完全由西方盎格魯與猶太復國主義者所一手掌控的媒體宣傳機器所致，無日無之地大量散播謊言，造謠抹黑，挑起仇恨。</text:span><text:span text:style-name="T6"><text:line-break/><text:line-break/></text:span><text:span text:style-name="T4">更為微妙的是，打從上個世紀八零年代開始，美國便不斷利用中國對外開放之際，對中國進行顛覆，製造其內部動亂。那時候，中國才剛剛在經濟上站穩腳步，自給自足之餘，逐漸打開市場大門，走向世界，吸引外資。</text:span><text:span text:style-name="T6"><text:line-break/><text:line-break/></text:span><text:span text:style-name="T4">美國尼克森總統在</text:span><text:span text:style-name="T6">1972</text:span><text:span text:style-name="T4">年初訪中國北京、上海與杭州的那場秀，無疑揭開了中美新一輪關係的「序幕」；美國開始盤算著如何利用中國這個龐大市場來出口美國貨物，同時也可趁機管控中國在經濟上可預見的迅速崛起。然而，中國依舊以一種驚人的幾何倍數持續成長，隨即在</text:span><text:span text:style-name="T6">1986</text:span><text:span text:style-name="T4">年取得</text:span><text:span text:style-name="T6">GATT (</text:span><text:span text:style-name="T4">關稅暨貿易總協定</text:span><text:span text:style-name="T6">) </text:span><text:span text:style-name="T4">的觀察員身份，透過多方協商，成功於</text:span><text:span text:style-name="T6">2001</text:span><text:span text:style-name="T4">年加入</text:span><text:span text:style-name="T6">WTO (</text:span><text:span text:style-name="T4">世界貿易組織</text:span><text:span text:style-name="T6">)</text:span><text:span text:style-name="T4">，成為正式會員國。</text:span><text:span text:style-name="T6"><text:line-break/><text:line-break/></text:span><text:span text:style-name="T4">不管是過去或現在，貿易始終是中國的強項，具有高度的出口競爭力，於是逐漸構成對於美國霸權的一項威脅。當美國預見此一發展，為了防止中國成為世界經濟強國，由美國一手主導的天安門廣場示威，於是就在這樣的時代背景下粉墨登場。</text:span><text:span text:style-name="T6"><text:line-break/><text:line-break/></text:span><text:span text:style-name="T4">所謂的天安門大屠殺，完全就是一場事先預設的巨大騙局與栽贓嫁禍行動；所謂的「學生運動」，事實上是由美國國務院出資、由</text:span><text:span text:style-name="T6">NED(</text:span><text:span text:style-name="T4">民主基金會，亦即</text:span><text:span text:style-name="T6"><text:s/>CIA </text:span><text:span text:style-name="T4">的分身</text:span><text:span text:style-name="T6">)</text:span><text:span text:style-name="T4">一手策畫的顛覆行動。</text:span><text:span text:style-name="T6">NED</text:span><text:span text:style-name="T4">的主要工作任務就是顛覆他國政權。</text:span><text:span text:style-name="T6"><text:line-break/><text:line-break/></text:span><text:span text:style-name="T4">早在發生六四鎮壓的幾個月前，兩手血腥的美國各個情報機構，包括</text:span><text:span text:style-name="T6">CIA (</text:span><text:span text:style-name="T4">中情局</text:span><text:span text:style-name="T6">) </text:span><text:span text:style-name="T4">和</text:span><text:span text:style-name="T6">NSA (</text:span><text:span text:style-name="T4">國家安全局</text:span><text:span text:style-name="T6">) </text:span><text:span text:style-name="T4">以及很可能也包括英國的</text:span><text:span text:style-name="T6">MI6(</text:span><text:span text:style-name="T4">祕密情報局</text:span><text:span text:style-name="T6">)</text:span><text:span text:style-name="T4">，便已展開部署。至於那些示威「學生」，事實上並沒有任何共同訴求，就只是一直空喊著「要自由」、「要改革」，至於到底是要改革些什麼卻根本說不清楚。</text:span><text:span text:style-name="T6"><text:line-break/><text:line-break/>2019</text:span><text:span text:style-name="T4">年是所謂天安門「大屠殺」的三十周年，西方媒體瘋狂炒作，藉以攻擊中國「暴政」；所謂「大屠殺」的新聞，透過電視和廣播分秒不停地播放，遍及整個世界；它不但怕你忘記，更要灌輸事件之後才出生的年輕一代務必認識這場「大屠殺」，要求你做好準備，迎戰中國這隻怪物。</text:span><text:span text:style-name="T6"><text:line-break/><text:line-break/></text:span><text:span text:style-name="T4">這就是這些為特定政治勢力服務的「新聞妓者」</text:span><text:span text:style-name="T6">(presstitute) </text:span><text:span text:style-name="T4">機構所要達成的宣傳目標。他們做得很成功，因為沉睡的人們根本無從知曉一絲真相，甚至不願意放棄既有的廉價偏見，認清醜陋事實。</text:span><text:span text:style-name="T6">(</text:span><text:span text:style-name="T4">見【譯者後記</text:span><text:span text:style-name="T6">1</text:span><text:span text:style-name="T4">】</text:span><text:span text:style-name="T6">)<text:line-break/><text:line-break/></text:span><text:span text:style-name="T4">西方所漫天虛構的天安門事件之傷亡程度，相較於西方國家所犯下的各種真實血腥暴行，我們不妨來對比一下兩者在媒體上的呈現情況。以葉門為例，整個國家幾乎被西方及其代理人所徹底摧毀，主要是美國盟友</text:span><text:span text:style-name="T6">--</text:span><text:span text:style-name="T4">沙烏地阿拉伯和卡達。至於侵略戰爭所需的武器則由美、英、法等國所提供。</text:span><text:span text:style-name="T6"><text:line-break/><text:line-break/></text:span><text:span text:style-name="T4">葉門是一個與世無爭的和平國度，但是，在這場極度血腥殘暴的戰爭中，光是過去四年就有數萬名葉門人被殺。令人震驚的是，其中大部份是婦女與兒童。另外則有數千人因為淨水設施遭受破壞，無法取得乾淨飲水而罹患霍亂及其它相關疾病。</text:span><text:span text:style-name="T6"><text:line-break/><text:line-break/></text:span><text:span text:style-name="T4">戰亂導致葉門總人口的三分之二無食物可吃，陷入饑荒，數萬人活活餓死。代表美國的沙烏地阿拉伯和卡達，更是藉著攻擊葉門海港大城荷台達</text:span><text:span text:style-name="T6">(Hudaydah)</text:span><text:span text:style-name="T4">之紅海港</text:span><text:span text:style-name="T6"><text:s/>(Red Sea Port)</text:span><text:span text:style-name="T4">，阻礙救援物資與緊急藥品進口，使得這一切人道危機更是雪上加霜。</text:span><text:span text:style-name="T6"><text:line-break/><text:line-break/></text:span><text:span text:style-name="T4">聯合國指出，葉門戰爭是近代史上製造最嚴重人道災難的一場戰爭。西方國家資助、策動了這樣一場巨大戰禍與大屠殺。</text:span><text:span text:style-name="T6">(</text:span><text:span text:style-name="T4">譯註：葉門的慘況，請參見李鑑慧的一篇文章：</text:span><text:a xlink:type="simple" xlink:href="https://bit.ly/3kHkoDO"><text:span text:style-name="T8">https://bit.ly/3kHkoDO</text:span></text:a><text:span text:style-name="T6">) </text:span><text:span text:style-name="T4">但是，你在西方媒體上卻幾乎完全看不到片語隻字的報導。</text:span><text:span text:style-name="T6"><text:line-break/><text:line-break/></text:span><text:span text:style-name="T4">從天安門事件到</text:span><text:span text:style-name="T6">911</text:span><text:span text:style-name="T4">事件，從烏克蘭獨立廣場的反政府流血示威，再到歐美各地由</text:span><text:span text:style-name="T6"><text:s/>ISIS </text:span><text:span text:style-name="T4">及蓋達組織所發動的偶發性恐怖攻擊，事實上全部都是由美國及其盟友附庸所資助。就連最近的香港暴亂也一樣，採取一種旨在「顛覆政權」的「顏色革命」形式，包括</text:span><text:span text:style-name="T6">2014</text:span><text:span text:style-name="T4">年數千人佔據街頭數周的香港「雨傘革命」，以及反對逃犯條例修訂的「反送中」暴動等，全部都是美國與其它西方國家所資助、策畫與煽動，無一例外，目的就是要在中國製造更多動亂，並且透過擅於散播謊言的西方媒體拼命造謠抹黑，藉此對全世界妖魔化</text:span><text:span text:style-name="T6">(demonize)</text:span><text:span text:style-name="T4">中國。</text:span><text:span text:style-name="T6"><text:line-break/><text:line-break/></text:span><text:span text:style-name="T4">中國向來信奉一種不尋求對外擴張的和平生命哲學，但是，西方卻永不間斷地對中國施加各種攻擊與抹黑。也許哪一天，中國將會對於美國及西方國家之不斷干預內政感到厭倦與不耐煩，從而決定把香港正式收歸中國大陸的直接管轄，遵循同一套法律，享有同樣的權利與義務。</text:span><text:span text:style-name="T6"><text:line-break/><text:line-break/></text:span><text:span text:style-name="T4">這其實很容易辦到。要是中國真的這麼做了，西方是要怎樣？美國又能怎樣？大聲尖叫嗎？大喊謀殺嗎？事實上，西方老早就這麼四處大聲叫囂了。可是，然後呢？軍事入侵中國嗎？依我看，時機似乎也差不多了。西方根本不會怕打仗。問題是，攻擊中國無異於攻擊俄國。中俄之間有很強的同盟關係；兩國的關係，並將隨著最近在俄國聖彼得堡召開的經濟論壇上數項協定之簽署而更為穩固。</text:span><text:span text:style-name="T6"><text:line-break/><text:line-break/></text:span><text:span text:style-name="T4">跟香港同樣的挑釁也發生在台灣。今年四月，美國派遣兩艘驅逐艦來到台灣海峽，入侵中國所屬海域。德國礙於二戰停戰協定之不衝突與不挑釁</text:span><text:span text:style-name="T6">(non-confrontation and non-aggression)</text:span><text:span text:style-name="T4">原則，依舊考慮要派遣軍艦加入美、法艦隊，藉以向全世界宣示台海是國際海域，非屬中國。</text:span><text:span text:style-name="T6"><text:line-break/><text:line-break/></text:span><text:span text:style-name="T4">這番挑釁，其實絲毫無助於增加世界對於台灣所自稱之主權的認可，反倒有可能逼得習近平只好把台灣實質收歸中國管轄，一如</text:span><text:span text:style-name="T6">1971</text:span><text:span text:style-name="T4">年</text:span><text:span text:style-name="T6">10</text:span><text:span text:style-name="T4">月</text:span><text:span text:style-name="T6">25</text:span><text:span text:style-name="T4">日聯合國大會</text:span><text:span text:style-name="T6">2758</text:span><text:span text:style-name="T4">號決議文所宣稱：中華人民共和國是中國的唯一合法代表。</text:span><text:span text:style-name="T6"><text:line-break/><text:line-break/></text:span><text:span text:style-name="T4">在台海兩岸之間製造衝突，對於美國來說，還有一項重要利益就是打擊人民幣，防止美元地位受到挑戰。</text:span><text:span text:style-name="T6"><text:line-break/><text:line-break/></text:span><text:span text:style-name="T4">最重要的是，我想告訴各位，你應該把所有這些「點」給逐個連接起來，你將會看到一幅「大圖像」</text:span><text:span text:style-name="T6">(Big Picture)</text:span><text:span text:style-name="T4">；所有這一切暴亂與威脅，戰爭與衝突，或是挑釁造謠與抹黑，以及各種制裁與封鎖，再加上遍佈全世界鋪天蓋地的媒體謊言、謊言與謊言，所有這些「點」都不是獨立存在，而是彼此連結，構成一幅「大圖像」。</text:span><text:span text:style-name="T6"><text:line-break/><text:line-break/></text:span><text:span text:style-name="T4">了解這幅「大圖像」極端重要，因為，惟有當你能清楚看見這樣一個整體圖像，你將會發現擁有這幅「大圖像」的主人所瞎掰的各種美麗說辭有多麼荒唐可笑，你將能看見這位主人所做的一切血腥惡行有多麼可怕。</text:span><text:span text:style-name="T6"><text:line-break/><text:line-break/></text:span><text:span text:style-name="T4">「大圖像」的主人就是美國和以色列，它代表一種妄念與錯覺，企圖在所謂「新美國世紀計畫」</text:span><text:span text:style-name="T6">(Plan for a New American Century</text:span><text:span text:style-name="T4">，簡稱</text:span><text:span text:style-name="T6"><text:s/>PNAC )</text:span><text:span text:style-name="T4">底下</text:span><text:span text:style-name="T6"><text:s/>(</text:span><text:span text:style-name="T4">見【譯者後記</text:span><text:span text:style-name="T6">2</text:span><text:span text:style-name="T4">】</text:span><text:span text:style-name="T6">)</text:span><text:span text:style-name="T4">，發展一套獨霸天下的軍工</text:span><text:span text:style-name="T6">/</text:span><text:span text:style-name="T4">金融體系，完全統治全世界。對此，</text:span><text:span text:style-name="T6">Chris Black </text:span><text:span text:style-name="T4">在他的一篇傑作中</text:span><text:span text:style-name="T6"><text:s/>(</text:span><text:a xlink:type="simple" xlink:href="https://bit.ly/3kE9PBo"><text:span text:style-name="T8">https://bit.ly/3kE9PBo</text:span></text:a><text:span text:style-name="T6">)</text:span><text:span text:style-name="T4">，有更好的說明，文章名稱是：《</text:span><text:span text:style-name="T6">This Outlaw Power: America’s Intent is to Dominate China, Russia and the World</text:span><text:span text:style-name="T4">》</text:span><text:span text:style-name="T6">(</text:span><text:span text:style-name="T4">《非法帝國：征服中俄與全世界》</text:span><text:span text:style-name="T6">)<text:line-break/><text:line-break/></text:span><text:span text:style-name="T4">【譯者後記</text:span><text:span text:style-name="T6">1</text:span><text:span text:style-name="T4">】</text:span><text:span text:style-name="T6"><text:line-break/><text:line-break/></text:span><text:span text:style-name="T4">跟大家一樣，我也曾經被愚弄，以為電視上講的那些全是真的，以為天安門廣場上真的有什麼大屠殺，以為坦克車四處把學生壓成肉醬，以為這真的是什麼可歌可泣的反抗暴政行動，以為這真的是在爭取什麼民主自由。</text:span><text:span text:style-name="T6"><text:line-break/><text:line-break/>1979</text:span><text:span text:style-name="T4">年，美麗島事件發生時我剛上高中，只是個小孩。在那當下，連我都知道美麗島事件很可疑，很可能是國民黨自導自演，藉以打壓黨外。也就是說，我並非傻蛋，更不是腦殘，連我政治敏感度這麼高，都會被所謂天安門事件所騙，更何況是懶得去探究真相的一般人。</text:span><text:span text:style-name="T6"><text:line-break/><text:line-break/>2011</text:span><text:span text:style-name="T4">年的六四前夕，阿桑吉的《維基解密》公布三份美國當年密件，清楚揭露美國當時就知道根本沒有天安門廣場大屠殺這回事，廣場上並沒有死人，卻仍蓄意不斷造謠，編造無數假新聞欺騙世人，妖魔化中國。事實上，天安門廣場確實如中國官方所說，根本沒死一個人，幾個軍民衝突現場是發生在幾公里外。</text:span><text:span text:style-name="T6"><text:line-break/><text:line-break/></text:span><text:span text:style-name="T4">而且，死亡人數很可能也被西方媒體大量灌水。更重要的是，哪個國家可以容許暴民當街圍攻軍警？不但活活打死、殘酷虐殺，而且還對軍方發動縱火攻擊。這樣一群暴民，有可能不遭到反擊鎮壓嗎？</text:span><text:span text:style-name="T6"><text:line-break/><text:line-break/></text:span><text:span text:style-name="T4">最為關鍵的是，無數證據足以證實，</text:span><text:span text:style-name="T6">CIA</text:span><text:span text:style-name="T4">在事件前至少半年多，便已大量吸收至少數百名中國人為其效命，在現場喊打喊殺，製造暴亂。至於帶頭的那些學生，也幾乎都和</text:span><text:span text:style-name="T6">CIA</text:span><text:span text:style-name="T4">保持密切往來，並早在鎮壓前數個月，便由英、美、法等國的情治單位，動員各地至少四、五百人，聯合部署一個叫做黃雀行動</text:span><text:span text:style-name="T6"><text:s/>(Operation Yellow Bird) </text:span><text:span text:style-name="T4">的脫逃計劃。</text:span><text:span text:style-name="T6"><text:line-break/><text:line-break/></text:span><text:span text:style-name="T4">那些帶頭者，事實上老早就拿到大筆金錢和各種假護照、假證件與機票、船票等，待動亂的時機一到，便由特務全副武裝進行掩護，溜之大吉，逃到國外吃香喝辣。而看熱鬧的群眾們，以及傻傻跟著喊口號的人，則完全被矇在鼓裏，成為犧牲品。</text:span><text:span text:style-name="T6"><text:line-break/><text:line-break/></text:span><text:span text:style-name="T4">帶頭者明知何時會有暴亂及鎮壓，卻在</text:span><text:span text:style-name="T6">CIA </text:span><text:span text:style-name="T4">的縝密策畫下，自己先偷偷集體溜走，刻意讓絕大多數參與者在不知情的情況下成為鎮壓對象，而這正是</text:span><text:span text:style-name="T6"><text:s/>CIA </text:span><text:span text:style-name="T4">及其收買的學生走狗們所熱烈期待的。</text:span><text:span text:style-name="T6"><text:line-break/><text:line-break/></text:span><text:span text:style-name="T4">帶頭者之一柴玲，就曾公開表明此一盤算，她說她希望群眾能夠流更多血。問題是，她們自己卻先溜之大吉，在海外接受</text:span><text:span text:style-name="T6"><text:s/>CIA </text:span><text:span text:style-name="T4">豢養，不定期抹黑中國，藉此享盡榮華。王丹更是兩邊拿錢，同時也接受民進黨的鉅額金錢賄賂；好話說盡，壞事做絕，毫無一絲羞恥之心。</text:span><text:span text:style-name="T6"><text:line-break/><text:line-break/></text:span><text:span text:style-name="T4">策動暴亂，導致群眾遭受鎮壓而流血之後，再由西方媒體發動鋪天蓋地的瘋狂宣傳戰，無限誇大渲染事件的嚴重程度，徹底歪曲事件乃是由西方勢力介入煽動與策畫暴亂之真相，捏造大量謊言來妖魔化中國，進而發動長達十數年的全球抵制。</text:span><text:span text:style-name="T6"><text:line-break/><text:line-break/></text:span><text:span text:style-name="T4">另一方面，姑且不說天安門事件乃是由西方情治單位所策動的一場暴亂，光是以它的鎮壓規模與死亡人數來說，如果它稱得上是「大屠殺」，那麼，西方國家特別是美國，在過去幾十年來在全世界各地針對平民百姓老幼婦孺所進行的大屠殺，就算沒有幾千件，至少也有幾百件，而且屠殺規模，包括死亡人數與殘酷程度，絕對都在天安門事件的數十倍數百倍以上，動輒毀滅數十萬條人命。</text:span><text:span text:style-name="T6"><text:line-break/><text:line-break/></text:span><text:span text:style-name="T4">更可怕的是，天安門事件乃是為了平息暴亂恢復社會秩序的一場必要鎮壓，而美國等西方國家在世界各地所犯下的大屠殺罪行，卻幾乎都是出於毫無任何必要性的任意作為，完全就是不把人當人看。</text:span><text:span text:style-name="T6"><text:line-break/><text:line-break/></text:span><text:span text:style-name="T4">【譯者後記</text:span><text:span text:style-name="T6">2</text:span><text:span text:style-name="T4">】</text:span><text:span text:style-name="T6"><text:line-break/><text:line-break/></text:span><text:span text:style-name="T4">了解「新美國世紀計畫」</text:span><text:span text:style-name="T6">(PNAC)</text:span><text:span text:style-name="T4">這個黑暗恐怖組織非常重要，因為它就是影子政府</text:span><text:span text:style-name="T6"><text:s/>(deep state)</text:span><text:span text:style-name="T4">的一部份，它才是永不下台的美國真正統治階層，由長年鼓吹核戰、信奉軍事侵略政策、外號「黑暗王子」的</text:span><text:span text:style-name="T6"><text:s/>Richard Perle </text:span><text:span text:style-name="T4">所創立；從</text:span><text:span text:style-name="T6">911</text:span><text:span text:style-name="T4">事件到侵略中東各國等等等，全與該組織有關。請參見《你準備好當人肉炸彈了嗎？》：</text:span><text:span text:style-name="T6"><text:line-break/><text:line-break/></text:span><text:a xlink:type="simple" xlink:href="https://bit.ly/304nAS9"><text:span text:style-name="T8">https://bit.ly/304nAS9</text:span></text:a><text:span text:style-name="T6"><text:line-break/><text:line-break/></text:span><text:span text:style-name="T4">【作者簡介】</text:span><text:span text:style-name="T6"><text:line-break/><text:line-break/>Peter Koenig </text:span><text:span text:style-name="T4">是一位經濟學家及地緣政治分析師，「全球化研究中心」</text:span><text:span text:style-name="T6">(Centre for Research on Globalization) </text:span><text:span text:style-name="T4">助理研究員；同時也是水資源及環境問題專家，過去曾為「世界銀行」及「世界衛生組織」</text:span><text:span text:style-name="T6"><text:s/></text:span><text:span text:style-name="T4">工作超過三十年，足跡遍及全球；曾在歐、美與南美洲等大學講學；著有《</text:span><text:span text:style-name="T6">The World Order and Revolution!: Essays from the Resistance</text:span><text:span text:style-name="T4">》</text:span><text:span text:style-name="T6">(</text:span><text:span text:style-name="T4">《世界秩序與革命》</text:span><text:span text:style-name="T6">)</text:span><text:span text:style-name="T4">。</text:span></text:p>
      <text:p text:style-name="P5"><text:span text:style-name="T3">曾維佳</text:span><text:span text:style-name="T4"><text:s/>  |  2020.09.25 01:26   |   </text:span><text:a xlink:type="simple" xlink:href="http://palinfo.habago.org/Entry?Command=Information_PrintForum#FORUM39980"><text:span text:style-name="T5">#</text:span></text:a></text:p>
      <text:p text:style-name="P7"><text:span text:style-name="T4">兩岸僵局會在何時以何種方式打破，有很多可能性。無論如何，血腥動亂在台灣可能都是免不了的，因為仇恨已深，怎樣的結果都會有人吞不下去，然後少數的豁出去的抗拒者以及一些煽動者會帶出更多的趁機免責發洩者以及無腦跟風者，還可能配上公權力的放任甚至參與，然後就是社會失序的殺與被殺。在各種可能性之中，動亂時間最短的一種可能是北京方面發起軍事突襲並以最最順利的過程拿下台灣然後恢復治安；算算至少也要五天才能達成全台各都會區初步控制（在當地建立安全區並向外巡邏）。因此，除非有把握到時候能加入足以自衛的有力團體，否則及早計畫至少五天的避難也許是最最基本的；這裡避難的定義，可能必須是「誰也找不到你」。很不想這麼說，但是，對有些家庭而言，當前這種台灣恐怕不適合再待了。</text:span></text:p>
      <text:p text:style-name="P2">陳真   |  2020.09.24 01:03   |   <text:a xlink:type="simple" xlink:href="http://palinfo.habago.org/Entry?Command=Information_PrintForum#FORUM39979"><text:span text:style-name="T1">#</text:span></text:a></text:p>
      <text:p text:style-name="P3"><text:a xlink:type="simple" xlink:href="https://www.wsws.org/en/articles/2020/09/23/assa-s23.html">Assange faces “very high risk of suicide,” medical expert tells court </text:a><text:line-break/><text:line-break/>By Thomas Scripps and Laura Tiernan <text:line-break/><text:line-break/>23 September 2020 <text:line-break/><text:line-break/>Medical evidence was produced in Julian Assange’s extradition hearing yesterday detailing the terrible harm done to the heroic journalist by a decade of state-orchestrated persecution. <text:line-break/><text:line-break/>The day was given over to the examination of Professor Michael Kopelman who testified to Assange’s mental health. Kopelman is a psychiatrist and Emeritus Professor of Neuropsychiatry at Kings College London. He has given expert evidence in multiple extradition cases on behalf of both the defence and the prosecution. In assessing Assange, he conducted seventeen visits in 2019 and additional visits in 2020, constructed a “full family history” and a “full personal psychiatric history,” and carried out “interviews with his family and lifelong friends.” <text:line-break/><text:line-break/>His findings constitute a clear bar to Assange’s extradition to the United States. Under Section 91 of the UK Extradition Act (2003), extradition is prohibited if “the physical or mental condition of the person is such that it would be unjust or oppressive to extradite him.” <text:line-break/><text:line-break/>Under Section 87, extradition is prohibited if it is incompatible with the European Convention on Human Rights (ECHR). Article 3 of the ECHR states, “No one shall be subjected to torture or to inhuman or degrading treatment or punishment.” <text:line-break/><text:line-break/>Medical evidence speaking to these bars has played a critical role in previous US-UK extradition hearings, for example in the case of Lauri Love. The risk of notoriously poor conditions in US prisons exacerbating mental illness is an important factor. <text:line-break/><text:line-break/>Assange’s case meets these criteria. The details in today’s WSWS coverage are being reported consistent with the “sensitivity” called for by defence lawyer Edward Fitzgerald QC, on behalf of his client. Nonetheless they make overwhelmingly clear the “unjust and oppressive” treatment to which Assange has already been subjected. <text:line-break/><text:line-break/>Assange, Kopelman told the court, has experienced periods of serious mental illness in his earlier life. Since being confined to the Ecuadorian Embassy and then Belmarsh maximum security prison, these issues have resurfaced and worsened. Assange has suffered symptoms of severe and recurrent depression. Those symptoms have included “loss of sleep, loss of weight, a sense of pre-occupation and helplessness” and auditory hallucinations which Kopelman summarised as “derogatory and persecutory.” <text:line-break/><text:line-break/>They have also included “suicidal preoccupations.” Kopelman told the court, “There are… an abundance of known risk factors in Mr Assange’s case” and that Assange has “made various plans and undergone various preparations.” He gave his opinion that there was a “very high risk of suicide.” <text:line-break/><text:line-break/>These symptoms and risks, Kopelman explained, are exacerbated by an anxiety disorder and Post Traumatic Stress Disorder (PTSD) and by a diagnosis of Asperger’s syndrome. Kopelman cited a paper by world-leading autism expert Dr Simon Baron-Cohen which found that the lifetime experience of suicidal thoughts in those with Asperger’s “was more than nine times higher than in the general population in England.” <text:line-break/><text:line-break/>Explaining the impact of the US government’s persecution, Kopelman said, “The risk of suicide arises out of the clinical factors of depression and the other diagnoses, but it is the imminence of extradition and/or an actual extradition that will trigger the attempt, in my opinion.” <text:line-break/><text:line-break/>If Assange were to be incarcerated in the US and segregated from other prisoners, Kopelman gave his opinion that the WikiLeaks founder would “deteriorate substantially” and see an “exacerbation” of his “suicidal ideas.” This would “amount to psychological harm and severe psychological suffering.” <text:line-break/><text:line-break/>Kopelman’s evidence confirms the warnings made since November 2019 by Doctors for Assange, representing hundreds of medical professionals from around the world, that Assange is suffering “psychological torture” and “could die in prison.” It underlines in distressing detail UN Special Rapporteur on Torture Nils Melzer’s comment regarding Assange’s treatment that “psychological torture is not torture-lite. Psychological torture aims to wreck and destroy the person’s personality and identity… to make them break.” <text:line-break/><text:line-break/>Assange’s year-and-a-half long incarceration at Belmarsh has been designed to achieve this objective. It has profoundly undermined, in numerous ways, his legal right to prepare his defence against extradition. Kopelman reported yesterday that Assange has repeatedly complained that the medication taken for his mental health has caused him “difficulty in thinking, in memorising [and] in concentration.” <text:line-break/><text:line-break/>During the morning’s cross examination, Kopelman forcefully rebuffed prosecution lawyer James Lewis QC’s challenge to his credentials. He said solicitors had called him several times in recent years saying that Lewis himself was “keen to have your services” in an extradition case. <text:line-break/><text:line-break/>In the afternoon, cross-examination continued, with Lewis challenging the veracity of Kopelman’s diagnosis, and claiming that Assange’s appearance was “wholly inconsistent with someone who is severely or moderately-severely depressed and with psychotic symptoms.” <text:line-break/><text:line-break/>Kopelman replied, “Could we go back a step?” Having seen Assange between May 30 and December [2019], “I thought he was severely depressed, suicidal and was experiencing hallucinations.” <text:line-break/><text:line-break/>“He’s much better now then?” Lewis interjected. <text:line-break/><text:line-break/>Kopelman continued, “I have said that in February and March [2020] he had moderately severe depression.” Moreover, three eminent psychiatrists who had visited Assange since September 2019—Professor Paul Mullin, Dr Quinton Deeley and Professor Seena Fazel—had diagnosed Assange with severe and currently moderate-severe depression. <text:line-break/><text:line-break/>Responding to Lewis’s argument that Assange appeared “fully aware of what was going on in court,” Kopelman said, “Could I say as a professor of neuropsychiatry that I cannot evaluate his mental and cognitive state from what’s in here [i.e., in court].” While Assange had interjected at various points during the hearing, “that doesn’t mean that his cognitive state is normal.” <text:line-break/><text:line-break/>Lewis challenged Kopelman’s opinion that Assange was at high risk from suicide if he were imprisoned in the US, asking, “if the medical care in the United States of America is sufficient, then the risks you have opined about are greatly reduced if not eliminated?” <text:line-break/><text:line-break/>Kopelman cited reports from the US Department of Justice’s Inspector General in 2017, the Commission on Constitutional Rights in 2017, and the Marshall Project in 2018, adding, “There are many people who say that care is very much sub-optimal, there is a lack of staffing, there are misdiagnoses and a lack of treatment facilities.” <text:line-break/><text:line-break/>Lewis’s reply, “So, you’re now an expert on America’s prisons?” captures the tone of the cross-examination. <text:line-break/><text:line-break/>During re-examination by Edward Fitzgerald QC for the defence, Kopelman said his evaluation of suicide risk was based on the impact of extradition and did not rely on the conditions of detention. “The depression, mixing with his anxiety and agitation, predisposes him strongly… If extradition were to be imminent or were to happen, that would be the trigger to a suicide attempt.” <text:line-break/><text:line-break/>Fitzgerald asked whether the conditions of isolation in US detention, predicted by many observers, would exacerbate the risk of suicide, with Kopelman replying, “It certainly would.” <text:line-break/><text:line-break/>Kopelman said, “I have seen him in just relative isolation in Belmarsh—that was when he deteriorated… I think it was Mr Sickler who says that the isolation he would experience in North America would be far worse than anything he has experienced in the Embassy or in Belmarsh.” <text:line-break/><text:line-break/>Kopelman explained that previous extradition cases, such as Lauri Love’s, had heard similar assurances that US prisons were safe. “The last case I spoke in, we were being reassured… about conditions in the MCC [Metropolitan Correctional Centre]. I gave evidence on about July 25 and about August 25, that was when Jeffrey Epstein hanged himself. So, it just showed that those reassurances were not terribly assuring.” <text:line-break/><text:line-break/>Chelsea Manning had attempted suicide in the very detention centre that Assange would be held, Fitzgerald noted, with Kopelman replying, “And that is something that Julian Assange is very aware of. It’s something that concerns him a lot… He said to me, ‘If Chelsea Manning did this just a few days before a potential release on bail, it just shows how awful the conditions must be.’” <text:line-break/><text:line-break/>The hearing continues today.</text:p>
      <text:p text:style-name="P2">蔡亦鸣   |  2020.09.23 13:46   |   <text:a xlink:type="simple" xlink:href="http://palinfo.habago.org/Entry?Command=Information_PrintForum#FORUM39978"><text:span text:style-name="T1">#</text:span></text:a></text:p>
      <text:p text:style-name="P3">真是令人沮丧的消息</text:p>
      <text:p text:style-name="P2">陳真   |  2020.09.23 11:16   |   <text:a xlink:type="simple" xlink:href="http://palinfo.habago.org/Entry?Command=Information_PrintForum#FORUM39977"><text:span text:style-name="T1">#</text:span></text:a></text:p>
      <text:p text:style-name="P4">紀念 Andre Vltchek  <text:line-break/><text:line-break/>陳真 <text:line-break/><text:line-break/>2020. 09. 23. <text:line-break/><text:line-break/>巴勒網介紹過 Andre Vltchek，他和Noam Chomsky 合寫了一本書，叫做《On Western Terrorism - New Edition: From Hiroshima to Drone Warfare》。這是最新再版： <text:line-break/><text:line-break/><text:a xlink:type="simple" xlink:href="https://amzn.to/3617pce"><text:span text:style-name="T2">https://amzn.to/3617pce</text:span></text:a><text:s/><text:line-break/><text:line-break/>這書也有翻譯成簡體中文，書名叫《以自由之名：民主帝國的戰爭、謊言與殺戮，喬姆斯基論美國》，露天拍賣網站買得到： <text:line-break/><text:line-break/><text:a xlink:type="simple" xlink:href="https://bit.ly/2Et5sd6"><text:span text:style-name="T2">https://bit.ly/2Et5sd6</text:span></text:a><text:s/><text:line-break/><text:line-break/>Andre Vltchek  毫無疑問是被暗殺。殺他的人當然就是美國。長期以來，美國在全世界各地到處暗殺反美或左派人士以及對之不利者。特別是在一些由美國所製造動亂的地區，在動亂之際，通常會有一份數千人或數萬人的暗殺名單，交由當地的政治代理人執行暗殺指令，或是由 CIA自己動手。 <text:line-break/><text:line-break/>對於國際政治，世上反美者眾多，但其中深明事理者卻仍稀少，很多數異議者，腦子依舊充滿對於中國的傲慢與偏見，以及充滿一些絲毫不具說服力甚且十分腦殘的概念理解方式，特別是關於民主、自由與人權。但是，Vltchek 和John Pilger 等人卻是個例外。 <text:line-break/><text:line-break/>比方說，在我看來，中國在言論表達及集會結社與媒體等方面，不但不是不自由，而是太自由了。這是有害的。我知道絕大部份人不會認同我的想法，就連巴勒網我都很納悶我能有幾個同志？但還好我仍有一些知音，比方說Andre Vltchek。 <text:line-break/><text:line-break/>他曾經說，中國應該大力管理一下那些假維權真作亂的所謂社運組織，不要任其胡作非為，製造社會動亂。因為這些所謂非政府組織，背後就是美國政府或西方政府，大多被 CIA 所掌控，做為一種顛覆他國的政治工具與洗腦途徑。 <text:line-break/><text:line-break/>另外，再比方說所謂人權，完全就是被西方社會及其走狗們拿來當成一種政治鬥爭工具，任意性地、隨機地、高度選擇性地賦予人權某種刻意偏頗的內涵，藉以抹黑異己。可是，人權怎麼會是這樣呢？簡單說就是欲加之罪，何患無辭。 <text:line-break/><text:line-break/>半個多世紀來，美國發動上百次侵略戰爭或武裝政變，殺害數千萬人，而中國卻根本從來不曾侵略他國一寸土地，不派一兵一卒，不發一顆子彈，甚且大力資助窮國，協助發展民生設施，在全球脫貧問題上做出最大貢獻。但是，與撒旦惡魔無異的美國，卻居然成為捍衛人權的天使，而兼善天下的中國，卻反倒成為傷害人權的惡魔。你不覺得這樣一種所謂 "人權" 很荒謬嗎？ <text:line-break/><text:line-break/>但我依舊相信人權：只要能夠讓絕大多數人有飯吃，有工作，能好好過生活，安居樂業，這就是人權。中國毫無疑問對於人權做出最大的貢獻。 <text:line-break/><text:line-break/>民主也是，往往充滿扭曲與隨機，純粹就是拿來當成一種可任意使用的鬥爭工具。前些日子看到 WSWS 的一篇文章，居然也在講什麼中國應該往西式民主的方向走，什麼還權於民、搞選舉之類。我真不敢相信我的眼睛。 <text:line-break/><text:line-break/>我實在看不出來，在民主這一點上，中國比不上西方哪個國家？絕對遠遠有過之而無不及。中國共產黨之所以能夠獲得人民相當程度的支持，難道不就是因為它的種種施政與作為極大程度上反映了民意，獲得民心，滿足了人民的全面需求。如果這不是民主，那什麼是民主？就如羅素所說，他媽的美國那個叫做帝制，叫做政權世襲，不叫民主，權力始終牢牢掌握著極少數人手裡。 <text:line-break/><text:line-break/>但是，西方卻刻意把所謂民主的概念給極端簡化成選舉，跟選舉畫上等號，並且強迫他國必須接受照辦，好讓外來列強有介入它國政治的無限空間。 <text:line-break/><text:line-break/>在選舉制度下，有錢有勢者，即便是個人渣，只要使出一些卑鄙手段，例如網軍或媒體鋪天蓋地的抹黑造謠栽贓嫁禍對手等等等，照樣能當選。你看蔡英文那個無惡不作的貪婪人渣及其一大票黨國餘孽，炒地皮，搞自肥，貪污舞弊，玩法弄權，簡直無所不貪，連博士學位都能詐騙幾十年 (媒體對此事居然完全不報導)；整個人渣黨，呼風喚雨大權在握者更是個個大貪特貪，少有清廉者；所謂從政，每天就是拼命貪污撈錢，掏空整個台灣，無惡不作，根本無所忌憚，人民還不是照樣被洗腦得傻呼呼，照樣熱烈支持。你說這個叫做民主？ <text:line-break/><text:line-break/>而且，選舉制度如果那麼神聖偉大且必要，那麼，所有大學及公司何不開放給師生或員工來普選？或是開放給全民來選更民主。依我看，什麼雞雞黨或屎袋力量那些腦殘人渣，或是一些頗受年輕人歡迎的帥哥正妹爆奶政二代等等等，很可能都會當選大學校長或各家公司的董事長。至於有一位叫做什麼館長的，人氣之高，每天全是他的新聞，我看選上中研院院長應該不是問題。 <text:line-break/><text:line-break/>我在所謂民主、自由與人權等概念上，清楚看見Andre Vltchek的深刻理性，更看見他對於善惡是非的驚人道德勇氣。他的被殺，令人悲痛。 <text:line-break/><text:line-break/>底下是一些舊文： <text:line-break/><text:line-break/>人性的最後希望(陳真) //《以自由之名 ：民主帝國的戰爭、謊言與殺戮》(Andre Vltchek &amp;; Noam Chomsky)： <text:line-break/><text:line-break/><text:a xlink:type="simple" xlink:href="https://bit.ly/32Vq6M8"><text:span text:style-name="T2">https://bit.ly/32Vq6M8</text:span></text:a><text:s/><text:line-break/><text:line-break/>當今國際政治結構下的大國博弈——對話安德列•弗爾切克先生： <text:line-break/><text:line-break/><text:a xlink:type="simple" xlink:href="https://bit.ly/3iYsd7Q"><text:span text:style-name="T2">https://bit.ly/3iYsd7Q</text:span></text:a><text:s/><text:line-break/><text:line-break/>足堪告慰？(陳真) /我從未見過如此分裂的地方 (趙挪亞；André Vltchek) <text:line-break/><text:line-break/><text:a xlink:type="simple" xlink:href="https://bit.ly/32Usm6I"><text:span text:style-name="T2">https://bit.ly/32Usm6I</text:span></text:a></text:p>
      <text:p text:style-name="P2">葉小慧   |  2020.09.23 09:03   |   <text:a xlink:type="simple" xlink:href="http://palinfo.habago.org/Entry?Command=Information_PrintForum#FORUM39976"><text:span text:style-name="T1">#</text:span></text:a></text:p>
      <text:p text:style-name="P3">悲傷的消息。 <text:line-break/><text:line-break/>轉自 香港商報： <text:line-break/><text:line-break/>【美國記者伏爾切克在土耳其突然死亡 曾來港採訪遭「示威者」嘲笑】 <text:line-break/><text:line-break/>土耳其當局正在調查美國作家和記者伏爾切克(Andre Vltchek)的死亡事件，該作家和記者在一夜之間從土耳其黑海沿海城市桑姆森前往伊斯坦布爾旅行時死亡 。 <text:line-break/><text:line-break/>土耳其國營新聞社報道，57歲的伏爾切克和他的妻子正乘坐一輛租來的司機汽車旅行，並於周二淩晨5:30抵達他們在伊斯坦布爾的酒店前。 <text:line-break/><text:line-break/>據阿納多盧機構報道，他的妻子試圖叫醒他，告訴他已經到了，但不能叫醒他。 該機構說，醫療隊趕到現場宣布他已經死亡。 伊斯坦布爾首席檢察官辦公室立即對死亡進行了調查，同時將他的屍體帶到法醫機構進行檢查。 <text:line-break/><text:line-break/>DHA新聞社說，警方將他的案件記錄為「可疑死亡」。 伏爾切克在自己的網站上稱自己是小說家，哲學家，電影製片人和調查記者，以及「反對西方帝國主義和強加於世界的西方政權的革命，國際主義者和環球旅行者」。 根據他的網站，他報導了數十個戰區和衝突，包括伊拉克，斯里蘭卡，波斯尼亞，盧旺達和敘利亞。 伏爾切克與語言學家和學者喬姆斯基合著了許多著作，包括《論西方恐怖主義：從廣島到無人機戰爭》。 <text:line-break/><text:line-break/>伏爾切克去年曾去了香港，並將他的所見所想寫成了一篇報道，名叫《我從沒見過這麼分化的地方》。 <text:line-break/><text:line-break/>文章開篇寫道：簡直不可思議!西方帝國不斷地試圖毀掉擋住自己路的國家。在這個過程中，它竟沒有遇到任何抵抗! <text:line-break/><text:line-break/>伏爾切克在文中說，他走遍了地球的各個角落，發現所有的血腥衝突都是美國、英國或者法國煽動的。 <text:line-break/><text:line-break/>不過，他要講的不僅是那些令很多人失去生命，毀了一個個村莊、城市、國家的血腥衝突。他更想說的是，在電視屏幕、報紙和互聯網上，這些反人類的罪行不是被刻意遺漏，就是被歪曲報道。以至於，世界各地的讀者和觀眾竟對自己和他人的苦難幾乎一無所知。 <text:line-break/><text:line-break/>他舉例說，在2015年和2019年，他兩次坐下來與香港的「示威者」溝通，但兩次都讓他驚掉下巴。他回憶說，他們啥都不知道，對西方在阿富汗、敘利亞或者利比亞的罪行一無所知。 <text:line-break/><text:line-break/>當他告訴香港「示威者」美國推翻了多少個拉美國家政權時，被他們嘲笑為瘋子：他們竟然不知道所謂的「善良」、「溫柔」、「民主」的西方其實殺害了幾百萬人，吮吸整個拉美大陸人的鮮血。然而，他們的學校不會教他們這些，BBC、CNN這些媒體都不會報道這些。 <text:line-break/><text:line-break/>他說，他很認真地向香港「示威者」展示了自己在阿富汗、敘利亞拍攝的照片，他們肯定知道這些照片都是真實的一手資料。然而，他們卻一臉漠然，好像腦子裏無法處理這些信息。 <text:line-break/><text:line-break/>伏爾切克指出，香港社會的撕裂程度令人匪夷所思。那些認為互聯網有助於改善香港局勢的人嚴重錯判了形勢。正因為缺乏正確的信息，香港社會的團結因素已消失。 <text:line-break/><text:line-break/>伏爾切克說，不僅僅是香港，現在全世界，尤其是中東、拉美等地區都面臨這一情況。然而，一個殘酷的事實是，黎巴嫩的人根本不知道香港發生了什麼，香港人也不清楚黎巴嫩的動亂是因何而起，因為西方宣傳機器的報道已經模式化。 <text:line-break/><text:line-break/>他舉例說，比如在香港，暴徒被包裝成「親民主的『示威者』」。這些殺人、放火、打人的暴徒成了西方宣傳機器眼裏的香餑餑。為什麼?除了因為他們可以惹怒美國的最大對手——中國，此外，也因為他們是西方親手創造和資助的工具。（記者張明編譯） <text:line-break/><text:line-break/>—— <text:line-break/>紀 Andre Vltchek： <text:line-break/><text:line-break/>A letter to the young people of Hong Kong <text:line-break/>Friday, January 03, 2020, 09:14 <text:line-break/><text:line-break/>By Andre Vltchek <text:line-break/><text:line-break/>Now that your city has been in flames for more than six months, your families divided, and no end to the violence is in sight, I have decided to write this short essay, in the form of an open letter, to the young people of Hong Kong. <text:line-break/><text:line-break/>First of all, I want to ask: Why? <text:line-break/><text:line-break/><text:line-break/>Why all this smoke and fire, anger and violence? Were your lives, before the so-called “protests”, or “riots”, really so dismal? <text:line-break/><text:line-break/>You have been living in one of the richest cities on Earth. Even according to Western evaluations, Hong Kong has one of the highest “freedom indexes”, higher than that of most of Western countries. <text:line-break/><text:line-break/>Water that comes from your taps is clean, the internet is extremely fast, and public transportation is cheap and one of the best in the world. You can enjoy an exciting cultural life, as well as great public spaces constructed along your impressive coasts. <text:line-break/><text:line-break/>Naturally, Hong Kong is not a perfect place, as there are no perfect places on this planet. <text:line-break/><text:line-break/>Your housing is some of the most expensive in the world. Job opportunities for college graduates are not really excellent. Some cities on the Chinese mainland are now more exciting places to live, to create, and to dream than “good old” Hong Kong. But still, it is a fascinating, solid city, with its own culture, mindset and complex history. And in many ways, it is a beautiful city; beautiful and unique. <text:line-break/><text:line-break/>So, why? What happened? Why suddenly such anger, and such frustration? <text:line-break/><text:line-break/>Should we talk? Please let’s. <text:line-break/><text:line-break/>When waving the UK flags, nostalgically recalling your British masters and their rule over Hong Kong, do you even think about some of the most monstrous crimes committed in the history of humankind? <text:line-break/><text:line-break/>I have worked in around 160 countries and territories, on all continents. I have written about and filmed many wars and conflicts. I have been covering revolutions and rebellions, but also terrible riots ignited by Western countries. You probably have heard about the so-called “color revolutions”, or the “Arab Spring”. <text:line-break/><text:line-break/>I have witnessed, first hand, the fate of countries that have been occupied and then thoroughly destroyed by the United States and North Atlantic Treaty Organization: Afghanistan and Syria, Iraq and Colombia, to name just a few. I have seen millions of ruined lives in nations where the West overthrew left-wing governments, and then injected fascism: places like Indonesia (1965), and Chile (1973). Now there is nothing left of Indonesia; its nature is thoroughly ruined and the great majority lives in misery. In Chile, people have stood up, and are proudly fighting and dying for socialism which was stolen from them by Western governments and corporations. <text:line-break/><text:line-break/>I have lived and worked all over the African continent, the most devastated part of the world, colonized and terrorized first by Europe, and later by the US, for many centuries. <text:line-break/><text:line-break/>In Hong Kong, I see you waving flags of the US. You want that country to “save you from China” — from your own nation, in essence. I have read a translation of your school curriculum. It smears China, and it glorifies the West. Were you told, ever, that in the name of that flag, consisting of the stars and stripes, tens of millions of people, worldwide, were murdered, democracies raped, and freedom of expression horrendously oppressed? Or are you reading only what is brought to you by Reuters and other Western press agencies? <text:line-break/><text:line-break/>When waving the UK flags, nostalgically recalling your British masters and their rule over Hong Kong, do you even think about some of the most monstrous crimes committed in the history of humankind? On all continents of the world, the British Empire murdered, humiliated, violated and plundered hundreds of millions of people. Human beings were reduced to slaves. Their lives, identities were reduced to nothing. <text:line-break/><text:line-break/>Were you told this? Do you realize it? When you wave these flags, when your leaders are taking bribes from the US and the EU establishment, do you ever think what kind of money you are touching? Do you ever consider that this money is soaked in blood? <text:line-break/><text:line-break/>I saw several of you demanding “independence from China”. I even witnessed some of you calling China a “terrorist” state. <text:line-break/><text:line-break/>Have you ever, seriously, compared the Chinese political system to that so-called “democracy” of the West? <text:line-break/><text:line-break/>Let me give you a simple quiz: In the last decades, how many countries have been attacked by China, and how many by the West? Just do a simple calculation, please. It is so simple; so clear. How many countries have been bombed to the ground, and thoroughly ruined by China, and how many by the West? <text:line-break/><text:line-break/>And democracy? In China, the government listens to its people. In reality, democracy means nothing more than the direct translation from Greek — rule of the people. In the People’s Republic of China, the government is working to improve the lives of its citizens, while building a global infrastructure for all (the Belt and Road Initiative). Now, look at the West: Most of the citizens in North America and Europe hate their system, but cannot get rid of it. Some of you regularly travel to the West: Don’t you hear what the people are saying there? <text:line-break/><text:line-break/>In the last two decades, China has lifted up hundreds of millions out of poverty. In the West, the governments have buried billions of people in misery in all their colonies. Despite of the terrible plunder of the world, tens of millions are destitute at home, in both North America and Europe. <text:line-break/><text:line-break/>Despite of the not-too-high GDP per capita, China has almost no misery, while tens of millions of the US citizens are living in poverty. There are many more prisoners (per capita) in the US prisons, than in the Chinese ones. <text:line-break/><text:line-break/>Many US prisons are now privatized: It is a big business. The more that are held behind bars, the bigger the profit! <text:line-break/><text:line-break/>Is this a system in which you’d want to live? Is it, really? <text:line-break/><text:line-break/>I know the West very well. And I know China. These days, in Hong Kong, some of you are waving Western flags, while insulting Beijing. <text:line-break/><text:line-break/>The West has the most powerful propaganda on Earth. It has the ability to twist everything, to call black white, and vice versa.<text:line-break/><text:line-break/>But frankly, it is Beijing that has the ability and desire to help solve the problems of Hong Kong. <text:line-break/><text:line-break/>Do you really think that Washington, London or Berlin are genuinely interested in helping your city? I am convinced that they only want to break China, and to continue ruling over the world. <text:line-break/><text:line-break/>To conclude this letter, let me say what has to be said. After speaking to people that are now angrily waving black banners, as well as US and UK flags, I realized that they know very little about the state of the world. And, they do not want to listen to different points of view. When confronted intellectually, they become violent. <text:line-break/><text:line-break/>That is not a democratic approach; not at all. <text:line-break/><text:line-break/>I suggest we talk. Publicly. Let us debate the very definitions of democracy. Let us discuss who has done more harm to the world: China or the West? I am ready, anytime. <text:line-break/><text:line-break/>If the leaders of Hong Kong riots, or “protests”, are confident that they are correct, let us face each other, in front of microphones and cameras. <text:line-break/><text:line-break/>I love your city. I love Hong Kong. I love China. And I strongly believe that China and Hong Kong are one beautiful, inseparable entity. <text:line-break/><text:line-break/>I am ready to give my best proving that point. <text:line-break/><text:line-break/>Andre Vltchek is a philosopher, novelist, filmmaker and investigative journalist. He has covered wars and conflicts in dozens of countries. He is the author of 20 books including“China’s Belt and Road Initiative”, and “China and Ecological Civilization". <text:line-break/><text:line-break/><text:a xlink:type="simple" xlink:href="https://www.chinadailyhk.com/articles/58/161/122/1578014479529.html"><text:span text:style-name="T2">https://www.chinadailyhk.com/articles/58/161/122/1578014479529.html</text:span></text:a><text:s/><text:line-break/><text:line-break/>—— </text:p>
      <text:p text:style-name="P5"><text:span text:style-name="T3">陳真</text:span><text:span text:style-name="T4"><text:s/>  |  2020.09.22 15:53   |   </text:span><text:a xlink:type="simple" xlink:href="http://palinfo.habago.org/Entry?Command=Information_PrintForum#FORUM39975"><text:span text:style-name="T5">#</text:span></text:a></text:p>
      <text:p text:style-name="P6"><text:span text:style-name="T4">參加巴勒網站樁的朋友，大多應該見過曾醫師，他也來參加過好幾次。上個月</text:span><text:span text:style-name="T6"><text:s/>(8</text:span><text:span text:style-name="T4">月</text:span><text:span text:style-name="T6">) 13</text:span><text:span text:style-name="T4">日，曾醫師過世。本周日</text:span><text:span text:style-name="T6">(9 </text:span><text:span text:style-name="T4">月</text:span><text:span text:style-name="T6">27</text:span><text:span text:style-name="T4">日</text:span><text:span text:style-name="T6">)</text:span><text:span text:style-name="T4">下午一點半在台大集思會議中心有個追思會。除了現場參與，亦有直播及線上會議。相關資訊如下。</text:span><text:span text:style-name="T6"><text:line-break/><text:line-break/></text:span><text:span text:style-name="T4">另外，底下有一篇良哲寫的有關曾醫師的文章</text:span><text:span text:style-name="T6">--</text:span><text:span text:style-name="T4">《麥子不死》。趙剛老師和陳美霞老師也分別寫了紀念文，請看：</text:span><text:span text:style-name="T6"><text:line-break/><text:line-break/></text:span><text:span text:style-name="T4">陳美霞：《為社會改造的進步事業爭奪話語權的左翼戰士</text:span><text:span text:style-name="T6">—</text:span><text:span text:style-name="T4">曾健民醫師》</text:span><text:span text:style-name="T6"><text:line-break/></text:span><text:a xlink:type="simple" xlink:href="https://bit.ly/35WXrIQ"><text:span text:style-name="T8">https://bit.ly/35WXrIQ</text:span></text:a><text:span text:style-name="T6"><text:line-break/><text:line-break/></text:span><text:span text:style-name="T4">趙剛：《追</text:span><text:span text:style-name="T7">忆曾医师》</text:span><text:span text:style-name="T6"><text:line-break/></text:span><text:a xlink:type="simple" xlink:href="https://bit.ly/32NYloQ"><text:span text:style-name="T8">https://bit.ly/32NYloQ</text:span></text:a><text:span text:style-name="T6"><text:line-break/><text:line-break/></text:span><text:span text:style-name="T4">在這樣一個瀰漫輕薄之風的島上，紀念這樣一個言行厚重的前輩，我有一種言語用盡的感覺。我知道，到頭來，是一個人的生命產生重量，而非僅僅他的話語如何。</text:span><text:span text:style-name="T6"><text:line-break/><text:line-break/></text:span><text:span text:style-name="T4">陳真</text:span><text:span text:style-name="T6">2020. 09. 22.<text:line-break/><text:line-break/>========================<text:line-break/></text:span><text:a xlink:type="simple" xlink:href="https://bit.ly/3iRuWjj"><text:span text:style-name="T8">https://bit.ly/3iRuWjj</text:span></text:a><text:span text:style-name="T6"><text:line-break/><text:line-break/></text:span><text:span text:style-name="T4">【為了前進的回顧：曾健民醫師追思紀念會】</text:span><text:span text:style-name="T6"><text:line-break/><text:line-break/></text:span><text:span text:style-name="T9">❝</text:span><text:span text:style-name="T4">有正確的歷史認識，才不至於看不清楚而走跛躓的路。</text:span><text:span text:style-name="T9">❞</text:span><text:span text:style-name="T6"><text:line-break/><text:line-break/></text:span><text:span text:style-name="T4">時間：</text:span><text:span text:style-name="T6">9</text:span><text:span text:style-name="T4">月</text:span><text:span text:style-name="T6">27</text:span><text:span text:style-name="T4">日（星期日）下午</text:span><text:span text:style-name="T6">1</text:span><text:span text:style-name="T4">時入場、</text:span><text:span text:style-name="T6">1</text:span><text:span text:style-name="T4">時</text:span><text:span text:style-name="T6">30</text:span><text:span text:style-name="T4">分開始</text:span><text:span text:style-name="T6"><text:line-break/></text:span><text:span text:style-name="T4">地點：台大集思會議中心蘇格拉底廳（台北市羅斯福路四段</text:span><text:span text:style-name="T6">85</text:span><text:span text:style-name="T4">號</text:span><text:span text:style-name="T6">B1</text:span><text:span text:style-name="T4">）</text:span><text:span text:style-name="T6"><text:line-break/><text:line-break/></text:span><text:span text:style-name="T4">主辦：台灣社會科學研究會、人間出版社</text:span><text:span text:style-name="T6"><text:line-break/><text:line-break/></text:span><text:span text:style-name="T4">直播通知</text:span><text:span text:style-name="T6"><text:line-break/><text:line-break/></text:span><text:span text:style-name="T4">【人間出版社】臉書專頁當天將同步直播</text:span><text:span text:style-name="T6"><text:line-break/><text:line-break/></text:span><text:a xlink:type="simple" xlink:href="https://reurl.cc/e8Dk6L"><text:span text:style-name="T8">https://reurl.cc/e8Dk6L</text:span></text:a><text:span text:style-name="T6"><text:line-break/><text:line-break/></text:span><text:span text:style-name="T4">大陸朋友當天可加入</text:span><text:span text:style-name="T6"><text:s/>Zoom </text:span><text:span text:style-name="T4">會議，共同參與</text:span><text:span text:style-name="T6"><text:line-break/><text:line-break/></text:span><text:span text:style-name="T4">時間：</text:span><text:span text:style-name="T6">2020</text:span><text:span text:style-name="T4">年</text:span><text:span text:style-name="T6">9</text:span><text:span text:style-name="T4">月</text:span><text:span text:style-name="T6">27</text:span><text:span text:style-name="T4">日</text:span><text:span text:style-name="T6"><text:s/></text:span><text:span text:style-name="T4">下午</text:span><text:span text:style-name="T6">01:00<text:line-break/><text:line-break/></text:span><text:a xlink:type="simple" xlink:href="https://us02web.zoom.us/j/2714261625"><text:span text:style-name="T8">https://us02web.zoom.us/j/2714261625</text:span></text:a><text:span text:style-name="T6"><text:line-break/><text:line-break/></text:span><text:span text:style-name="T4">會議</text:span><text:span text:style-name="T6"><text:s/>ID</text:span><text:span text:style-name="T4">：</text:span><text:span text:style-name="T6">271 426 1625<text:line-break/><text:line-break/>========================<text:line-break/></text:span><text:span text:style-name="T4">麥子不死</text:span><text:span text:style-name="T6"><text:line-break/><text:line-break/></text:span><text:span text:style-name="T4">頭一回見到曾醫師應該是在新竹交大的陳映真研討會。才剛開始重新認識陳映真的我，和曾醫師並不相識。會議結束後我在前往搭車的路上，看到他和兩個方才在會議裡頭發言的青年人（邱士杰、張鈞凱）在大學路路口賣著米粉的店家裡，相當熱情地繼續著討論。這個景象一直停留在我的記憶裡。</text:span><text:span text:style-name="T6"><text:line-break/><text:line-break/>2012</text:span><text:span text:style-name="T4">年受邀加入《立報》筆陣，輪著撰寫「左右看」專欄，我注意到署名曾健民的「瞭望臺」專欄，總是在極其有限的字數裡，深入淺出的「科普」國際局勢與議論時政。藉著同是《立報》作者的身份，在一次活動中與曾醫師相識交談。後來聽曾醫師說才知道，他也數度化名「官土生」（左看）和「曾成」（右看），輪流寫著「左右看」。</text:span><text:span text:style-name="T6"><text:line-break/><text:line-break/>2013</text:span><text:span text:style-name="T4">年春天和師友拜訪曾醫師，以回應曾醫師在李文吉大哥告別式上對我們兩人的熱情邀約。談話中意外促成一個小小的讀書會，曾醫師意志高昂地要陪著我們唸書。本意是從</text:span><text:span text:style-name="T6">70</text:span><text:span text:style-name="T4">年代重新認識台灣社會，《清理與批判》與鄉土文學論戰是最開始的起點，但隨即便轉為政治經濟學的《台灣戰後經濟分析》與《台灣之經濟</text:span><text:span text:style-name="T6">——</text:span><text:span text:style-name="T4">典型</text:span><text:span text:style-name="T6">NIES</text:span><text:span text:style-name="T4">之成就與問題》，最終在</text:span><text:span text:style-name="T6">2015</text:span><text:span text:style-name="T4">年秋天結束於《新自由主義簡史》。</text:span><text:span text:style-name="T6"><text:line-break/><text:line-break/></text:span><text:span text:style-name="T4">因著讀書會，我和曾醫師有了比較多的互動。有時是曾醫師遇上了技術問題，需要找人幫忙掃描文件翻拍照片，或是排除電腦障礙。有時是曾醫師和師母從東部帶回的農作物，或是師母自製的咖哩，要我帶回家分給妻小。有時是曾醫師打來問候近況，關心我日常生活。</text:span><text:span text:style-name="T6"><text:line-break/><text:line-break/></text:span><text:span text:style-name="T4">他也關注著「紀念若雪巴勒斯坦資訊網」的動態，時常對我讚賞陳真寫的新的文章，又說起巴勒斯坦與中東的最新動態，對於巴勒網每月的站樁行動總是表達他的關心與敬意。他曾與巴勒網的朋友一同在路上掛著標語靜站，也曾並肩與勞動黨的同志在</text:span><text:span text:style-name="T6">AIT</text:span><text:span text:style-name="T4">前反對美國霸權。</text:span><text:span text:style-name="T6"><text:line-break/><text:line-break/></text:span><text:span text:style-name="T4">理應是晚輩關心問候長輩，我卻讓長輩打電話來關切自己，其實有些失禮有點難為情，但我又很喜歡接到曾醫師打來的電話，那是父兄親切的關懷與問候。並且，因著彼此關心的事情有所交集，觀點有些相似，於是可以暢所欲言。在世局急遽惡化之際，曾醫師雖然憂心，卻又有著堅定沉著的目光冷靜觀察這一切的發展；或有些許感嘆，卻總不帶過激的情緒。聽著他的分析，總能讓憂憤卻不知所措的我的心情，得以回復平穩。「是啊，確實是這樣子的，不過</text:span><text:span text:style-name="T6">……</text:span><text:span text:style-name="T4">」，「</text:span><text:span text:style-name="T6">……</text:span><text:span text:style-name="T4">是這樣子的」。在交談之間，曾醫師時常用著這樣的開頭與結尾回應。他和人道別時的一聲「再見！」，總是保持著積極的肯定的上揚聲調。此後再也接不到他的電話，再也聽不到那樣的語調。</text:span><text:span text:style-name="T6"><text:line-break/><text:line-break/></text:span><text:span text:style-name="T4">我不只常困頓於時局，也困頓於生活。對於人生，對於孩子，總有許多想不透解不開的問題。曾醫師知道我的駑鈍不堪，總會和我分享他的經歷。這才知道他為了擔起家庭的擔子而赴日求學，小有成就之際，又在現實的考量下打消繼續深造的念頭。不管最後選擇走上哪條路，只要自己不後悔，都好。他這麼說著。他也數次提及在日本執業數年後舉家返台的往事，對於這個決定他並不後悔，但因此造成妻兒在生活上的不便與矛盾，他一直抱有為人夫為人父的不捨和歉意。</text:span><text:span text:style-name="T6"><text:line-break/>   <text:line-break/></text:span><text:span text:style-name="T4">這幾年得知曾醫師要退休，便一直鼓吹他親手完成自己的回憶錄。在這個處處可見偽史顛倒是非的年代裡，若藉由他的人生經歷作為一面史鏡，後生晚輩便能多一個機會撥開那刻意人為的團團迷霧，更為貼近於真實的共同過往。他認真地考慮過這事，也很積極地設想著退休後的寫作計畫，打算要在花蓮靜心書寫，專注地完成那些懸置多年的未竟之業。</text:span><text:span text:style-name="T6"><text:line-break/><text:line-break/></text:span><text:span text:style-name="T4">可惜</text:span><text:span text:style-name="T6">………………………………….<text:line-break/><text:line-break/></text:span><text:span text:style-name="T4">在曾醫師離去後，我總是會想著，是不是我們消耗太多曾醫師的時間？如果他能更為專注於「光復史研究」，花更多時間奮力於他和陳映真共同的未完志業，用更多精神整理出自己的成長軌跡與心路歷程，是不是就能為後人留下更多更好的研究成果與解毒良方？是不是他就不會離開得這麼匆忙？</text:span><text:span text:style-name="T6"><text:line-break/><text:line-break/></text:span><text:span text:style-name="T4">但另一方面，人生若能重來一回，我還是會希望我所認識的曾醫師，是那麼樣的在乎和關心他身旁的人。他讓我認識到持守的信念、亂世裡的盼望、真誠的關愛、與批判的觀點和奮力不懈的耕耘，是可以同時並存的。他讓「相互生疏的人，重新建立對彼此生活與情感的理解</text:span><text:span text:style-name="T6">[……]</text:span><text:span text:style-name="T4">為了再造一個新的、優美的、崇高的精神文明，和睦團結，熱情地生活」。</text:span><text:span text:style-name="T6"><text:line-break/><text:line-break/></text:span><text:span text:style-name="T4">誠願曾醫師在人生旅途所留下的佳美腳跡，都能成為一粒粒的落地麥子：記著他的堅忍與毅力，好洗滌我們的軟弱與不堪；記著他的良善與謙遜，好激勵我們結出更多的子粒。讓落地的麥子不死，不過換種形式，一代一代地延續著它所該做的事。</text:span><text:span text:style-name="T6"><text:line-break/> <text:line-break/>2020</text:span><text:span text:style-name="T4">年</text:span><text:span text:style-name="T6">9</text:span><text:span text:style-name="T4">月</text:span><text:span text:style-name="T6">18</text:span><text:span text:style-name="T4">日</text:span><text:span text:style-name="T6"><text:s/></text:span><text:span text:style-name="T4">於板橋</text:span></text:p>
      <text:p text:style-name="P5"><text:span text:style-name="T3">陳真</text:span><text:span text:style-name="T4"><text:s/>  |  2020.09.21 01:18   |   </text:span><text:a xlink:type="simple" xlink:href="http://palinfo.habago.org/Entry?Command=Information_PrintForum#FORUM39974"><text:span text:style-name="T5">#</text:span></text:a></text:p>
      <text:p text:style-name="P7"><text:span text:style-name="T4">武統必勝，問題是然後呢？</text:span><text:span text:style-name="T6"><text:line-break/><text:line-break/></text:span><text:span text:style-name="T4">陳真</text:span><text:span text:style-name="T6"><text:line-break/><text:line-break/>2020. 09. 21.<text:line-break/><text:line-break/><text:line-break/></text:span><text:span text:style-name="T4">同學，你想得太美了。切香腸的人當然就是操盤者，決定大盤的走勢，至於被切的人只能無奈地不斷更改既定步伐，左支右絀，被動因應。</text:span><text:span text:style-name="T6"><text:line-break/><text:line-break/></text:span><text:span text:style-name="T4">如果不是美國攪事，台灣問題根本不是問題，更不是一個急迫需要處理的問題。但如今大陸卻被逼得只好被迫因應。</text:span><text:span text:style-name="T6"><text:line-break/><text:line-break/></text:span><text:span text:style-name="T4">對於大陸來說，處理台灣問題的時程，排得越晚越好，越容易解決。因為，惟有當你實力足夠強大時，處理過程就越少副作用。反之，則有可能構成一種重大傷害。</text:span><text:span text:style-name="T6"><text:line-break/><text:line-break/></text:span><text:span text:style-name="T4">美國當然不可能笨到等你實力夠強時才打壓你，他一定會在你尚未茁壯之際就想辦法把你打垮，而台灣就是美國的一枚人肉炸彈。這個炸彈，不可能一直擱著，擱到發霉生鏽而失去效用。</text:span><text:span text:style-name="T6"><text:line-break/><text:line-break/></text:span><text:span text:style-name="T4">也就是說，在這場中美博奕中，美國毫無疑問是居於上風者，祖國幾年來只能一路挨打，被動接招，勉強撐住。而且，美國做的全是無本生意；一方面既可從台灣大撈數千億軍火財及各種賄款，一方面則可坐收漁翁之利；兩岸打得越血腥越凶狠越慘烈，美國就越爽越有利。</text:span><text:span text:style-name="T6"><text:line-break/><text:line-break/></text:span><text:span text:style-name="T4">因此，中國大陸對於台灣，打也不是，不打也不是。打則落人圈套，不打則動搖國本，兩者都有可能是毀滅性的。如果以為大陸目前攻打台灣只是什麼輕而易舉、百利而無一害之事，那真的是存心自欺欺人，完全就是無稽之談。</text:span><text:span text:style-name="T6"><text:line-break/><text:line-break/></text:span><text:span text:style-name="T4">我並不是說大陸不會在短期內</text:span><text:span text:style-name="T6"><text:s/>(</text:span><text:span text:style-name="T4">例如一兩年內或更短</text:span><text:span text:style-name="T6">) </text:span><text:span text:style-name="T4">發動武統，而是說，武不武統，決定權不在大陸手上，而是由美國叫牌。別說打仗，就算只是一般下祺，你也該知道，對方一定會想方設法打敗你。因此，你根本不可能心存僥倖，以為敵人會對你懷抱仁慈善意，那是絕對不可能的事。</text:span><text:span text:style-name="T6"><text:line-break/><text:line-break/></text:span><text:span text:style-name="T4">因此，任何考量與作法都不應該以敵人的善意為前提，反倒是應該認清一點就是：敵人一定會用盡手段，把他對你的傷害給最大化。</text:span><text:span text:style-name="T6"><text:line-break/><text:line-break/></text:span><text:span text:style-name="T4">還有一點常見的誤解就是表面上的所謂勝負。我相信大陸武統台灣一定會成功，我從不懷疑這一點。問題是然後呢？</text:span><text:span text:style-name="T6"><text:line-break/><text:line-break/></text:span><text:span text:style-name="T4">真正會打到一兵一卒的是解放軍。為什麼呢？因為大陸如果連台灣都打不下，整個中國大陸勢必四分五裂，全面崩盤。也就是說，統一台灣，對於大陸沒有多大好處，甚至不痛不癢，但是，台灣一旦永久失去，在政治上，對於大陸卻是毀滅性的打擊。因此，大陸就算打到最後一人都不可能放棄台灣，除非整個國家失控瓦解，分崩離析，再度淪為西方列強的俎上肉。</text:span><text:span text:style-name="T6"><text:line-break/><text:line-break/></text:span><text:span text:style-name="T4">成功武統台灣不是問題，問題是大陸所付出的代價將會造成何種影響。台灣做為美國的人肉炸彈，不一定得把大陸毀滅才叫做美國</text:span><text:span text:style-name="T6"><text:s/>"</text:span><text:span text:style-name="T4">勝利</text:span><text:span text:style-name="T6">"</text:span><text:span text:style-name="T4">。</text:span><text:span text:style-name="T6">  </text:span><text:span text:style-name="T4">站在美國人的立場，它並不需要把中國大陸消滅才算</text:span><text:span text:style-name="T6"><text:s/>"</text:span><text:span text:style-name="T4">贏</text:span><text:span text:style-name="T6">"</text:span><text:span text:style-name="T4">，它只要讓你整個發展倒退或延遲若干年，打回某個關鍵點，就足以讓你繼續臣服在西方帝國鐵蹄下數十年而難以翻身。</text:span><text:span text:style-name="T6"><text:line-break/><text:line-break/></text:span><text:span text:style-name="T4">對美國人來講，這就是勝利。也就是說，祖國收復台灣的代價，如果是往後數十年將難以翻身挑戰美國，那麼，美國就可以繼續高枕無憂，繼續稱霸天下為所欲為。</text:span><text:span text:style-name="T6"><text:line-break/><text:line-break/></text:span><text:span text:style-name="T4">我想說的是，把</text:span><text:span text:style-name="T6"><text:s/>"</text:span><text:span text:style-name="T4">勝負</text:span><text:span text:style-name="T6">" </text:span><text:span text:style-name="T4">定義為能否武統成功，其實毫無意義。因為沒有一個腦子正常的人會懷疑武統不成功，重點是，這個所謂</text:span><text:span text:style-name="T6"><text:s/>"</text:span><text:span text:style-name="T4">成功</text:span><text:span text:style-name="T6">" </text:span><text:span text:style-name="T4">將會付出多少代價，而這個代價很可能是讓整個歷史倒退回到二、三十年前由美國徹底稱霸的國際局面，而中國或中華民族之所謂復興，將又再度遙遙無期，甚至很可能重演西方列強荼毒中國的血淚史。</text:span><text:span text:style-name="T6"><text:line-break/><text:line-break/></text:span><text:span text:style-name="T4">如果我的想法是對的，那麼，大陸現在一定是被迫加速武裝，進行武統準備，並且會想辦法讓武統代價控制在一定的範圍內。至於美國，那就更容易理解了。它一定會儘可能讓大陸受到最大傷害。但美國不一定要選擇台海為唯一戰場，它也有可能在南海或中印之間挑起戰火，或是同時引爆整個區域戰爭。</text:span><text:span text:style-name="T6"><text:line-break/><text:line-break/></text:span><text:span text:style-name="T4">比起台灣，更有能力擔任</text:span><text:span text:style-name="T6"><text:s/>"</text:span><text:span text:style-name="T4">人肉炸彈</text:span><text:span text:style-name="T6">" </text:span><text:span text:style-name="T4">角色的是印度，一方面它是核武大國，一方面人口多，更重要的是極度親美反華的印度，政治腐敗血腥到極點，而且非常反智，比台灣還荒唐恐怖千百倍。印度才是核彈級的美製人肉炸彈。在中美鬥爭中，印度的戲份肯定跑不掉。</text:span><text:span text:style-name="T6"><text:line-break/><text:line-break/></text:span><text:span text:style-name="T4">關於印度和莫迪，請見我去年六月寫的一篇文章，建議一讀：</text:span><text:span text:style-name="T6"><text:line-break/><text:line-break/></text:span><text:a xlink:type="simple" xlink:href="https://bit.ly/3cfHiza"><text:span text:style-name="T8">https://bit.ly/3cfHiza</text:span></text:a><text:span text:style-name="T6"><text:line-break/><text:line-break/></text:span><text:span text:style-name="T4">印度這個所謂</text:span><text:span text:style-name="T6"><text:s/>"</text:span><text:span text:style-name="T4">民主國家</text:span><text:span text:style-name="T6">"</text:span><text:span text:style-name="T4">，對付自己人尚且如此血腥殘暴而野蠻，非常容易煽動仇恨，你很難期待它的國民具有足夠理性來面對國際問題。然而，這樣一個火藥庫般的瘋狂印度，卻是美國對付中國的最佳打手；哪天如果在美國的煽動下，突然朝大陸丟個核子彈，我也不會感到意外。</text:span></text:p>
      <text:p text:style-name="P5"><text:span text:style-name="T3">歌川</text:span><text:span text:style-name="T4"><text:s/>  |  2020.09.19 07:18   |   </text:span><text:a xlink:type="simple" xlink:href="http://palinfo.habago.org/Entry?Command=Information_PrintForum#FORUM39973"><text:span text:style-name="T5">#</text:span></text:a></text:p>
      <text:p text:style-name="P6"><text:span text:style-name="T4">大陸這近來非常罕見頻頻軍演，這不是例行演習，而是有針對性，絕大部分是應對美國在南海的威脅，有些是準備中印可能發生的戰爭，還有幾個突然宣布在台灣附近的演習，是在警告台灣與美國，大陸有決心有能力武統，不要過線。</text:span><text:span text:style-name="T6"><text:line-break/></text:span><text:span text:style-name="T4">比如</text:span><text:span text:style-name="T6"><text:line-break/></text:span><text:span text:style-name="T4">美國運輸機過台灣領空，隔日大陸軍機過海峽中線。</text:span><text:span text:style-name="T6"><text:line-break/></text:span><text:span text:style-name="T4">美國衛生部長來台，大陸在海峽兩端軍演。</text:span><text:span text:style-name="T6"><text:line-break/></text:span><text:span text:style-name="T4">美國軍機飛過東沙島，就在東沙島與台灣之間的海域，舉辦聯合海空軍演。</text:span><text:span text:style-name="T6"><text:line-break/></text:span><text:span text:style-name="T4">美次卿來台，大陸东部战区在台海</text:span><text:span text:style-name="T7">进行战备警巡和海空联合演练，解放军</text:span><text:span text:style-name="T6">18</text:span><text:span text:style-name="T4">架战机挂弹</text:span><text:span text:style-name="T7">进台湾空域。</text:span><text:span text:style-name="T6"><text:line-break/><text:line-break/><text:line-break/><text:line-break/></text:span><text:span text:style-name="T4">演習消息</text:span><text:span text:style-name="T6">(</text:span><text:span text:style-name="T4">或者稱實戰化演練</text:span><text:span text:style-name="T6">)</text:span><text:span text:style-name="T4">，大致會這樣強調</text:span><text:span text:style-name="T6"><text:s/>:<text:line-break/>===<text:line-break/></text:span><text:span text:style-name="T4">个别大国在涉台</text:span><text:span text:style-name="T7">问题上消极动向不断，向</text:span><text:span text:style-name="T6">“</text:span><text:span text:style-name="T4">台独</text:span><text:span text:style-name="T6">”</text:span><text:span text:style-name="T4">势力发出</text:span><text:span text:style-name="T7">严重错误信号，严重威胁台海地区和平与稳定。台湾是中国领土神圣不可分割的一部</text:span><text:span text:style-name="T6"><text:s/></text:span><text:span text:style-name="T4">分，战区部</text:span><text:span text:style-name="T7">队组织的巡逻和训练活动，是针对当前台海安全形势和维护国家主权需要采取的必要行动。战区部队将时刻保持高度戒备，采取一切必要措施，坚决回击一切制造</text:span><text:span text:style-name="T6">“</text:span><text:span text:style-name="T4">台独</text:span><text:span text:style-name="T6">”</text:span><text:span text:style-name="T4">、分裂国家的挑衅行</text:span><text:span text:style-name="T7">为，坚决捍卫国家主权和领土完整。</text:span><text:span text:style-name="T6"><text:line-break/>===<text:line-break/><text:line-break/></text:span><text:span text:style-name="T4">大陸反制之道很直接</text:span><text:span text:style-name="T6"><text:line-break/></text:span><text:span text:style-name="T4">在台灣防空識別範圍內，美國軍機區飛到那裡，對岸軍機就來那裡。</text:span><text:span text:style-name="T6"><text:line-break/></text:span><text:span text:style-name="T4">所以</text:span><text:span text:style-name="T6"><text:line-break/></text:span><text:span text:style-name="T4">胡錫進：美國高官來一次</text:span><text:span text:style-name="T6"><text:s/></text:span><text:span text:style-name="T4">戰機就逼近台灣一步</text:span><text:span text:style-name="T6"><text:line-break/></text:span><text:a xlink:type="simple" xlink:href="https://newtalk.tw/news/view/2020-09-18/467357"><text:span text:style-name="T8">https://newtalk.tw/news/view/2020-09-18/467357</text:span></text:a><text:span text:style-name="T6"><text:line-break/><text:line-break/></text:span><text:span text:style-name="T4">大陸網友用很形象的比喻形容</text:span><text:span text:style-name="T6"><text:line-break/>===<text:line-break/></text:span><text:span text:style-name="T4">美国和台湾以</text:span><text:span text:style-name="T7">为用</text:span><text:span text:style-name="T6">“</text:span><text:span text:style-name="T4">切香</text:span><text:span text:style-name="T7">肠</text:span><text:span text:style-name="T6">”</text:span><text:span text:style-name="T4">的方式</text:span><text:span text:style-name="T7">让某些幻想成为事实。</text:span><text:span text:style-name="T6"><text:line-break/></text:span><text:span text:style-name="T4">但实际上，借力打力我</text:span><text:span text:style-name="T7">们可是老祖宗。</text:span><text:span text:style-name="T6"><text:line-break/></text:span><text:span text:style-name="T4">美国</text:span><text:span text:style-name="T6">or</text:span><text:span text:style-name="T4">台湾切一片（</text:span><text:span text:style-name="T7">试探一下），我们顺势切一片（回应一下），大陆始终粘着不放，你会发现这个切香肠的过程已经不可逆不可停了。</text:span><text:span text:style-name="T6"><text:line-break/></text:span><text:span text:style-name="T4">而美国</text:span><text:span text:style-name="T7">绝对不可能也没有条件一直赖在台湾。</text:span><text:span text:style-name="T6"><text:line-break/></text:span><text:span text:style-name="T4">所以，我把</text:span><text:span text:style-name="T7">话撂这，切最后一下的一定是大陆。</text:span><text:span text:style-name="T6"><text:line-break/></text:span><text:span text:style-name="T4">意思就是你</text:span><text:span text:style-name="T7">来一刀我去一刀，最后莫名其妙发现大陆武统了，而且是雷声大雨点小的武统成功了。</text:span><text:span text:style-name="T6"><text:line-break/>===<text:line-break/><text:line-break/></text:span><text:span text:style-name="T4">金教授在</text:span><text:span text:style-name="T6">2020</text:span><text:span text:style-name="T4">年</text:span><text:span text:style-name="T6">9</text:span><text:span text:style-name="T4">月</text:span><text:span text:style-name="T6">17</text:span><text:span text:style-name="T4">日的「政委點金」，表情很嚴肅，他擔心這樣一刀一刀切下去，最後切到骨頭，大陸必然要反應。</text:span><text:span text:style-name="T6"><text:line-break/></text:span><text:span text:style-name="T4">金燦榮：台灣離獨立還有多遠？美副國務卿都打上門了</text:span><text:span text:style-name="T6"><text:line-break/></text:span><text:a xlink:type="simple" xlink:href="https://youtu.be/xU9LvPm8pNw"><text:span text:style-name="T8">https://youtu.be/xU9LvPm8pNw</text:span></text:a><text:span text:style-name="T6"><text:line-break/><text:line-break/></text:span><text:span text:style-name="T4">搧風點火拉仇恨的</text:span><text:span text:style-name="T6">1450</text:span><text:span text:style-name="T4">，沒有良心禍國殃民的人渣，難道你們不怕嗎</text:span><text:span text:style-name="T6"><text:s/>? </text:span><text:span text:style-name="T4">還是收斂點吧。</text:span><text:span text:style-name="T6"><text:line-break/><text:line-break/></text:span><text:span text:style-name="T4">整理大陸</text:span><text:span text:style-name="T6">8</text:span><text:span text:style-name="T4">月</text:span><text:span text:style-name="T6">13</text:span><text:span text:style-name="T4">日至</text:span><text:span text:style-name="T6">9</text:span><text:span text:style-name="T4">月</text:span><text:span text:style-name="T6">18</text:span><text:span text:style-name="T4">日的軍演消息。</text:span><text:span text:style-name="T6"><text:line-break/><text:line-break/>2020</text:span><text:span text:style-name="T4">年</text:span><text:span text:style-name="T6"><text:line-break/><text:line-break/>09-18<text:line-break/></text:span><text:span text:style-name="T4">解放</text:span><text:span text:style-name="T7">军</text:span><text:span text:style-name="T6">18</text:span><text:span text:style-name="T4">架战机挂弹</text:span><text:span text:style-name="T7">进台湾空域，台军战机紧急升空</text:span><text:span text:style-name="T6"><text:line-break/><text:line-break/>09-18<text:line-break/></text:span><text:span text:style-name="T4">东部战区在台海</text:span><text:span text:style-name="T7">进行战备警巡和海空联合演练</text:span><text:span text:style-name="T6"><text:line-break/><text:line-break/>09-17<text:line-break/></text:span><text:span text:style-name="T4">西藏</text:span><text:span text:style-name="T7">军区某防空旅精准摧毁无人机</text:span><text:span text:style-name="T6">“</text:span><text:span text:style-name="T4">蜂群</text:span><text:span text:style-name="T6">”<text:line-break/><text:line-break/>09-17<text:line-break/></text:span><text:span text:style-name="T4">浙江海事局：</text:span><text:span text:style-name="T6">9</text:span><text:span text:style-name="T4">月</text:span><text:span text:style-name="T6">17</text:span><text:span text:style-name="T4">日在东海</text:span><text:span text:style-name="T7">进行军事演习，禁止驶入</text:span><text:span text:style-name="T6"><text:line-break/><text:line-break/>09-14<text:line-break/></text:span><text:span text:style-name="T4">某新型战机：</text:span><text:span text:style-name="T7">击落</text:span><text:span text:style-name="T6">“</text:span><text:span text:style-name="T7">敌</text:span><text:span text:style-name="T6">”17</text:span><text:span text:style-name="T4">架自身</text:span><text:span text:style-name="T6">0</text:span><text:span text:style-name="T7">损失</text:span><text:span text:style-name="T6"><text:line-break/>(</text:span><text:span text:style-name="T4">我</text:span><text:span text:style-name="T7">军首个换装歼</text:span><text:span text:style-name="T6">-20</text:span><text:span text:style-name="T4">的部</text:span><text:span text:style-name="T7">队</text:span><text:span text:style-name="T6">“</text:span><text:span text:style-name="T4">王海大</text:span><text:span text:style-name="T7">队</text:span><text:span text:style-name="T6">”</text:span><text:span text:style-name="T4">。文章提到，</text:span><text:span text:style-name="T6">“</text:span><text:span text:style-name="T4">王海大</text:span><text:span text:style-name="T7">队</text:span><text:span text:style-name="T6">”</text:span><text:span text:style-name="T4">年</text:span><text:span text:style-name="T7">轻飞行员陈鑫浩，驾驶新改装的</text:span><text:span text:style-name="T6">“</text:span><text:span text:style-name="T4">新型战机</text:span><text:span text:style-name="T6">”</text:span><text:span text:style-name="T4">，以</text:span><text:span text:style-name="T6">“</text:span><text:span text:style-name="T4">零</text:span><text:span text:style-name="T7">损伤</text:span><text:span text:style-name="T6">”</text:span><text:span text:style-name="T4">的代价一</text:span><text:span text:style-name="T7">举</text:span><text:span text:style-name="T6">“</text:span><text:span text:style-name="T7">击落敌机</text:span><text:span text:style-name="T6">”17</text:span><text:span text:style-name="T4">架。</text:span><text:span text:style-name="T6">)<text:line-break/><text:line-break/>09-14<text:line-break/></text:span><text:span text:style-name="T4">夜战！火箭</text:span><text:span text:style-name="T7">军某部子夜出击</text:span><text:span text:style-name="T6"><text:line-break/><text:line-break/>09-12<text:line-break/>9</text:span><text:span text:style-name="T4">月</text:span><text:span text:style-name="T6">13</text:span><text:span text:style-name="T4">日至</text:span><text:span text:style-name="T6">20</text:span><text:span text:style-name="T4">日，黄海南部</text:span><text:span text:style-name="T7">进行军事演习</text:span><text:span text:style-name="T6"><text:line-break/><text:line-break/>09-11<text:line-break/></text:span><text:span text:style-name="T4">浙江海事局：</text:span><text:span text:style-name="T6">12</text:span><text:span text:style-name="T4">日象山沿海</text:span><text:span text:style-name="T7">军事演习</text:span><text:span text:style-name="T6"><text:line-break/><text:line-break/>09-10<text:line-break/></text:span><text:span text:style-name="T4">解放</text:span><text:span text:style-name="T7">军</text:span><text:span text:style-name="T6">9</text:span><text:span text:style-name="T4">日、</text:span><text:span text:style-name="T6">10</text:span><text:span text:style-name="T4">日</text:span><text:span text:style-name="T7">连续两日派出多架次苏</text:span><text:span text:style-name="T6">-30</text:span><text:span text:style-name="T4">、</text:span><text:span text:style-name="T7">歼</text:span><text:span text:style-name="T6">-10</text:span><text:span text:style-name="T4">战机</text:span><text:span text:style-name="T7">进入台西南空域</text:span><text:span text:style-name="T6"><text:line-break/><text:line-break/>09-10<text:line-break/></text:span><text:span text:style-name="T4">蜂群</text:span><text:span text:style-name="T6">”</text:span><text:span text:style-name="T4">空投！西藏</text:span><text:span text:style-name="T7">军区演练无人机为前线送餐</text:span><text:span text:style-name="T6"><text:line-break/><text:line-break/>09-09<text:line-break/></text:span><text:span text:style-name="T4">西藏</text:span><text:span text:style-name="T7">军区总医院停机坪投入使用，实现医院到边防哨所无缝对接</text:span><text:span text:style-name="T6"><text:line-break/><text:line-break/>09-09<text:line-break/></text:span><text:span text:style-name="T4">南部战区海</text:span><text:span text:style-name="T7">军航空兵开展多型武器实弹攻击训练</text:span><text:span text:style-name="T6"><text:line-break/><text:line-break/>09-07<text:line-break/>9</text:span><text:span text:style-name="T4">月</text:span><text:span text:style-name="T6">8</text:span><text:span text:style-name="T4">日至</text:span><text:span text:style-name="T6">11</text:span><text:span text:style-name="T4">日，黄海北部</text:span><text:span text:style-name="T7">进行实弹射击</text:span><text:span text:style-name="T6"><text:line-break/><text:line-break/>09-07<text:line-break/>9</text:span><text:span text:style-name="T4">月</text:span><text:span text:style-name="T6">8</text:span><text:span text:style-name="T4">日、</text:span><text:span text:style-name="T6">9</text:span><text:span text:style-name="T4">日，黄海南部</text:span><text:span text:style-name="T7">进行实弹射击演习</text:span><text:span text:style-name="T6"><text:line-break/><text:line-break/>09-07<text:line-break/></text:span><text:span text:style-name="T4">渤海北部</text:span><text:span text:style-name="T6">9</text:span><text:span text:style-name="T4">月</text:span><text:span text:style-name="T6">7</text:span><text:span text:style-name="T4">日</text:span><text:span text:style-name="T6">12</text:span><text:span text:style-name="T4">时至</text:span><text:span text:style-name="T6">18</text:span><text:span text:style-name="T4">时执行</text:span><text:span text:style-name="T7">军事任务，禁止驶入</text:span><text:span text:style-name="T6"><text:line-break/><text:line-break/>09-04<text:line-break/></text:span><text:span text:style-name="T4">海峡黄海北部今起执行</text:span><text:span text:style-name="T7">军事任务，禁止驶入</text:span><text:span text:style-name="T6"><text:line-break/><text:line-break/>09-01<text:line-break/>9</text:span><text:span text:style-name="T4">月</text:span><text:span text:style-name="T6">2</text:span><text:span text:style-name="T4">日至</text:span><text:span text:style-name="T6">4</text:span><text:span text:style-name="T4">日，黄海南部</text:span><text:span text:style-name="T7">进行实弹演习</text:span><text:span text:style-name="T6"><text:line-break/><text:line-break/>08-31<text:line-break/>9</text:span><text:span text:style-name="T4">月</text:span><text:span text:style-name="T6">1</text:span><text:span text:style-name="T4">日至</text:span><text:span text:style-name="T6">22</text:span><text:span text:style-name="T4">日渤海海域将执行</text:span><text:span text:style-name="T7">军事任务</text:span><text:span text:style-name="T6"><text:line-break/><text:line-break/>08-27<text:line-break/></text:span><text:span text:style-name="T4">美媒：中国向南海</text:span><text:span text:style-name="T7">试射</text:span><text:span text:style-name="T6">“</text:span><text:span text:style-name="T4">航母</text:span><text:span text:style-name="T7">杀手</text:span><text:span text:style-name="T6">”<text:line-break/><text:line-break/>08-26<text:line-break/></text:span><text:span text:style-name="T4">浙江海事局：东海某海域</text:span><text:span text:style-name="T6">27</text:span><text:span text:style-name="T4">日起</text:span><text:span text:style-name="T7">进行实际使用武器训练</text:span><text:span text:style-name="T6"><text:line-break/><text:line-break/>08-23<text:line-break/>8</text:span><text:span text:style-name="T4">月</text:span><text:span text:style-name="T6">24</text:span><text:span text:style-name="T4">日至</text:span><text:span text:style-name="T6">29</text:span><text:span text:style-name="T4">日南海粤东海域</text:span><text:span text:style-name="T7">进行军事训练</text:span><text:span text:style-name="T6"><text:line-break/><text:line-break/>08-23<text:line-break/>8</text:span><text:span text:style-name="T4">月</text:span><text:span text:style-name="T6">24</text:span><text:span text:style-name="T4">日至</text:span><text:span text:style-name="T6">9</text:span><text:span text:style-name="T4">月</text:span><text:span text:style-name="T6">30</text:span><text:span text:style-name="T4">日渤海某海域执行实弹射</text:span><text:span text:style-name="T7">击活动</text:span><text:span text:style-name="T6"><text:line-break/><text:line-break/>08-18<text:line-break/></text:span><text:span text:style-name="T4">凌晨</text:span><text:span text:style-name="T6">4</text:span><text:span text:style-name="T4">点，西藏</text:span><text:span text:style-name="T7">军区进行高原实弹射击演练</text:span><text:span text:style-name="T6"><text:line-break/><text:line-break/>08-13<text:line-break/></text:span><text:span text:style-name="T4">东部战区在台湾海峡及南北两端</text:span><text:span text:style-name="T7">连续组织实战化演练</text:span></text:p>
      <text:p text:style-name="P5"><text:span text:style-name="T3">陳真</text:span><text:span text:style-name="T4"><text:s/>  |  2020.09.19 02:53   |   </text:span><text:a xlink:type="simple" xlink:href="http://palinfo.habago.org/Entry?Command=Information_PrintForum#FORUM39971"><text:span text:style-name="T5">#</text:span></text:a></text:p>
      <text:p text:style-name="P7"><text:span text:style-name="T4">美國來救？</text:span><text:span text:style-name="T6">(2)<text:line-break/><text:line-break/></text:span><text:span text:style-name="T4">陳真</text:span><text:span text:style-name="T6"><text:line-break/><text:line-break/>2020. 09. 19.<text:line-break/><text:line-break/><text:line-break/></text:span><text:span text:style-name="T4">台灣人很自卑，一點雞毛蒜皮事，比方說哪個洗衣店七十多歲的老闆娘穿衣很新潮，或是哪個台灣辣妹在路邊吃東西的爆奶美姿，被洋人給拍照了，報導了，馬上就會全島歡騰，引以為傲，變成一種「台灣之光」，常用辭彙就是「全世界都在看」。</text:span><text:span text:style-name="T6"><text:line-break/><text:line-break/></text:span><text:span text:style-name="T4">最近，台灣真的是「全世界都在看」，讓人看笑話的「看」；很多國外媒體都有報導台灣的凱子軍購。比方說，根據路透社及華爾街日報等報導，台灣最近花了兩千多億台幣跟美國買了兩千多枚反艦、反裝甲飛彈以及其他一些殺傷性武器。美國說，要把台灣給「要塞化」，變成一個全島佈滿飛彈的「刺蝟」，讓台灣和大陸一決死戰。</text:span><text:span text:style-name="T6"><text:line-break/><text:line-break/></text:span><text:span text:style-name="T4">長年以來，許多國內外報導指出，台灣的飛彈密度是全世界第二，甚至還贏過以色列，成為世界第一。根據中國時報去年四月十三日的報導，台灣擁有六千多枚飛彈，全世界飛彈密度最高，遍佈台灣北、中、南與花東，足以攻擊中國大陸沿海城市。</text:span><text:span text:style-name="T6"><text:line-break/><text:line-break/></text:span><text:span text:style-name="T4">根據去年的許多報導及美國國防部報告，台灣還進一步跟美國採購了一批「愛國者」飛彈，並早已在台北部署「愛國者」飛彈防禦系統，另外還有花東地區，預計明年</text:span><text:span text:style-name="T6"><text:s/>(2022) </text:span><text:span text:style-name="T4">年將全島部署完成。</text:span><text:span text:style-name="T6"><text:line-break/><text:line-break/></text:span><text:span text:style-name="T4">台灣早已是飛彈密度世界第一了還不夠，最近居然還要配合美國的「要塞化台灣」政策，被迫再以幾千億加購兩千多枚火力更強大的飛彈，真是徹底瘋狂。</text:span><text:span text:style-name="T6"><text:line-break/><text:line-break/></text:span><text:span text:style-name="T4">你覺得，美國人是關心我們還是存心要害我們？毫無疑問，美國人就是要我們當炮灰，當人肉炸彈，操弄仇恨與對立，讓兩岸來一場血腥內戰，越慘烈越血腥越持久越好；最好如人渣黨這幾年所不斷洗腦宣傳，說什麼台灣有七成以上的人願意和解放軍一決死戰，還說「台灣人將會戰到一兵一卒」，幫美國人打擊對岸血肉同胞。居心之邪惡，可說泯滅人性。這麼簡單的道理你真的不懂嗎？</text:span><text:span text:style-name="T6"><text:line-break/><text:line-break/></text:span><text:span text:style-name="T4">美國人會不會親自來台海打仗我不知道，但我長年以來始終完全能確定的就是：美國存心就是要把台灣變成一枚「人肉炸彈」，幫美國人去殺對岸同胞，製造最大的血腥傷亡，最好能變成一種兩岸長期內戰，一舉摧毀中國崛起的可能性，甚至消滅之。</text:span><text:span text:style-name="T6"><text:line-break/><text:line-break/></text:span><text:span text:style-name="T4">我之所以知道這些，並非因為我知道什麼機密，而是因為這就是美國半個多世紀來在全世界各地數十個國家的基本戰爭手法，藉著挑撥內部仇恨與培植傀儡政權，或是武裝化反對勢力，提供大量軍火，製造敵國內戰與血腥動亂，挫其元氣，斷其發展生機，坐收漁翁之利，最後再侵略之，顛覆之，佔領之。</text:span><text:span text:style-name="T6"><text:line-break/><text:line-break/></text:span><text:span text:style-name="T4">台灣跟其它數十個被美國所摧毀的國家唯一的不同就是：台灣必須節衣縮食、用數倍以上之不合理高價跟美國人買武器。其它那些被顛覆、摧毀的國家之所謂反抗軍，武器全都是美國免費提供，惟有台灣得自己掏腰包，而且還被猛敲竹槓當凱子。</text:span><text:span text:style-name="T6"><text:line-break/><text:line-break/></text:span><text:span text:style-name="T4">你能不能想像，有個無惡不作的人渣，找你去當人肉炸彈，幫他去殺害你自己的父兄姐妹，然後你還得自掏腰包買一大堆炸藥，裹滿全身，甚至把自己的家給「要塞化」，變成一種人肉炸彈「堡壘」，為這個長年以來四處姦殺擄掠的人渣去殘害你自己的親人骨肉；然後你還很開心很得意，說自己在捍衛什麼民主自由。天底下有這麼蠢的人嗎？當然有。台灣人就是了。</text:span><text:span text:style-name="T6"><text:line-break/><text:line-break/></text:span><text:span text:style-name="T4">前天</text:span><text:span text:style-name="T6">(9</text:span><text:span text:style-name="T4">月</text:span><text:span text:style-name="T6">17</text:span><text:span text:style-name="T4">日</text:span><text:span text:style-name="T6">)</text:span><text:span text:style-name="T4">，中國時報的社論指出：台灣跟美國買了：</text:span><text:span text:style-name="T6"><text:line-break/><text:line-break/></text:span><text:span text:style-name="T4">「</text:span><text:span text:style-name="T6">F-16V</text:span><text:span text:style-name="T4">戰機（</text:span><text:span text:style-name="T6">2500</text:span><text:span text:style-name="T4">億元）、無人偵察機（</text:span><text:span text:style-name="T6">176</text:span><text:span text:style-name="T4">億元）、戰車（</text:span><text:span text:style-name="T6">405</text:span><text:span text:style-name="T4">億元）、魚叉飛彈（</text:span><text:span text:style-name="T6">800</text:span><text:span text:style-name="T4">億元）、</text:span><text:span text:style-name="T6">F-16</text:span><text:span text:style-name="T4">性能提升（</text:span><text:span text:style-name="T6">1400</text:span><text:span text:style-name="T4">億元）、魚雷（</text:span><text:span text:style-name="T6">54</text:span><text:span text:style-name="T4">億元）、教練機（</text:span><text:span text:style-name="T6">686</text:span><text:span text:style-name="T4">億元）、反裝甲飛彈（</text:span><text:span text:style-name="T6">118</text:span><text:span text:style-name="T4">億元）、野戰防空武器系統（</text:span><text:span text:style-name="T6">143</text:span><text:span text:style-name="T4">億元）、營區警監系統二期（</text:span><text:span text:style-name="T6">128</text:span><text:span text:style-name="T4">億元）、方陣快砲（</text:span><text:span text:style-name="T6">101</text:span><text:span text:style-name="T4">億元）、機動飛彈車（</text:span><text:span text:style-name="T6">136</text:span><text:span text:style-name="T4">億元）、第二階段潛艦國造（</text:span><text:span text:style-name="T6">493</text:span><text:span text:style-name="T4">億元）、飛彈巡防艦原型艦籌建（</text:span><text:span text:style-name="T6">245</text:span><text:span text:style-name="T4">億元）、微型飛彈突擊艇（</text:span><text:span text:style-name="T6">316</text:span><text:span text:style-name="T4">億元）等軍購案，總經費估計是</text:span><text:span text:style-name="T6">7647</text:span><text:span text:style-name="T4">億元。</text:span><text:span text:style-name="T6"><text:line-break/><text:line-break/></text:span><text:span text:style-name="T4">若再加上路透社最新報導川普政府『台灣要塞化』計畫，將銷售能夠阻止軍艦與登陸艦接近的智慧水雷、遠程火箭炮系統等新型武器，國防負擔將更沉重。」</text:span><text:span text:style-name="T6"><text:line-break/><text:line-break/></text:span><text:span text:style-name="T4">報導同時指出：</text:span><text:span text:style-name="T6"><text:line-break/><text:line-break/></text:span><text:span text:style-name="T4">「新冠疫情雪上加霜，財政部預估今年度稅收將短徵約</text:span><text:span text:style-name="T6">1200</text:span><text:span text:style-name="T4">億元，加上紓困特別預算分年舉債，除原先規畫的</text:span><text:span text:style-name="T6">1738</text:span><text:span text:style-name="T4">億元舉債外，還需要增加</text:span><text:span text:style-name="T6">2700</text:span><text:span text:style-name="T4">億元，今年舉債將超過</text:span><text:span text:style-name="T6">4438</text:span><text:span text:style-name="T4">億元，創</text:span><text:span text:style-name="T6">10</text:span><text:span text:style-name="T4">年新高。據中央政府總預算，國防支出編列</text:span><text:span text:style-name="T6">3668</text:span><text:span text:style-name="T4">億元，占比</text:span><text:span text:style-name="T6">16.3%</text:span><text:span text:style-name="T4">，雖低於社會福利及教科文支出，但採購戰機另編列特別預算</text:span><text:span text:style-name="T6">290</text:span><text:span text:style-name="T4">億元，再納入基金預算</text:span><text:span text:style-name="T6">576</text:span><text:span text:style-name="T4">億元，廣義國防支出達</text:span><text:span text:style-name="T6">4534</text:span><text:span text:style-name="T4">億元，占</text:span><text:span text:style-name="T6">GDP</text:span><text:span text:style-name="T4">比、歲出比及單項成長率都是最高，已嚴重排擠經濟發展及教科文支出，勢必得縮減經濟、民生、教育支出。從預算分配來看，我國將從一個追求成長的『福利國家』變成『戰鬥國家』。」</text:span><text:span text:style-name="T6"><text:line-break/><text:line-break/></text:span><text:span text:style-name="T4">人渣黨搞完了軍公教退休金，勞保也屢屢傳出即將破產的消息。難道你還真的看不清這一切戰爭操弄之邪惡與荒唐？難道你還真相信人渣黨那些漢奸台奸會一家老小拿著掃帚為你戰死沙場？難道你還真的看不出來這些人渣長年以來卑劣貪婪無惡不作的為人與人品？</text:span><text:span text:style-name="T6"><text:line-break/><text:line-break/></text:span><text:span text:style-name="T4">對於美國半個多世紀來的無數侵略史，二十幾年來我寫過好幾百萬字，如果你不願意看，我也沒辦法。但我相信，任何一個正常人，只要他願意理解各種基本事實，他將會在中美問題上得出跟我一模一樣的結論。</text:span><text:span text:style-name="T6"><text:line-break/><text:line-break/></text:span><text:span text:style-name="T4">在這些問題上，我也許沒法嘲笑他人腦殘，因為在九零年代中期之前，我跟各位一樣，天真地以為美國或西方社會代表著良善與正義，但我很快發現這完全不是事實。真正的偉大與至善，真正的民主、和平與人權的捍衛者，反倒是被西方給徹底妖魔化得臭不可聞的中國。當然不是說它完美無缺，而是說，相較於侵略殺伐與弱肉強食的西方帝國主義，中國代表了一種和平兼善天下的良善文明與人類共存共榮的可能性。</text:span><text:span text:style-name="T6"><text:line-break/><text:line-break/></text:span><text:span text:style-name="T4">我知道像這樣一些話，在絕大部份人聽起來一定覺得很怪異很荒唐，但這其實就是事實。容我再說一次，任何一個正常人，只要他願意真心去理解各項基本事實，他將會在基本善惡是非上得出跟我一模一樣的結論。</text:span><text:span text:style-name="T6"><text:line-break/><text:line-break/></text:span><text:span text:style-name="T4">其實，關於戰爭，我並不想用任何明哲保身的功利主義觀點來說服各位。因為，如果一個事情是對的，良善的，正義的，那麼，為什麼我們需要害怕死亡或任何痛苦呢？這樣一種明哲保身的功利主義觀點，非我所願。我真正想說的是，各位應認清善惡是非，認清敵我，從而做出應有的道德抉擇。</text:span></text:p>
      <text:p text:style-name="P5"><text:span text:style-name="T3">陳真</text:span><text:span text:style-name="T4"><text:s/>  |  2020.09.18 22:30   |   </text:span><text:a xlink:type="simple" xlink:href="http://palinfo.habago.org/Entry?Command=Information_PrintForum#FORUM39970"><text:span text:style-name="T5">#</text:span></text:a></text:p>
      <text:p text:style-name="P6"><text:span text:style-name="T4">同學你好，</text:span><text:span text:style-name="T6"><text:line-break/><text:line-break/></text:span><text:span text:style-name="T4">我指的是這個事情：</text:span><text:span text:style-name="T6"><text:line-break/><text:line-break/></text:span><text:a xlink:type="simple" xlink:href="https://bit.ly/2RDwe5p"><text:span text:style-name="T8">https://bit.ly/2RDwe5p</text:span></text:a><text:span text:style-name="T6"><text:line-break/><text:line-break/></text:span><text:span text:style-name="T4">這類事情千千萬萬，光是在英國，每年數以萬計。它不是一種</text:span><text:span text:style-name="T6"><text:s/>"</text:span><text:span text:style-name="T4">新聞</text:span><text:span text:style-name="T6">"</text:span><text:span text:style-name="T4">，更非</text:span><text:span text:style-name="T6">"</text:span><text:span text:style-name="T4">個案</text:span><text:span text:style-name="T6">"</text:span><text:span text:style-name="T4">。糟蹋人的方式更是數不清，比方說一家汽車公司的英國老闆，看到一位印度員工吃便當，裏頭有黃黃的咖哩，馬上一腳把他的便當踢飛，大罵</text:span><text:span text:style-name="T6"><text:s/>"</text:span><text:span text:style-name="T4">在我的公司裏不准吃屎</text:span><text:span text:style-name="T6">"</text:span><text:span text:style-name="T4">。</text:span><text:span text:style-name="T6"><text:line-break/><text:line-break/></text:span><text:span text:style-name="T4">這位員工後來告上總公司，但總公司依舊不鳥他，於是就提出控告，告上法院。那家汽車公司因此賠償了一大筆錢。這是我當年還在英國的事，大約二十多年前。</text:span><text:span text:style-name="T6"><text:line-break/><text:line-break/></text:span><text:span text:style-name="T4">我發現，印、巴地區的人似乎還是比較有點尊嚴，或者說比較會反抗。比方說有一次，我跟一個巴基斯坦的同學，在隸屬劍橋市政廳的某個開放式空間聊天。一般人不知道有這地方，也許連當地居民也不清楚有這樣一處免費休息室。雖然很隱密，但它畢竟是公共空間，類似像圖書館的休息閱覽室。</text:span><text:span text:style-name="T6"><text:line-break/><text:line-break/></text:span><text:span text:style-name="T4">有一天，一個行政人員跑上來，告訴我們說不可以待在這裏。我們問他為什麼不能待這裡？對方也許很訝異我們居然</text:span><text:span text:style-name="T6"><text:s/>"</text:span><text:span text:style-name="T4">膽敢</text:span><text:span text:style-name="T6">" </text:span><text:span text:style-name="T4">回嘴，頓時語塞，一語不發地悻悻然離去。我原本想說，這混蛋走掉就算了，但我那位巴基斯坦的朋友很不爽，馬上跑去櫃台，堅持要對這混蛋提出正式申訴，並指控對方的態度顯然含有種族歧視的惡意成份。</text:span></text:p>
      <text:p text:style-name="P5"><text:span text:style-name="T3">北川洋和</text:span><text:span text:style-name="T4"><text:s/>  |  2020.09.18 19:57   |   </text:span><text:a xlink:type="simple" xlink:href="http://palinfo.habago.org/Entry?Command=Information_PrintForum#FORUM39969"><text:span text:style-name="T5">#</text:span></text:a></text:p>
      <text:p text:style-name="P8"><text:span text:style-name="T3">陳真你好</text:span><text:span text:style-name="T4"><text:line-break/><text:line-break/></text:span><text:span text:style-name="T3">在</text:span><text:span text:style-name="T4">9/3</text:span><text:span text:style-name="T3">提到一篇日本女子被英國人轟出公車的事件。我找不到英文的新聞來源。你是指這篇嗎？</text:span><text:span text:style-name="T4"><text:line-break/><text:line-break/>'Go back to Africa!': Shocking moment racist woman hurls a tirade of vile abuse at students on a Dublin bus and reduces them to tears<text:line-break/></text:span><text:a xlink:type="simple" xlink:href="https://www.dailymail.co.uk/news/article-8734665/Woman-racially-abuses-students-Dublin-bus.html"><text:span text:style-name="T10">https://www.dailymail.co.uk/news/article-8734665/Woman-racially-abuses-students-Dublin-bus.html</text:span></text:a><text:span text:style-name="T4"><text:line-break/><text:line-break/></text:span><text:span text:style-name="T3">地點在愛爾蘭，他們也不是日本人。還是我查詢的方式不對？可否提供那篇報導的訊息。我有興趣閱讀。</text:span></text:p>
      <text:p text:style-name="P5"><text:span text:style-name="T3">陳真</text:span><text:span text:style-name="T4"><text:s/>  |  2020.09.18 10:56   |   </text:span><text:a xlink:type="simple" xlink:href="http://palinfo.habago.org/Entry?Command=Information_PrintForum#FORUM39968"><text:span text:style-name="T5">#</text:span></text:a></text:p>
      <text:p text:style-name="P6"><text:span text:style-name="T4">民主自由的真相</text:span><text:span text:style-name="T6"><text:line-break/><text:line-break/></text:span><text:span text:style-name="T4">陳真</text:span><text:span text:style-name="T6">2020. 09. 18.<text:line-break/><text:line-break/><text:line-break/></text:span><text:span text:style-name="T4">這裡有一段街頭訪問，關於美國毒豬毒牛，不知道大家看不看得到影片：</text:span><text:span text:style-name="T6"><text:line-break/><text:line-break/></text:span><text:a xlink:type="simple" xlink:href="https://bit.ly/33Bn4Mw"><text:span text:style-name="T8">https://bit.ly/33Bn4Mw</text:span></text:a><text:span text:style-name="T6"><text:line-break/><text:line-break/></text:span><text:span text:style-name="T4">正常人對美國毒豬毒牛這東西一定很反感，但腦殘不會。信不信我只要掌握媒體，別說含有瘦肉精，就算食物裏添加大便，腦殘們也一定會大力支持。</text:span><text:span text:style-name="T6"><text:line-break/><text:line-break/></text:span><text:span text:style-name="T4">我對人的理性能力始終感到很絕望；你似乎只能對那極少數人訴諸理性。至於絕大多數人，不管事實如何顯著，照樣無法理喻。我估計島上這樣的人口，大約佔百分之九十八或九十九以上。</text:span><text:span text:style-name="T6"><text:line-break/><text:line-break/></text:span><text:span text:style-name="T4">我們常說「真理越辯越明」，但事實上並非如此。事實是：掌握媒體就是掌握真理。所謂理性思維或智能活動，實際上只是侷限於大約百分之一的人口。其它百分之九十九則是主流餵他什麼，他就吃什麼，主流要他怎麼想，他就會怎麼想，主流要他愛誰恨誰，他就會愛誰恨誰，比鸚鵡還乖。</text:span><text:span text:style-name="T6"><text:line-break/><text:line-break/></text:span><text:span text:style-name="T4">我常接觸許多幼兒的家長，常感無言。其中大多是中產階級或權貴家庭，要求很多，很龜毛，對小孩保護得滴水不漏，稍微有點小暇疵都不行；在我看來一點問題也沒有，或是根本毫無健康風險的東西，他們照樣極端謹慎，這個不能吃，那個不能碰，這個不應該，那個不可以。跟我自己從小到大完全野放的生長經驗截然相反。</text:span><text:span text:style-name="T6"><text:line-break/><text:line-break/></text:span><text:span text:style-name="T4">但我很驚訝地發現，這些家長們對於真正具有重大危害性的美國毒豬毒牛，卻完全沒有任何反應。為什麼呢？因為人渣黨及主流媒體告訴大家說這是沒問題的；不但沒問題，而且還是一件邁向國際的偉大成就呢，大家都應該感謝人渣黨呢。</text:span><text:span text:style-name="T6"><text:line-break/><text:line-break/></text:span><text:span text:style-name="T4">因此，家長們不但不會有任何負面反應，而且一聽到有人反對毒豬毒牛時，居然很生氣很不屑很厭惡，認為這些反對毒豬毒牛的人很可惡，很醜陋，很陰險，不愛台灣，不愛黨，一定是壞人，是故意要傷害「我們的政府」，大家千萬要小心這些壞人的言論，不要被利用、被欺騙。</text:span><text:span text:style-name="T6"><text:line-break/><text:line-break/></text:span><text:span text:style-name="T4">相反地，根本一點問題也沒有的人與事，或是非常值得推崇與肯定的人與事，只要違逆人渣黨的利益，必然會被抹黑得臭不可聞，打成過街老鼠，毀滅人格，例如韓國瑜；要不就是全面封殺，把你消音，斷你前途，查你水表，找你各種麻煩來整你，使你小丑化、爭議化、低能化與瑣碎化。</text:span><text:span text:style-name="T6"><text:line-break/><text:line-break/></text:span><text:span text:style-name="T4">人渣們必然是這麼幹，這一點都不令人意外。可怕的不是人渣的存在，可怕的是人們普遍就是吃這一套，思維言行完完全全是可以徹底操控的。</text:span><text:span text:style-name="T6"><text:line-break/><text:line-break/></text:span><text:span text:style-name="T4">我常覺得很無言，你呢？我要是全面掌握主流媒體，信不信我可以讓台灣人相信吃大便也是一種邁向國際的偉大成就，而且我會鼓勵大家盡量吃不用怕，除非是每天吃三公斤大便，否則絕不會中毒；信不信我可以讓台灣人相信一切荒唐離譜之事。</text:span><text:span text:style-name="T6"><text:line-break/><text:line-break/></text:span><text:span text:style-name="T4">美國事實上靠三樣東西維持霸權，統治世界：美元、軍火及媒體。美元控制人們的財產，媒體則是洗人們的腦，至於那些無法洗腦的，就用飛彈消滅之。這才是民主自由的真相。</text:span><text:span text:style-name="T6"><text:line-break/><text:line-break/>====================<text:line-break/><text:line-break/></text:span><text:span text:style-name="T4">美豬進口「利大於弊、政府不會錯」反美豬公投遭嗆「為反而反」</text:span><text:span text:style-name="T6"><text:line-break/><text:line-break/></text:span><text:span text:style-name="T4">風向台灣</text:span><text:span text:style-name="T6">2020</text:span><text:span text:style-name="T4">年</text:span><text:span text:style-name="T6">9</text:span><text:span text:style-name="T4">月</text:span><text:span text:style-name="T6">17</text:span><text:span text:style-name="T4">日</text:span><text:span text:style-name="T6"><text:line-break/><text:line-break/></text:span><text:span text:style-name="T4">政府開放瘦肉精美豬進口來台，引發社會關注，豬農、消費者權益未來該怎麼把關？國民黨因此發動反美豬公投，希望透過公投的力量抵制美豬。不過街訪民眾意見卻不是如此，有人說美豬進口應該是「利大於弊」，力挺政府作為「不會錯」。也有民眾說國民黨發動公投只是「為反而反」，不會跟進。</text:span></text:p>
      <text:p text:style-name="P2">李念淨   |  2020.09.17 17:00   |   <text:a xlink:type="simple" xlink:href="http://palinfo.habago.org/Entry?Command=Information_PrintForum&amp;iPage=1#FORUM39967"><text:span text:style-name="T1">#</text:span></text:a></text:p>
      <text:p text:style-name="P3">「朱利安每天早上5點被叫醒，戴著手銬，被帶到牢房，脫光衣服，並遭受X光檢查。他在一個封閉間里被置之不顧平均一個半小時，它就像個立式棺材。他在法庭後方的玻璃房內，他無法從這裡與自己的律師正常咨詢。」 <text:line-break/><text:a xlink:type="simple" xlink:href="http://big5.sputniknews.cn/politics/202009171032153572/"><text:span text:style-name="T2">http://big5.sputniknews.cn/politics/202009171032153572/</text:span></text:a><text:s/><text:line-break/><text:line-break/>每天照X光？這分明是虐待吧</text:p>
      <text:p text:style-name="P2">陳真   |  2020.09.17 11:00   |   <text:a xlink:type="simple" xlink:href="http://palinfo.habago.org/Entry?Command=Information_PrintForum&amp;iPage=1#FORUM39966"><text:span text:style-name="T1">#</text:span></text:a></text:p>
      <text:p text:style-name="P4">美國來救？   <text:line-break/><text:line-break/>陳真 <text:line-break/><text:line-break/>2020. 09. 17. <text:line-break/><text:line-break/>許多人在談到兩岸軍事衝突時，常會問道：「美國會來救嗎？」如果會的話，台灣人就信心大增，無上光榮；如果不會，那就事情不妙。這樣一種心態，真是荒唐愚蠢透了頂。 <text:line-break/><text:line-break/>所謂美國來「救」，意即美軍加入戰局。毫無疑問，那將會是一場血腥大戰，甚至是世界大戰。重點是，主要戰場在哪？不就是台灣嗎？所謂美國來「救」的意思，就是讓台灣變成中美大戰的一個主戰場。你希望這樣嗎？這叫做「來救」嗎？你希望台灣成為世界大戰的中心、讓各國在此開戰嗎？美國人或日本人願不願意讓自己的家園變成主戰場？中國如果長年殖民美國加州，在加州操弄加州獨立，美國不准，中國派兵去「救」，讓加州、讓美國本土長年烽火，屍橫遍野，千千萬萬人的身家性命財產瞬間毀於一旦，加州人要不要？美國人要不要？ <text:line-break/><text:line-break/>我常說，美國人的長期盤算並不是要把台灣當成一顆棋子或一個中美談判籌碼，而是讓它變成一顆藉以殺傷大陸的「人肉炸彈」；死傷越慘重，戰事越慘烈、越持久，兩岸傷亡越血腥，越是符合美國人的利益。因此，美國人必然會想方設法儘可能擴大兩岸傷亡，因為這將最為符合美國的最大利益。 <text:line-break/><text:line-break/>你看，長年以來，美國人不斷教導台灣傀儡政權如何轟炸上海人口稠密區，如何以飛彈攻擊大陸沿海城市，特別是經常教台灣要鎖定水庫、水壩等民生設施進行轟炸，以期製造最大平民傷亡，並鼓勵台灣要有犧牲幾分之幾人口的「決心」以從事台獨「聖戰」。你覺得像美國這樣一個「盟友」，是在幫你還是在害你？ <text:line-break/><text:line-break/>如果有個長年四處姦殺擄掠的黑幫集團，他不是鼓勵你要和平處理家務事，而是侵入你家，當你家的王，逼迫你買武器、買炸藥，不斷鼓勵你必須跟你的妻女父兄一決死戰，以捍衛它媽的什麼民主自由，你覺得這樣一個人渣是在幫你還是在利用你？倘若台灣真的這麼做，真的去製造對岸平民的最大傷亡，你覺得大陸民意會不會要求報復？這就是你所要的嗎？ <text:line-break/><text:line-break/>根據路透社報導，美國國防部內部以「堡壘台灣」（Fortress Taiwan）為代號，積極要把台灣武裝化，設定以台灣為戰場，讓台灣變成美國打擊中國的第一線軍事基地。簡單說就是要台灣人為美國人去死。它媽的這就是你要的嗎？你樂於把自己的家，讓黑道來布置成為一座軍火彈藥庫，去殺害你的親友骨肉？世界上會有人這麼蠢嗎？ <text:line-break/><text:line-break/>就如范光棣所說，今天，如果一切犧牲是出於一種良善的正義，那麼，犧牲是有意義的，死亡並不可怕。問題是，中美之間，善惡你分不清楚嗎？一個至善，一個至惡，你真的不懂嗎？誰是一心想善待你的親人，誰是一心想置你於死地的邪惡歹徒，你搞不清楚嗎？你會去幫一個比納粹還更加血腥殘暴千百倍的邪惡帝國去殺害千千萬萬的善良同胞骨肉、以遂其侵略世界的狼子野心嗎？ <text:line-break/><text:line-break/>前幾天，人渣黨的所謂「外交部」發言人說，「一旦發生任何戰事，台灣全體人民會戰到最後一兵一卒。敵人千萬別輕易低估台灣民眾、台灣政府捍衛家園的意志與決心。」但我跟各位保證，一旦兩岸戰事發生，人渣黨這些一向貪婪下流窩囊猥瑣的台奸漢奸們，將會在美國的保護下，逃得比誰都快！但是，這些人渣將會鼓動人民去當砲灰，去為美國人攻擊自己的骨肉同胞。事實上，美國和這些為了一己暴利與權位，不惜把台灣推向戰火、不斷掏空台灣的台奸，才是兩岸同胞的共同敵人。 <text:line-break/><text:line-break/>底下是環球時報昨天的社論，寫得很好，如其所說： <text:line-break/><text:line-break/>「中美博弈，是亞太地區每一個國家和力量共同面對的現實。在所有力量中，臺灣當局無疑是最蠢的。區域內的聰明者都會在中美博弈中趨利避害，爭取左右逢源，但是台當局卻通過絕對的倒向美國而自毀戰略迴旋能力，把自己變成了美國的棋子和受氣包，同時承受台海發生軍事衝突越來越高的風險。」  <text:line-break/><text:line-break/>「民進黨當局生生把臺灣的一盤活棋走成了死局。越來越多的人擔心中美博弈會擦出軍事衝突的火花，而這種風險落地概率最高的地區就是台海，臺灣屆時將遭生靈塗炭的厄運。若有那一天，台當局無論在島內還是對整個中國來說，都將是無法饒恕的罪人。」 <text:line-break/><text:line-break/>台灣人趕緊醒一醒！認清敵我！人渣黨及其美國主子才是我們的敵人！   <text:line-break/><text:line-break/>====================== <text:line-break/><text:line-break/>社評：美副國務卿到訪將給臺灣多埋一分禍 (節錄) <text:line-break/><text:line-break/>來源：環球時報 <text:line-break/><text:line-break/>2020-09-16 <text:line-break/><text:line-break/>據臺灣方面的消息，美國副國務卿克拉奇星期四將抵台訪問，主持“美台經濟與商業對話”。副國務卿與美國一般的政府機構副職不同，訪問臺灣被各方認為更加敏感，增加對中國大陸的挑釁性。 <text:line-break/><text:line-break/>另外，據路透社報道，美國擬大幅加碼對台軍售，一次性出售七種武器，包括地雷、巡航導彈和無人機等。 <text:line-break/><text:line-break/>美台繼續用切香腸的方式擴大雙方關係的空間，增加美對台軍售，迫使北京吞下這些變化的苦果。他們不斷朝臺灣海峽裏扔石頭，但扔得多了，那些石頭就會變成水雷，讓整個地區的不確定性增加，局勢劇變的風險越來越大。 <text:line-break/><text:line-break/>中美博弈，是亞太地區每一個國家和力量共同面對的現實。在所有力量中，臺灣當局無疑是最蠢的。區域內的聰明者都會在中美博弈中趨利避害，爭取左右逢源，但是台當局卻通過絕對的倒向美國而自毀戰略迴旋能力，把自己變成了美國的棋子和受氣包，同時承受台海發生軍事衝突越來越高的風險。 <text:line-break/><text:line-break/>台當局總拿臺灣的所謂 “自由民主”當擋箭牌，這是自我安慰的空話。臺灣並無在政治上真實可信的戰略規劃，他們更像是受選舉政治綁架慣性地進行表演式宣示，能混多久混多久。臺灣的未來究竟什麽樣，他們其實很不清楚。 <text:line-break/><text:line-break/>臺灣能真變成一個獨立主權國家嗎？這個目標就像臺灣有可能在地球的演變中飄到挨著美國那邊一樣虛幻。他們在島內搞 “去中國化”，從外部拉美國的保護，這當中會形成一些野心蕩漾的自娛自樂，但從大歷史的角度看，這些都是泡沫。 <text:line-break/><text:line-break/>民進黨當局全面投靠美國，會導致島內的畸形政治心態和安全觀，讓臺灣的路越走越窄。周邊沒有一個國家和地區會像臺灣那樣把美國的保護作為一刻都不能鬆弦的生命線，並與大陸進行不成比例的對抗。臺灣會成爲一個區域另類，長期患得患失，草木皆兵。 <text:line-break/><text:line-break/>完全投靠美國了，臺灣將不得不受美方的肆意盤剝。美衛生部長阿紮來了一趟臺灣，蔡英文當局竟以開放美豬美牛市場作為回報。很多人問，這次克拉奇來，臺灣又要被怎麽揩油呢？美國要加大對台出售軍火，是這場交易的一部分嗎？一旦解放軍揮師解放臺灣，那些從美國購買的裝備都是擺設。美國對台軍售實為敲臺灣竹槓的機制性管道。 <text:line-break/><text:line-break/>民進黨當局生生把臺灣的一盤活棋走成了死局。越來越多的人擔心中美博弈會擦出軍事衝突的火花，而這種風險落地概率最高的地區就是台海，臺灣屆時將遭生靈塗炭的厄運。若有那一天，台當局無論在島內還是對整個中國來說，都將是無法饒恕的罪人。 <text:line-break/><text:line-break/>=============== <text:line-break/><text:line-break/>抗陸！美架「堡壘台灣」 亞洲北約納台 <text:line-break/><text:line-break/>聯合新聞網 <text:line-break/><text:line-break/>記者郭崇倫 <text:line-break/>2020年9月17日 <text:line-break/><text:line-break/>外媒報導，美國將一口氣出售七項武器給台灣，部分原因是替來訪的美國官員助勢，日前衛生部長阿查爾來台，美方也宣布出售四架無人機給台灣，現在國務次卿克拉奇即將來台，軍售消息也是錦上添花。 <text:line-break/><text:line-break/>但是這批軍售也隱含著區域安全的意義，HIMARS多管火箭系統、陸射魚叉反艦導彈都是美方希望台灣的軍力能夠前沿部署的裝備，MQ-9無人機可以增加美方對大陸的偵蒐能力，而智慧水雷則可以有效遲滯解放軍海軍的部署。 <text:line-break/><text:line-break/>據報導，美國國防部內部正以「堡壘台灣」（Fortress Taiwan）為代號，積極建構能與北京抗衡的軍力，其實以海峽兩岸實力的對比，軍力早已往大陸傾斜，台灣真正靠的是盟國協防馳援。 <text:line-break/><text:line-break/>對抗中國大陸 美拉上印太盟國 <text:line-break/><text:line-break/>放到更大的脈絡來看，為了對抗中國大陸，美國不僅僅是要武裝台灣堡壘，更重要的是讓印太盟國認清中國威脅，副國務卿畢根八月底在美印戰略夥伴論壇上，宣稱「印太地區實際上缺乏強有力的多邊機構」，希望印度、日本和澳洲在「四方安全對話」（the QUAD）基礎上，建立起有結構的團體。 <text:line-break/><text:line-break/>美﹑印﹑日﹑澳將於十月在印度新德里舉行會談，屆時會邀請韓國、越南和紐西蘭加入「四方安全對話」，有些國家如韓國，雖然希望維持與北京的友好關係，但恐怕身不由己，將會被整編到這個體系內。 <text:line-break/><text:line-break/>當然大家會認為美國正在籌設「亞洲北約」，但畢根很小心地不把這個機構與北約相提並論，擔心說要對抗中國，會把大家給嚇跑了，而且北約憲章第五條「針對任何一個成員國發動的武裝攻擊應被視為是對全體成員國發動的武裝攻擊」，這不是每個印太國家所願意負擔的義務。 <text:line-break/><text:line-break/>其他三國當中，澳洲雖然與中國大陸有經濟利益，但是近年雙邊關係愈來愈緊張，印度與中國的邊界衝突，也讓新德里拋棄過去遲疑的心態，還有一個忠實跟隨美國的日本。 <text:line-break/><text:line-break/>日本盾轉為矛 背後有美國因素 <text:line-break/><text:line-break/>日本前首相安倍晉三雖然因健康原因辭職，由於新首相菅義偉的國防外交經驗不足，仍然留在眾議院的安倍，將持續對此有影響力，尤其菅義偉剛宣布由安倍胞弟岸信夫出任防衛大臣，代表會遵行安倍所訂下的方針。 <text:line-break/><text:line-break/>安倍在卸任前的十一日還發表了關於安全保障政策的談話，他特別提及日本正在探討有關飛彈防禦的新方針，在今年年底前將提出應有的對策，其中包括「對敵基地攻擊能力」。 <text:line-break/><text:line-break/>首相在卸任前提出重要安保政策的做法，實屬罕見，安倍此舉是在為下屆政府的安保政策設定方向，而安倍提及「對敵基地攻擊能力」更是與戰後只重防衛政策背道而馳，這背後則有美國的因素，希望把以「盾」為主的飛彈防禦，轉變為以「矛」為主的中程超高音速飛彈。 <text:line-break/><text:line-break/>亞洲北約正在成形中，台灣未來不管情不情願，很可能會被納入這個系統，美國現在對台灣安全承諾轉為戰略清晰，日本新的防衛大臣岸信夫與台灣非常友好，即使台灣還不是正式成員，也將比照北約，在武器規格、戰法準則方面漸趨一致，隨著美國頻繁大量軍售台灣，後面的趨勢我們不可不察。</text:p>
      <text:p text:style-name="P2">陳真   |  2020.09.16 19:16   |   <text:a xlink:type="simple" xlink:href="http://palinfo.habago.org/Entry?Command=Information_PrintForum&amp;iPage=1#FORUM39965"><text:span text:style-name="T1">#</text:span></text:a></text:p>
      <text:p text:style-name="P3">何不哈韓？ <text:line-break/><text:line-break/>陳真 <text:line-break/><text:line-break/>2020. 09. 16. <text:line-break/><text:line-break/><text:line-break/>有些人認為，美國不斷以台灣當成政治鬥爭工具挑釁中國只是一種選舉策略，選完就沒事。這樣一種看法當然是錯的。事實是，中美之間已經成為一種敵對關係，不分出勝負，鬥爭不會停止。 <text:line-break/><text:line-break/>美國動作頻頻，刻意一步步踩紅線。比方說，美國國務院次卿凱斯．克拉奇（Keith Krach）明天就要來台灣，此舉除了政治挑釁外，肯定又要從台灣撈一些油水，逼迫台灣接受各種 "不平等條約"。 <text:line-break/><text:line-break/>我納悶的是，這樣一些惡形惡狀的美國人，如果是去到韓國，日子會這麼好過嗎？肯定會遭到強烈反抗。但在台灣卻少有動靜，人們不但不會去堵他譙他，甚且歡天喜地，覺得很光榮。 <text:line-break/><text:line-break/>底下有些報導，摘錄如下： <text:line-break/><text:line-break/>"2008年5月，韓國政府宣布，美國將向韓國出口牛肉。消息傳出後，不少韓媒指出，這些牛肉很大機會有瘋牛症，甚至連美國人自己也不會吃。韓國人紛紛上街抗議。整場示威活動由5月2日開始，至8月15日結束，持續超過100天。其中6月10日的示威活動，是繼1987光州民運後，首次有示威活動突破100萬人參加。" <text:line-break/><text:line-break/>示威圖片請見： <text:line-break/><text:line-break/><text:a xlink:type="simple" xlink:href="https://bit.ly/3mqVeej"><text:span text:style-name="T2">https://bit.ly/3mqVeej</text:span></text:a>  <text:line-break/><text:line-break/>台灣人不是很哈韓嗎？但是，可別只是哈整形，哈什麼帥哥美女，何不哈一點韓國人剛烈的民族性？ <text:line-break/><text:line-break/>報導還指出： <text:line-break/>  <text:line-break/>"警察在鎮壓期間，曾經動用水炮車、警棍等武器，造成多名示威者受傷。警察於3米範圍內向示威者直線水炮，導致示威者失明、耳膜永久性受損等。不過，這些暴力鎮壓不但無助減低韓國人站出來抗議的動力，反而令越來越多人反思時任韓國總統李明博的施政問題。 <text:line-break/><text:line-break/>由5月2日至6月10日連續1個多月，韓國人每天不間斷地於光化門進行集會。李明博最終向全國人民道歉，表示自己在簽署協議前沒有充分理解民意，並承諾會向美國要求保證入口的牛肉為30個月齡以下，減少染上瘋牛症的機會，而時任總理韓昇洙亦問責下台。" <text:line-break/><text:line-break/>韓國曾經是黨外的朝聖之地，黨外人士總是說台灣人應該要向韓國人特別是向韓國學生學習他們視死如歸、向善求真的無私抗議精神。如今學習到的，卻是腐敗至惡、窩囊猥瑣的那一面。台灣人被洗腦馴化，洗成腦殘，馴化得服服貼貼。 <text:line-break/><text:line-break/>諸如像毒豬毒牛這樣的問題，對於幼兒與孩童及孕婦等，傷害特別大。台灣的家長們一般非常保護自己的小孩，照理說應該會引爆家中有年幼子女的家長們的劇烈抗爭與怒火，但事實上卻不然。大部份家長們要不是噤若寒蟬，就是一片綠油油，效忠人渣黨的一切作為。 <text:line-break/><text:line-break/>台灣應該很難找到一個像我如此早期的慈林支持者，早在慈林圖書館都還沒打地基的時候，我和學姐就已經來過現場好幾趟，勘察地形，給尚未存在的慈林圖書館預定地拍照留念。我還跟林義雄說，將來學成返台後，我想要來 (至今八字都還沒一撇) 的慈林學院任教。 <text:line-break/><text:line-break/>我之所以如此看重慈林，是因為林義雄於1990年剛返台定居時宣揚梭羅的反抗精神。林義雄送我一本他寫的小冊子，叫做 "心的錘鍊：淺談非武力抗爭"，冊子背面有一張林義雄站在華爾騰湖畔的照片；梭羅當年就是住在這裡。 <text:line-break/><text:line-break/>我至今依然相信人民普遍素質的重要價值。但我確實從沒料到，經過四十年，台灣人不但沒有在素質上提昇，反而被洗腦馴化得更入骨，完全就是一群徹底愚蠢的順民，特別是學生與年輕一代，毫無一絲理想性可言；不但馴服於當權者，更是積極充當打手，制裁、懲罰幾乎已經快要絕跡的異議者。 <text:line-break/><text:line-break/>我更是做夢也想不到的是，當年號稱說要效法梭羅精神的慈林，居然成為這樣一股邪惡勢力的幫凶而不自知，訓練出一批囂張跋扈、只問顏色、絲毫不在乎是非善惡的綠衛兵。 <text:line-break/><text:line-break/>陳真 <text:line-break/><text:line-break/>2020. 09. 16. <text:line-break/><text:line-break/>=========================   <text:line-break/>林伯豐憂：美方層級越高要越多 <text:line-break/><text:line-break/>2020/09/16 工商時報 譚淑珍 <text:line-break/><text:line-break/>美國國務院次卿凱斯．克拉奇（Keith Krach）即將來台與我方展開「台美高層經濟暨商業對話」，工商協進會理事長林伯豐15日直言，美方派出層級愈高，台灣本錢就愈低，不一定對台灣有利，「美方的層級愈高，要求就會愈多，台灣能否接受要看情況。」 <text:line-break/><text:line-break/>============= <text:line-break/>開放萊豬立院無力制衡 民團酸「主權在美」擬上街抗爭 <text:line-break/><text:line-break/>2020-09-15 <text:line-break/><text:line-break/>聯合報 記者吳姿賢／台北即時報導 <text:line-break/><text:line-break/>蔡政府用行政命令開放萊克多巴胺美豬，多個團體組成的「民間反瘦肉精毒豬聯盟」今天在立法院批評，開放萊豬為重大民生政策，立法委員竟無法實質監督，「台灣不是主權在民、而是主權在美」，立法院長游錫堃應要求決議此案，透過立法權制衡行政單位；民間也正在串聯各縣市民眾能量，將走上街頭抗爭。 <text:line-break/><text:line-break/>公民監督國會聯盟執行長張宏林表示，若民進黨恣意妄為，全民應該嚴厲譴責，把過去2012年紀錄都翻出來，就可以知道各項數據、科學分析、醫學評論都沒有改變。若政府不准台灣豬農使用瘦肉精，醫生也提醒孕婦、小孩不能使用，代表萊豬根本不安全。 <text:line-break/><text:line-break/>張宏林指出，在野黨若有意願可以透過修法監督，包括行政命令要明文預告60天才能公告，或是要求豬肉絕對不能含有瘦肉精，送進立法院表決「誰反對、誰支持」一目了然。 <text:line-break/><text:line-break/>安心消費公民連線成員、台大名譽教授黃光國表示，台灣根本沒有立法權，開放萊豬看似行政院「高大」，事實上在台灣「真正高大的是美國」，要你買武器就買武器、要你吃美豬就吃美豬。政府應該有義務把關不讓有健康疑慮的食品進口，但立法院卻完全沒有發揮作用，「台灣不是主權在民，是主權在美」。 <text:line-break/><text:line-break/>民間反瘦肉精毒豬聯盟發言人李建誠說，現在衛福部連立委舉辦的公聽會都不願參加，行政權放大到如此程度，連公民團體也無法忍受。如此對人民健康有重大影響的政策，立法院應拿出立法權跟制衡力量。 <text:line-break/><text:line-break/>李建誠說，游錫堃若認為立法權有重要性，就應該出面跟行政院對等喊話跟協商，立法院有相當多制衡權力，不只是演戲、攻占主席台，還可以審批預算、甚至倒閣，都應該拿出來使用。 <text:line-break/><text:line-break/>李建誠說，呼籲民眾打電話給轄區的立法委員，要求立委積極審預算、提出法律案，作為跟行政部門談判的權力。民間團體也將走上街頭抗爭，正在各縣市匯集能量，今晚在雲林舉辦第一個座談會，邀請醫師跟豬農討論萊克多巴胺的問題，未來還會在新竹、台南、彰化、屏東等農業縣市努力，都會區也會以消費者角度發表演說，號召更多民眾走上街頭。</text:p>
      <text:p text:style-name="P2">陳真   |  2020.09.15 20:30   |   <text:a xlink:type="simple" xlink:href="http://palinfo.habago.org/Entry?Command=Information_PrintForum&amp;iPage=1#FORUM39964"><text:span text:style-name="T1">#</text:span></text:a></text:p>
      <text:p text:style-name="P4">這是剛剛我寫在一個幼兒園家長的群組裏的信。 <text:line-break/><text:line-break/>陳真 <text:line-break/><text:line-break/>=============== <text:line-break/><text:line-break/>謝謝xx媽媽的提醒。 <text:line-break/><text:line-break/>這個提醒是對的，來路不明的餅乾、糖果、巧克力、飲料、梅子粉、咖啡包與奶茶包等等等，都應小心。特別是在年輕人聚集的社交與歡樂場合或聲色場所提供的這類食品或零食或飲料，更應謹慎。 <text:line-break/><text:line-break/>為什麼呢？因為在過去十多年來，"毒品" 型態發生明顯改變，產生一種東西叫做 "新興毒品"。"毒品" 一詞也許有點強烈，事實上它的原文是 "新興影響精神物質"（New psychoactive substance），簡稱 NPS。 <text:line-break/><text:line-break/>精神科的幾乎所有用藥都可以稱為 "毒品"，比方說最近有個誘拐、囚禁國中少女的歹徒，報導說他家 "被搜出毒品"，"罪加一等"！但我看了報上所說的這個 "毒品" 的化學名稱，原來是一種非常常見的抗焦慮用藥，叫做Xanax。事實上，它是一種很好的藥物，是恐慌症的第一線用藥。 <text:line-break/><text:line-break/>"藥物學" 聖經開宗明義第一句話就是："所有藥物都是毒"。使用得好，就是藥，使用得不好，就是毒。特別是精神科用藥，更是如此，究竟是毒或藥，就看你是否適當使用。 <text:line-break/><text:line-break/>這十多年來所流行的 "新興毒品" 用語，事實上它指的就是有可能影響精神狀態的化學物質。這類東西應該被列管，但是，問題就出在你只要稍微改變一下既有藥物的化學結構，就能規避審查，甚至無法可管，所謂 "新興毒品" 或 "新興影響物質" 就是這麼回事；透過重新合成或混合或修改化學結構，產生無數 (近千種) 過去不曾見過的新興物質。 <text:line-break/><text:line-break/>聯合國在2018年提出 "世界毒品報告書"，正式把目前已找到的近千種新興物質做出定義，亦即這些東西是上個世紀六、七零年代所訂立有關精神藥物與麻醉藥物之兩份國際公約所未列入管制的新興物質，對之提出健康風險警告，建議世界各國應小心防範並應儘速進行立法列管。 <text:line-break/><text:line-break/>幾年前，台灣的立法院也曾企圖針對這些被私自合成、很可能影響精神狀態的新興物質，進行分析、調查與列管。但是，就我所知，相關法案好像已經在立法院躺了好幾年，至今仍任由這個巨大潛在風險繼續存在。 <text:line-break/><text:line-break/>這類被隨意合成、重製或混合使用的新興物質，並非出於醫療目的，而是為了讓人使用之後變得很嗨，很興奮。在這個意義上，它事實上就是一種 "毒品"。 <text:line-break/><text:line-break/>不過，網路上一大堆繪聲繪影的說法，例如說有人在學校門口散發毒糖果、毒飲料等等，我想那些全是謠言，不可能有這麼奇怪的事，因為看不出來這麼做的目的是什麼。例如： <text:line-break/><text:line-break/><text:a xlink:type="simple" xlink:href="https://bit.ly/3iAEbEc"><text:span text:style-name="T2">https://bit.ly/3iAEbEc</text:span></text:a><text:s/><text:line-break/><text:line-break/>有心人製作這些東西當然是為了賺取暴利，或是當下助興，或是為了犯罪目的，例如把人弄昏，性侵什麼的，怎麼可能自掏腰包去學校門口免費請大家吃？ <text:line-break/><text:line-break/>若要故意使人成癮，那也得反覆食用一段時間才會成癮。而且，使一堆人成癮的目的是為了什麼？對他有什麼好處？似乎沒有理由這麼做，事實上也做不到，畢竟誰會乖乖每天吃路上陌生人給的東西，連續吃上很長一段時間？ <text:line-break/><text:line-break/>"新興毒品" 的危害，在於它的多樣化，一口氣跑出上千種物質，防不勝防，而且根本無法可管。當一種影響精神狀態的物質不受管控時，它就有可能四處蔓延，比方說私人之間的互相給予所導致的無心傷害。 <text:line-break/><text:line-break/>尤其可議的是，當它為了讓人失去戒心，刻意避免以藥丸形式出現，而改以可愛造型的糖果、餅乾或飲料等等樣貌出現時，很多人就可能誤食。單次誤食不至於成癮，但是就跟瘦肉精一樣，它還是會對身體造成危害，特別是某些身心高風險族群以及孕婦與小孩等等，傷害更大。 <text:line-break/><text:line-break/>我的想法是，多吃食物，少吃食品，畢竟食品添加物太多了。 <text:line-break/><text:line-break/>不過，現在連食物也不安全，全世界有160幾個國家禁用、連豬隻吃了都會感到肉體痛苦的毒藥居然都要進口給大家吃了。 <text:line-break/><text:line-break/>一般人可能不知道一些更可怕的事，因為媒體根本不報導。比方說，2017年，民進黨上台不久之後，立即大幅放寬數百種水果與農產品的農藥檢出標準，比方說一般人常吃的雞蛋，芬普尼（Fipronil）原本規定是零檢出，居然放寬為0.01ppm（10ppb）。 <text:line-break/><text:line-break/>芬普尼是一種長效殺蟲劑，噴灑一次，可以維持殺蟲效果長達半年。養狗的人應該聽過 "蚤不到" 這種貓狗的除蚤劑吧，裏頭就含有芬普尼，是一種人體致癌物。台灣經常傳出大量蜜蜂死亡，元凶就是芬普尼。它不只是 "蚤不到"，同時也是 "蜂不到"，"人不到"。 <text:line-break/><text:line-break/>為了分散風險，我平常買菜會儘可能不固定買同一家公司的雞蛋。而且，站在愛護動物的立場，我大多買 "放牧飼養" (free-range) 的雞蛋，雖然貴了點，但值得，毒藥含量應該也會少一點吧。 <text:line-break/><text:line-break/>利用看診空檔，隨手寫一些科普，供大家參考。 <text:line-break/><text:line-break/>陳真 <text:line-break/>2020. 09. 15.</text:p>
      <text:p text:style-name="P2">張萬康   |  2020.09.15 05:19   |   <text:a xlink:type="simple" xlink:href="http://palinfo.habago.org/Entry?Command=Information_PrintForum&amp;iPage=1#FORUM39963"><text:span text:style-name="T1">#</text:span></text:a></text:p>
      <text:p text:style-name="P3">抱歉，我話太多，也不夠精準。 <text:line-break/>訂正： <text:line-break/>李紅沒說「求和」，也沒說「這人要來求和」。 <text:line-break/>小編寫「這人」二字不大禮貌。我上篇寫「這個人」多打一字。 <text:line-break/><text:line-break/>p.s.呂正惠老師是可敬的長者。感謝從輔兄、周舟的介紹。那篇讀來真是動人。</text:p>
      <text:p text:style-name="P2">張萬康   |  2020.09.15 05:10   |   <text:a xlink:type="simple" xlink:href="http://palinfo.habago.org/Entry?Command=Information_PrintForum&amp;iPage=1#FORUM39962"><text:span text:style-name="T1">#</text:span></text:a></text:p>
      <text:p text:style-name="P4">李紅的原音、原畫面重現： <text:line-break/><text:a xlink:type="simple" xlink:href="https://www.youtube.com/watch?v=f5v9GmnY8Yk"><text:span text:style-name="T2">https://www.youtube.com/watch?v=f5v9GmnY8Yk</text:span></text:a><text:s/><text:line-break/><text:line-break/>我的看法： <text:line-break/><text:line-break/>1.李紅沒說求和。那是小編下的標。 <text:line-break/><text:line-break/>2.這不是『海峽兩岸』節目本身，而是一個網路上的短視頻『李紅錄像手記』。據說屬『央視頻』。只是一種預告、節目宣傳。當然二者是有關的。但李紅錄像手記不是主菜，台灣拿人家開胃菜這種小東西來說事，是不是太故意了？ <text:line-break/><text:line-break/>3.台灣人平常會去油管找『海峽兩岸』的人多嗎？台灣有幾個人看過這節目？幾個人知道李紅？有幾個人能有機會看過『李红录像手记』？『海峽兩岸』基本上是給大陸人看的節目。 <text:line-break/><text:line-break/>4.李紅是央視，屬官媒，所以這句「這個人來求和」等同於國台辦或國務院的發言？所以此言非同小可！此言十分挑釁！太過污辱！這邏輯會不會太誇張了？ <text:line-break/><text:line-break/>5.好歹李紅也必須在『新聞聯播』的主播台砲轟台灣，才像官方正式發言吧？『海峽兩岸』只是談話節目，她的短視頻更是一個小名堂罷了。台灣談話節目主持人不也成天鬼扯？還更鬼扯一百倍哩。 <text:line-break/><text:line-break/>6.李紅的這段視頻中，她罵的是蔡英文想找王金平當信使，所以小編這樣下標。 <text:line-break/><text:line-break/>7.台灣的網路小編下標時常比較辛辣，對岸的小編下標就不能辛辣？台灣的一堆主播成天怒轟對岸，而對岸的主播不能轟台灣？台灣許多媒體都像官媒，不然就是藍綠的黨媒，主播們也貌似各自效忠主子狂轟敵人，不是嗎？我看李紅比起張雅琴算文明多啦。 <text:line-break/><text:line-break/>8.「這個人」這三字，我覺對王金平不夠尊重。但國民黨這樣就可以不去廈門的海峽論壇，笑翻，驢透了。綠營就是故意轟李紅，挖個坑給國民黨，你藍營去或不去都挨罵，能盡情消滅國民黨是最好。國民黨以為不去就很威，別忘了我們國民黨是反共的老字號！演這齣。 <text:line-break/><text:line-break/>9.國台辦對國民黨向來很客氣的啦，國民黨卻發神經演這齣愛台灣的鬧劇。 <text:line-break/><text:line-break/>10.就算這段真的是國台辦授意的（根本就不是），就算是好了，那又如何？有這麼嚴重哇？至於嗎？國民黨沒罵過中共，沒講過啥要調整九二共識啥的？什麼台灣要親美、國防靠美國，中共聽了臉上不會三條線才怪哩？李紅算對藍營很友善的，不然不會主持這節目這麼久，藍營在發什麼瘋。李紅整段主要還是罵蔡，國民黨搶戲幹嘛？因為團結愛台灣？能這麼感人不分黨派團結是好事，但找李紅這一句的麻煩是不是太故意了？ <text:line-break/><text:line-break/>11.李紅這段後來說，不管國民黨或民進黨，如果以為有了溝通，就可以回到過去兩岸相安無事的狀態，那也太兒戲了。這段也是罵到國民黨沒錯。但有這麼嚴重到放棄去海峽論壇嗎？中美相互罵得多猛，六月中下旬雙方的蓬佩奧、楊潔篪也是照樣在夏威夷見面哩。 <text:line-break/><text:line-break/>12.蔡英文希望王金平傳遞什麼訊息？如果是和平的訊息，有總比沒有好啊。國民黨反對和平嗎？ <text:line-break/><text:line-break/>13.蔡英文如果沒有叫王金平傳遞任何訊息，李紅這樣一講，台灣就會很糗嗎？綠營自己會罵回去，你國民黨想罵也可啦，罵完了還是該去廈門一趟啊，真的想扛和平的重任就去啊，怕台灣人民怪罪？神經耶，綠營哪會感謝你。你覺得該去就去，你弄成這樣幹嘛？（國民黨該去，但去了也無法影響兩大局，這是兩碼子事。） <text:line-break/><text:line-break/>14.李紅這個層級也可以罵的話，我們的政論節目主持人不也可以挨中共媒體、人大代表、總書記點名罵一頓？國民黨黨魁江啟臣不就罵起李紅的事情了嗎？看來中國官方還沒這麼小兒科矮化自己，會點名台灣的媒體主持人開罵。 <text:line-break/><text:line-break/>15.實在荒唐。李紅開一個小視頻，小編上了一個標題，就刻意被放大胡鬧。（我有些看法重複了抱歉） <text:line-break/><text:line-break/>16.李紅這段有一個部分我是反對的，就是給人一種台灣再不聽勸告，咱中共肯定要動手（武統）的感覺。這兩年大陸激增很多喊武統的網友，這我聽了不舒服，感覺很粗鄙。當然，台灣網友和他們針鋒相對時也很粗鄙，這都不是好事，人民之間結這個仇幹嘛哇，讓美國人一旁看了暗笑。據說雙方在線上打遊戲也在嗆這些題目，像話嗎？兩岸動起干戈，我堅決反對，不值得，也沒必要！有到非打不可的份上嗎？就算兩岸的憤青都說有！必須武力決戰！我仍堅持沒必要也不值得。 <text:line-break/><text:line-break/>17.我看到的台灣媒體全都斷章取義，都是在抨擊李紅在『海峽兩岸』節目中辱罵台灣。 </text:p>
      <text:p text:style-name="P2">周舟   |  2020.09.14 19:55   |   <text:a xlink:type="simple" xlink:href="http://palinfo.habago.org/Entry?Command=Information_PrintForum&amp;iPage=1#FORUM39961"><text:span text:style-name="T1">#</text:span></text:a></text:p>
      <text:p text:style-name="P3">謝謝從輔的分享。 <text:line-break/>呂正惠老師是我的碩士論文指導教授。猶記得1990年代的台灣文學界，最熱門的研究主題和顯學，就是解構主義，後殖民論述和國族認同這些西方傳來的時髦玩意，即使研究現代中文作品，作者和研究者也總愛在文章中嵌一點似懂非懂的西方術語，就跟窮人鑲金牙一樣充門面也好。 <text:line-break/>作為一個傳統文史背景出身的研究生，這些學說真讓我消化不良，也深感疑惑。文學會因為作者的國族認同有別，或對殖民文化看法不同而決定其價值嗎？ <text:line-break/>看了呂師此文，才明白當時他心底也有和我相似的困惑與挣扎。但老師總是溫和安詳的指導我，讓我在研究室的時光，暫時能忘卻外頭文學界的虛華與喧囂。 <text:line-break/>隔了這麼多年回頭看，當年流行的理論和文章，不過是為了打碎橫亙前方的經典和歷史大山，大喊大叫想踏平它，開出一條新路，結果只是徒然削了一點灰石，大山依然沒有絲毫動搖。 <text:line-break/>也是在這幾年，我才發現自己的左統想法竟和呂師接近，成了台灣人中的少數。真是一段奇妙的師生緣份。 </text:p>
      <text:p text:style-name="P2">孫從輔   |  2020.09.14 02:55   |   <text:a xlink:type="simple" xlink:href="http://palinfo.habago.org/Entry?Command=Information_PrintForum&amp;iPage=1#FORUM39960"><text:span text:style-name="T1">#</text:span></text:a></text:p>
      <text:p text:style-name="P3">觀網上登了一篇呂正惠先生的文章。整篇文章讀下來，充滿真誠與溫暖，把許多生活在台灣或海外的中國人的心裡話都說出來了。 <text:line-break/><text:line-break/>// <text:line-break/><text:line-break/><text:a xlink:type="simple" xlink:href="https://www.guancha.cn/LvZhengHui/2020_09_12_564872_s.shtml"><text:span text:style-name="T2">https://www.guancha.cn/LvZhengHui/2020_09_12_564872_s.shtml</text:span></text:a><text:s/><text:line-break/><text:line-break/>呂正惠：為什麼面對富強的中國，有些人仍然沒有歸屬感？ <text:line-break/><text:line-break/>題目這一句話是我的由衷之言，絲毫沒有誇張的成分，首先我要簡略說明一下我所以有這種體悟的經歷。從20世紀80年代末期開始，“台獨”思想逐漸瀰漫於台灣全島。我大惑不解，曾質問同為中文系畢業的好朋友，為什麼不承認自己是中國人，難道你不是讀中國書長大的嗎？他回答，中國文化那麼“落後”，中國人那麼“野蠻”，你為什麼還要當中國人？這樣的對答，在其後十多年間不知道發生了多少次。我每次喝醉酒，都要逼著人回答：“你是中國人嗎？”很少有人幹脆地說“是”，因此，幾乎每次喝酒都以大吵大鬧結束。 <text:line-break/><text:line-break/>那十幾年我非常地痛苦，我無法理解為什麼絕大部分的台灣同胞（包括外省人）都恥於承認自己是中國人，難道中國是那麼糟糕的國家嗎？我因此想起錢穆在《國史大綱》的扉頁上鄭重題上的幾句話：“凡讀本書請先具下列諸信念：一、當信任何一國之國民，尤其是自稱知識在水平線以上之國民，對其本國以往歷史，應該略有所知。二、所謂對其本國以往歷史略有所知者，尤必附隨一種對其本國以往歷史之溫情與敬意。三、所謂對其本國以往歷史有一種溫情與敬意者，至少不會對其本國以往歷史抱一種偏激的虛無主義，亦至少不會感到現在我們站在以往歷史最高之頂點，而將我們當身種種罪惡與弱點，一切諉卸於古人……”我突然覺悟，我的台灣同胞都是民族虛無主義者，他們都樂於將自己身上的“罪惡與弱點”歸之於“中國人”，而他們都是在中國之外高高在上的人。說實在的，跟他們吵了多少次架以後，我反而瞧不起他們。 <text:line-break/><text:line-break/>也就從這個時候，我開始反省自己從小所受的教育，並且開始調整我的知識架構。小時候，國民黨政府強迫灌輸中國文化，而他們所說的中國文化其實就是中國的封建道德，無非是教忠教孝，要我們服從國民黨，效忠國民黨，而那個國民黨卻是既專制又貪污又無能，叫我們如何效忠呢？在我讀高中的時候，李敖為了反對這個國民黨，曾經主張“全盤西化”，我深受其影響，並且由此開始閱讀胡適的著作，瞭解了五四時期反傳統的思想。從此以後，五四的“反傳統”成為我的知識結構最主要的組成部分，而且深深相信，西方文化優於中國文化。矛盾的是，也就從這個時候，我開始喜愛中國文史。 <text:line-break/><text:line-break/>為了堅持自己的喜好，考大學時，我選擇了當時人人以為沒有前途的中文系。我接受了五四知識分子的看法，認為中國文化必須大力批判，然而，從大學一直讀到博士，我卻越來越喜歡中國古代的典籍，我從來不覺得兩者之間有矛盾。瀰漫於台灣全島的“台獨”思想對我產生極大的警惕作用，讓我想到，如果你不能對自己的民族文化懷有“溫情與敬意”，最終你可能不願意承認自己是中國人，就像我許多的中文系同學和同事一樣。這時候我也才漸漸醒悟，“反傳統”要有一個結束，五四新文化運動已經完成了它的歷史任務，我們要有一個新的開始，中國歷史應該進入一個新的時期。後來我看到甘陽的文章，他說，要現代化，但要割棄文化傳統，這就像要練葵花寶典必須先自宮一樣，即使練成了絕世武功，也喪失了自我。如果是全民族，就會集體犯了精神分裂症，即使國家富強了，全民族也不會感到幸福、快樂。我當時已有這個醒悟，但是還不能像甘陽說得那麼一針見血。 <text:line-break/><text:line-break/>甘陽還講了一個意思，我也很贊成，他說，我們不能有了什麼問題都要到西方去抓藥方，好像沒有西方我們就沒救了。實際上，西方文明本身就存在著很重大的問題，要不然他們怎麼會在征服了全世界以後，彼此打了起來。從1914年到1945年，他們就打了人類有史以來最殘酷的兩場大戰。我當時還沒想得那麼清楚，但我心裡知道，為了在“台獨”氣氛極端濃厚的台灣好好當一個中國人，我必須重新認識中國文明和西方文明。應該說，1990年以後，是我一輩子最認真讀書的時期。我重新讀中國歷史，也重新讀西洋史，目的是肯定中國文化，以便清除五四以來崇拜西方、貶抑中國的那種不良的影響。這個時候，我覺得自己年年在進步，一年比一年活得充實。著名的古典學者高亨在抗戰的時候，蟄居在四川的嘉州（樂山），埋頭寫作《老子正詁》。他在自序裡說：“國丁艱難之運，人存憂患之心。唯有沉浸陳篇，以遣郁懷，而銷暇日。”我也是這樣，避居斗室，苦讀群書，遐想中國文化的過去與未來，在台灣一片“去中國化”的呼聲之中，找到自己的安身立命之處。也正如孔子所說，“發憤忘食，樂以忘憂，不知老之將至云爾”。就這樣，中國文化成了我的精神家園。 <text:line-break/><text:line-break/>2000年左右，我突然醒悟到，中國已經渡過重重難關，雖然有種種的問題還需要解決（哪一個社會沒有問題呢），但基本上已經走上平坦大道了。每次我到大陸，跟朋友聊天，他們總是憂心忡忡，而我總是勸他們要樂觀。有一個朋友曾善意地諷刺我，“你愛國愛過頭了”。我現在終於逐漸體會，大陸現在的最大問題不在經濟，而在“人心”。憑良心講，現在大陸中產階級的生活並不比台灣差，但是，人心好像一點也不“篤定”。如果拿80年代的大陸來和現在比，現在的生活難道還不好嗎？問題是，為什麼大陸知識分子牢騷那麼多呢？每次我要講起中國文化的好處，總有人要反駁，現在我知道，這就是甘陽所說的，國家再富強，他們也不會快樂，因為他們沒有歸屬感，他們總覺得中國問題太多，永遠解決不完。他們像以前的我一樣，還沒有找到精神家園。 <text:line-break/><text:line-break/>我現在突然想起《論語》的兩段話，第一段說：子適衛，冉有僕。子曰：“庶矣哉！”冉有曰：“既庶矣，又何加焉？”曰：“富之。”曰：“既富矣，又何加焉？”曰：“教之。” <text:line-break/><text:line-break/>翻成現在的話，就是先要人多，再來要富有，再來要文化教養。現在中國的經濟問題已經不那麼重要，我們要讓自己有教養，就要回去肯定自己的文化，要相信我們是文明古國的傳人，相信我們在世界文明史上是有貢獻的。如果我們有這種自我肯定，如果我們有這種遠大抱負，我們對身邊的一些不如意的事，就不會那麼在乎。《論語》的另一段話是： <text:line-break/><text:line-break/>子貢曰：“貧而無諂，富而無驕，何如？”子曰：“可也；未若貧而樂（道），富而好禮者也。” <text:line-break/><text:line-break/>以前我們中國普遍貧困，現在基本上衣食無憂，跟以前比，不能不說“富”了，我們現在要的是“禮”。“禮”是什麼呢？不就是文明嗎？我們能用別人的文明來肯定自己嗎？除非我們重新出生為西洋人，不然我們無論如何也不可能把自己改造為西洋人。我們既然有這麼悠久的、偉大的文明，雖然我們曾經幾十年反對它，現在我們為什麼不能幡然悔悟，重新去肯定它呢？事實上，以前我們在外國的侵略下，深怕亡國，痛恨自己的祖宗不長進，現在我們既然已經站起來了，為何不能跟祖宗道個歉，說我們終於明白了，他們留下來的遺產最終還是我們能夠站起來的最重要的根據。自從西方開始侵略全世界以來，有哪一個國家像中國那麼大、像中國那麼古老、像中國經受過那麼多苦難，而卻能夠在一百多年後重新站了起來？這難道只是我們這幾代中國人的功勞嗎？這難道不是祖宗給我們留下了一份非常豐厚的遺產，有以致之的嗎？我們回到我們古老文化的家園，不過是重新找回自我而已，一點也無須羞愧。 <text:line-break/><text:line-break/>蘇東坡被貶謫到海南三年，終於熬到可以回到江南，在渡過瓊州海峽時，寫了一首詩，前四句是： <text:line-break/>參橫斗轉欲三更，苦雨終風也解晴。 <text:line-break/>雲散月明誰點綴？天容海色本澄清。 <text:line-break/><text:line-break/>擴大來講，中國不是度過了一百多年的“苦雨終風（暴風）”，最後還是放晴了嗎？放晴了之後再來看中國文化，不是“天容海色本澄清”嗎？這文化多了不起，當然就是我們的精神家園了。最後再引述錢穆《國史大綱》扉頁上最後一句題詞：“當信每一國家必待其國民備具上列諸條件者（指對本國歷史文化具有溫情與敬意者）比數漸多，其國家乃再有向前發展之希望。”我們國家的前途，就看我們能不能回去擁抱民族文化。</text:p>
      <text:p text:style-name="P2">陳真   |  2020.09.13 03:43   |   <text:a xlink:type="simple" xlink:href="http://palinfo.habago.org/Entry?Command=Information_PrintForum&amp;iPage=1#FORUM39959"><text:span text:style-name="T1">#</text:span></text:a></text:p>
      <text:p text:style-name="P4">可還記得薛西佛斯？ <text:line-break/><text:line-break/>陳真 <text:line-break/><text:line-break/>2020.09.13. <text:line-break/><text:line-break/><text:line-break/>如果不是因為林義雄的一對可愛雙胞胎林亮均和林亭均之慘死刀下，我不會走上政治異議者這條路；如果不是因為在高醫見習那一年我所照顧的一位住院病童因為無錢繳納醫藥費而辦理「自動出院」，獨自邁向原本可避免的死亡，我不會從事什麼社運；如果不是因為在彰化基督教醫院實習時遇到的那位因為父母表明無錢支付開刀費用而掙扎逃離急診室被我追回來的小女孩，我不會成為一名政治亡命之徒，搞到家破人亡；如果不是因為那數萬名不見天日的雛妓之痛苦遭遇，如果不是因為每年數千名小孩因家長無力負擔醫療費用而放棄治療...如果不是因為這一切，我應該會有另一種截然不同的人生，不會更好，但也不會更壞，就如同美國劇作家 Tennessee Williams 所說： <text:line-break/><text:line-break/>"<text:span text:style-name="T2">Each of these lives is the right one. Every path is the right path. Everything could've been anything else and it would have just as much meaning.</text:span>" (生命有可能這樣，也可能那樣。每一個步伐、每一條道路都是對的，而且同樣深具意義。) <text:line-break/><text:line-break/>前些日子去看婁燁的「蘇州河」時，看到一部預告片叫「蘿莉破壞王」(System Crasher)： <text:line-break/><text:line-break/><text:a xlink:type="simple" xlink:href="https://bit.ly/2FrL5xc"><text:span text:style-name="T2">https://bit.ly/2FrL5xc</text:span></text:a><text:s/><text:line-break/><text:line-break/>主角是一名很可能有精神疾病的小女孩；看到她在片中對著山谷拼命大喊媽媽媽媽媽媽媽媽媽媽媽...短短幾秒鐘，讓我很感動。最近每一天，我無時無刻都會想起這一幕，心裏有說不出的難過。 <text:line-break/><text:line-break/>過去三十幾年來，我有許多從政或當上民代的機會。特別是八零年代，黨外圈子很小，從政機會更多；光是新潮流就曾三顧茅廬，只要我點個頭，早在三十幾年前也就是擔任實習醫生那一年我就當立委了。在人民開始反抗當權者的八零年代，光憑「醫學生」及「叛亂犯」這兩個身份，就足以捲起政治風潮。但是，不管別人怎麼勸進，我根本毫無從政意願，因為個性上不喜歡做一些枝枝節節的行政工作，更不喜歡講場面話、搞應酬。 <text:line-break/><text:line-break/>因此，不管是政治職務、黨職或我所參與創立的許多社運組織，我總是盡一切努力抗拒成為領導者或管理者。我也許比較適合成為一個思考者或烈士或概念上的開創者那一類。我總覺得，當一個工作只是一種技術成份，大部份人都做得來或甚至搶著做時，何必要我去做呢？我可以做得更好的也許不是某種事情，不是某種概念，而是描述一切事物與概念的可能性。 <text:line-break/><text:line-break/>但是，往後如果還有機會，只要可以不應酬，不說假話，我想我不會再拒絕從政，我特別願意為那些身陷痛苦與無助的小孩子做些什麼。 <text:line-break/><text:line-break/>過去幾年在偏鄉當醫生，是我這一生工作過最基層最窮的地區與醫院，經常遇到各種慘到不能再慘的痛苦家庭及成員，裏頭往往好多小朋友或青少年，跟著家庭悲劇慘劇而一併陪葬，而我卻根本無計可施。我們可以花幾千億幾萬億當凱子，跟美國人買武器，或是花上兆經費綁樁、亂搞荒唐透頂的什麼「前瞻建設」，卻不願意多花一點零頭小錢在小孩與青少年或孤苦老人身上，任其自生自滅。 <text:line-break/><text:line-break/>黨外時期，我曾以為，只要推翻了國民黨，政治自然就會上軌道，充滿理想的各方人才將自動歸隊，政治自然就會發揮它應有的功能。但事實上並非如此。人們搶得領導職位，並不是真的想為大眾做些什麼，而只是拼命為自己謀取更大的權位與暴利。至於基層人員，大多明哲保身，怠惰冷漠，一味仰承上意而無積極作為。 <text:line-break/><text:line-break/>過去這五、六年，因為某種原因，我深入接觸了無數兒福團體，幾乎天天跟各大兒福機構打交道，苦不堪言。許多時候，真是氣得咬牙切齒，很想寫一本書來抖出這些兒福機構裡頭無數荒腔走板的官僚行徑。 <text:line-break/><text:line-break/>我無意自誇，而是事實。我是關於「兒童人權」的「先驅」；當年的一些文字，之所以被聯合國的幾篇報告所引用，是因為那時候根本沒有人在討論什麼「兒童人權」，甚至就連「聯合國兒童權利公約」當時都還沒出現。可是，付出那麼多痛苦代價，家破人亡，血淚斑斑，甚至被國民黨及其情治單位和主流媒體無所不用其極地栽贓抹黑得幾乎身敗名裂。我真的沒想到，三十幾年後的台灣，政治都已經解嚴三十三年了，政黨輪替好幾次了，但兒童福利與兒童人權卻依舊如此荒蕪；所謂兒福機構，似乎變成一種「官場」，充滿官僚作風，反智，冷漠，無理取鬧，甚且作威作福；兒童利益不但不是優先事項，反倒成為官僚主義的犧牲品與利用工具。我很希望有一天，能夠再為兒童做一些事。 <text:line-break/><text:line-break/>現在的政治文化，表面上好像比較開放，不再像過去那樣一聽到「人權」二字就馬上黑牢伺候。但是，表面開放，骨子裏卻更極端、更荒唐、更惡劣，更反智，更病態；政治完全喪失它應有的基本意義與價值，「仇中反華愛台灣」成為政治的一切意義來源；而從政則變成一種低俗到不能再低俗、搔首弄姿的人渣演藝事業；低能的網紅與名嘴以及不學無術的文人走狗們，成為人們每天必須追逐、聆聽教誨的意見領袖。 <text:line-break/><text:line-break/>三十幾年前，曾經有個人，在私下聊天時，跟我提到一個叫做薛西佛斯的希臘神話，一個被天神處罰的人，天神罰他搬一塊巨石上山，到了山頂，巨石又會自動滾下山，薛先生只好再搬一次，日復一日，晝夜不停，永無止境。 <text:line-break/><text:line-break/>那個告訴我這故事的人，就是陳菊。 <text:line-break/><text:line-break/>我知道很多黨外人士很喜歡這個故事，以此自況，以示初衷不滅，夢想不凡。但是，當呼風喚雨的大權在握，當滾滾暴利就在眼前，金山銀山任君採，冨貴榮華好幾代，似乎就再也沒有人認為自己是薛西佛斯了，更不用說佔據絕大多數的那些貪婪腐敗的黨國餘孽，如今冒充改革者，繼續騙吃騙喝。 <text:line-break/><text:line-break/>我這文章不是寫給當權的這些人渣及其下一代看的，而是寫給那些曾經付出過痛苦代價的黨外前輩們，可還記得初衷？可還記得薛西佛斯勞苦千年徒勞無功的悲劇？</text:p>
      <text:p text:style-name="P2">周淮安   |  2020.09.13 02:25   |   <text:a xlink:type="simple" xlink:href="http://palinfo.habago.org/Entry?Command=Information_PrintForum&amp;iPage=1#FORUM39958"><text:span text:style-name="T1">#</text:span></text:a></text:p>
      <text:p text:style-name="P3">「偷吃嘴臉猥瑣到令人不忍」丁允恭獲獎小說遭網譏：寫自傳？ <text:line-break/><text:a xlink:type="simple" xlink:href="https://news.ltn.com.tw/news/politics/breakingnews/3286397?utm_medium=M&amp;;utm_campaign=SHARE&amp;;utm_source=FACEBOOK&amp;;fbclid=IwAR3lIdBE4i7Si0zaQMhJbPmXR6uEo68IiZtGJ-NWD5--OOWZgPNlEjZ61Ck"><text:span text:style-name="T2">https://news.ltn.com.tw/news/politics/breakingnews/3286397?utm_medium=M&amp;;utm_campaign=SHARE&amp;;utm_source=FACEBOOK&amp;;fbclid=IwAR3lIdBE4i7Si0zaQMhJbPmXR6uEo68IiZtGJ-NWD5--OOWZgPNlEjZ61Ck</text:span></text:a><text:s/><text:line-break/><text:line-break/>時事偶感，改編為《聊齋》說書版 <text:line-break/>－－ <text:line-break/>蓬萊秀才丁某，善舌辯，有異相，恩科拔貢，仕於打狗，逾諸孝廉，為太守股肱。太守昇三公，薦丁生面聖，譽其有蘇秦張儀之能，國士無雙。上悅，賜雙眼花翎，尚書房行走，爵比兩千石，從二品，號「吮公」。 <text:line-break/><text:line-break/>一夕，吮公宴罷醉歸，將寐之際，忽現一美婦。公迷茫間，問床邊者誰？對曰：「貴人多忘事。妾前蒙君幸，藍田種玉，特來相報」吮公懼，疾呼左右驅之，婦哀哀求告：「一夜夫妻百日恩，纏綿繾綣之景，恍如昨日，君其不念舊情？」公斥：「孤鞍前馬後，勞比犬馬，始有今日。況孤內有正室，外享令名；倘容汝來投，不啻養虎為伴」美人慍：「君才幹過人，詎薄倖至此？」公怒：「汝珠胎暗結，豈能誆我？昨日種種，如昨日死；若不速去，汝與腹中雜種，無異吾敵也！」 <text:line-break/><text:line-break/>婦涕泣良久，見公不為所動，再拜稽首，淒然笑曰：「君權傾朝野，縱行苟且，陽法無奈君何。然冥道業鏡昭昭，他日必當有報，莫謂言之不預」言罷，煙消雲散。公大駭，汗透錦袍；左右入室，未睹他人，唯見公對空獨白，狀似顛狂，面面相覷。居無何，吮公醜聞不脛而走，老少巷議街談，胥嘲公郎情似鐵。公久居廟堂，黨羽頗丰；雖不乏為其緩頰護航者，然反惹眾怒，民怨向上延燒。又逢花旗國恃船堅砲利，挾毒豕強行叩關，內外交迫。上不得已，囑丁淨身出戶，棄車保帥。 <text:line-break/><text:line-break/>仗義每多屠狗輩，負心半是讀書人。吮公年少得志，青雲平步。本可入朝不趨，贊拜不名，劍履進殿；假以時日，列土分茅，或加九錫，亦未可知。卻因虧德而奪祿，錦繡前程南柯一夢，可為登徒子戒。 <text:line-break/>－－ <text:line-break/>從厚黑學角度，有才無德之人所以見用，彼等長於逢迎拍馬是其一；因有把柄在上位手，更好控制聽話是其二。叫他咬誰就咬誰，叫他往東，他絕不往西。當重大政策引起民怨，丟一點這些人黑資料，立生轉移焦點之效。因這種人這麼好用，所以政治要清明，難。</text:p>
      <text:p text:style-name="P2">蔡亦鸣   |  2020.09.10 16:49   |   <text:a xlink:type="simple" xlink:href="http://palinfo.habago.org/Entry?Command=Information_PrintForum&amp;iPage=1#FORUM39957"><text:span text:style-name="T1">#</text:span></text:a></text:p>
      <text:p text:style-name="P3">陈真推荐的电影我一般都会去看一看，但是波兰电影《沃伦》是个例外，身心俱弱，受不了太大的伤害，光是影评就足以杀伤我。 <text:line-break/><text:line-break/>至于想到沃伦是因为下面这篇书评。 <text:line-break/><text:line-break/><text:a xlink:type="simple" xlink:href="https://mp.weixin.qq.com/s/W1HX4mIItVSJakMc7d35oA"><text:span text:style-name="T2">https://mp.weixin.qq.com/s/W1HX4mIItVSJakMc7d35oA</text:span></text:a><text:s/><text:line-break/><text:line-break/>族群的边界与民族的发明 <text:line-break/>郑非2020-08-29 18:05 <text:line-break/><text:line-break/>一 <text:line-break/><text:line-break/>当我读完蒂莫西·斯奈德的新书，我觉得书名绝对有误，与其说是“民族的重建”，不如说是“民族的发明”更为妥当。本书作者在书中讲的是波兰人、立陶宛人、乌克兰人和白俄罗斯人的传承，今日东欧这些斯拉夫民族，究其实质，都是中世纪波兰-立陶宛王国分裂出来的碎片。 <text:line-break/><text:line-break/>基辅罗斯原来是幅员广阔的东欧强国，后来国家分裂割据，分为若干公国。13世纪初，蒙古入侵，原有各公国或灭或降，基辅罗斯灭亡。数十年后，乘着罗斯人的虚弱，波兰-立陶宛国家（1568年两国合并）也从西方入侵，逐次吞并了绝大部分现白俄罗斯和乌克兰的土地。至此，罗斯的东西分裂之势就造就了。在西，是波兰-立陶宛贵族共和国，以文明西来的姿态呈现于世；在东，则是专制的俄罗斯帝国。 <text:line-break/><text:line-break/>这一波兰-立陶宛联邦，同卡斯蒂亚与阿拉贡，或者英格兰与苏格兰之间的联合并无不同，都是情势所需（波兰人想要同哈布斯堡君主拉开距离，立陶宛贵族对西方文明有所倾慕，而东部罗斯人视之为保护性力量），在相当时间内是欧洲边陲最庞大的一个斯拉夫人共同体（俄罗斯在当时还不被算入欧洲之内），是若干不同宗教、族群的共同家园。 <text:line-break/><text:line-break/>书中有许多细节可以佐证这一共同体的存在——比如，现代波兰的国父约瑟夫·克莱门斯·毕苏斯基，父母其实都是立陶宛的贵族（鉴于立陶宛贵族波兰化的程度非常之深，其实与波兰贵族也无甚差别）。其毕生事业旨在复兴波兰-立陶宛联邦，理想的失败使其痛苦万分；又比如现代立陶宛的首都维尔纽斯，虽然在16世纪之前确实是立陶宛古都，但是到了19世纪的时候，在这座城市里面讲立陶宛语的人口只有1%到2%（对这一大片土地上的人来说，波兰语是一种高雅语言，是知识分子与贵族的语言，立陶宛语则是一种乡村语言），犹太人倒是占到了该城总人口的40%。无独有偶，直到20世纪早期，现代乌克兰的重要城市利沃夫中的波兰人口比例也要超过52%，更有75.4%的利沃夫居民声称自己的母语是波兰语；再比如说，在1648年到1657年间曾经爆发了一场声势浩大的哥萨克起义（这一起义被认为是对波兰王国的极大打击，有大片乌克兰领土从王国中分离开来），起义的哥萨克领袖赫梅尔尼茨基是乌克兰的地方贵族，与波兰宫廷关系甚深。哥萨克的酋长们用波兰货币，使用波兰语作为行政语言，甚至打仗的时候也用波兰语发号施令。当赫梅尔尼茨基决定成为俄罗斯帝国的属国之时，他是读不懂俄语的，只能请人将俄语信件先翻译成拉丁文才能加以阅读；蒂莫西·斯奈德还讲了一个例子，描述的是二战中及二战后波兰人与乌克兰人的相互仇杀。有一次波兰人组织了一支假的乌克兰游击队，以引蛇出洞，结果因为实在是太逼真，导致被波兰军队误击（其伪装如此之好，以至于在场的真乌克兰游击队士兵也无法分辨出这支部队到底是不是他们的人）。在另外一个事件中，一支真的乌克兰游击队被波兰军队包围，他们用波兰语高声唱起波兰革命歌曲，反而被认为是自己人，遂被放虎归山。如此以上种种，都能显示出这些现代民族之间交互交错的亲缘关系。 <text:line-break/><text:line-break/>二 <text:line-break/><text:line-break/>看这本书的时候，无时无刻不让我联想起弗里德里克·巴斯的“族群边界论”。这个可能需要解释一下。 <text:line-break/><text:line-break/>在过去，人们一般认为族群有一些客观实在的基础，但是到了1940年代、1950年代以后，这种客观实在论就受到了多方的批评。比如霍洛维茨在其名著《冲突中的族群》中就指其不可靠，他指出，人们用来识别不同人群的线索多种多样，“是一个从可见到不可见的连续的集合”，从明显的生理特征（如肤色、面貌、发色、身高到体格）、行为特征到语言文化、经济生活。而选择哪一个线索或线索的组合，似乎是任意的。 <text:line-break/><text:line-break/>以血缘论？卢旺达的胡图人和图西人有着共同的祖先，在语言、体格和文化上都没有太大的差别，他们在古代可能有着经济生活方面的差别（一个务农，一个游牧）。 <text:line-break/><text:line-break/>以语言论？王明珂先生在《华夏边缘：历史记忆与族群认同》一书中以羌人为例，指出说羌语的不一定都是羌族，有些藏族也说羌语。而且羌族间并没有一个彼此能沟通的羌语。从民族服饰上、宗教信仰上及其他文化特征上，羌族都像是汉族与藏族之间的过渡型，难以划定一个固定的族群界限。 <text:line-break/><text:line-break/>以文化论？外人几乎不能在白俄罗斯人与俄罗斯人之间做区分，他们的文化习俗极为接近。比方说在加拿大、美国、奥地利、乌克兰和中亚都有白俄罗斯人存在，但通常被被归为俄罗斯人（而无人质疑）。在印度的安得拉邦，安得拉人和特伦甘纳人的主要区别在于，安得拉人的脖子上常会围上围巾，特伦甘纳人就不会这样做；特伦甘纳人的语言中有很多乌尔都语词汇，安得拉人的语言中少些；特伦甘纳人的食物比安得拉人更接近穆斯林食物；特伦甘纳人喜欢饮茶，而安得拉人则偏好咖啡。 <text:line-break/><text:line-break/>当然我们也可以用“或”字把上述这些线索/标准总括起来，声称只要满足上面一种或几种就行。但是，为什么在此处以甲线索形成族群，在彼处又以乙线索形成族群呢？中间的选择机制是什么？ <text:line-break/><text:line-break/>人们发现用于划分族群的线索落实到现实生活中常有武断之嫌，“语言、体质、文化在人群间常有同有异：相似到哪个程度就是一个族群，相异到哪个程度就不是一个族群？事实上并没有一个学术上的客观标准。”王明珂写道，“文化特征在人群中的分布，经常呈许多部分重叠但又不尽相同的范畴。以个别文化特征而言，它们的分布大多呈连续的过渡性变化，族群边界似乎是任意从中画下的一道线。因此，以客观文化特征界定一个族群，有着实际上的困难。” <text:line-break/><text:line-break/>人类学家埃德蒙·R·利奇（E.R.Leach)在20世纪中期对缅甸高地的观察中看到一个有趣的现象，本地的克钦人实际上讲着好几种不一样的语言，社会结构在两种不同类型的形态之间来回摆动，这个族群的存在，似乎完全是由其与邻近的掸人的冲突与交流来界定的。但是，“这些说不同语言、穿不同服饰、拜不同神灵，有着如此等等之不同的人，并不被看作是完全超越社会认可界限的异乡人”。他们自己认为自己有共同的祖先与血缘，是一个群体。这个案例告诉我们，至少某些族群的塑造似乎是主观选择的结果，而非客观的界定。 <text:line-break/><text:line-break/>为了解决上述困难，人类学家弗雷德里克·巴斯（FredrikBarth）1969年在其主编的论文集《族群与边界：文化差异下的社会组织》（EthnicGroupsandBoundaries）提出了著名的“族群边界论”。在这个论文集中，人类学者与社会学者们提出了一个很有意思的见解，那就是“族群”并不是单独存在的，它存在于与其他族群的互动关系中。对此，巴斯说道，过去我们总认为人类的文化差异是不连续的，也就是说，“既存在本质上分享共同文化的民族集合体，又存在着把每种这样的独立文化与所有其他文化截然分开的相互关联的差异。”人们过去相信，种族差异、文化差异、社会隔离和语言障碍在各人群之间是不言而喻的事情。但是，与其说各人群像一个个孤岛彼此隔离存在，倒不如说各人群像大陆板块一样彼此碰撞、渗透。在这些大陆板块上存在无数细小的裂缝，人们完全可以任意选定这条裂缝或那条裂缝作为一块大陆的边界。 <text:line-break/><text:line-break/>王明珂总结道：“族群是由它本身组成分子认定的范畴，造成族群最主要的是它的‘边界’，而非包括语言、文化、血统等在内的‘内涵’；一个族群的边界，不一定指的是地理的边界，而主要指‘社会边界’。在生态性的资源竞争中，一个人群强调特定的文化特征，来限定我群的‘边界’以排除他人。” <text:line-break/><text:line-break/>在我看来，族群边界论是一种解释力很强的学说，它指出族群是主动构建的产物，但这种构建并非无源之水无本之木，还是有客观基础的。这点同社会科学家们对集体认同/身份的研究是相当一致的。学者们认为，集体认同/身份的产生有几个基本条件：一是产生了某种社会分类概念/方式，并且为人们所接受。这在很大程度上是受重大事件所推动的。这是主观的一面；二是这种分类方式同人们的生活体验所兼容，人们可以从自己既有的社会模式中观察并体验到该分类方式的合理性。而这种既有的社会模式可以说是一种客观存在（尽管未必是唯一的客观存在）。族群的形成与维持其实也是这样子，客观条件指出族群可被观察的内涵，主观论选择则具体描绘族群边界。 <text:line-break/><text:line-break/>综上，从族群边界论的眼光看来，族群并不是一个自然存在，而是一个社会存在。它有自然的基础，但出于人的建构。学者们可以从这个道理中推导出很多东西，比如，族群接触的增多不一定会带来族群之间的融合，如果它们各自居于不同的经济/政治/社会生态位的话，倒是很可能会促进异己族群意识的产生与发展。又比如，有的时候族群冲突不是因为族群边界的存在而发生的，反而族群边界正是因为预计到了冲突才确立起来的（族群文化有的时候也是后于族群而出现的）。 <text:line-break/><text:line-break/>三 <text:line-break/><text:line-break/>回到《民族的重建》这本书，我们可以清楚地看出，用“族群边界论”来理解蒂莫西·斯奈德在书中的描述，再方便不过了——波兰-立陶宛王国这块“大陆”，因着时势的变化，内里的诸人群逐渐沿某条边界分化/发明（强调差异性而非共同性）而成诸现代民族。 <text:line-break/><text:line-break/>波兰-立陶宛王国的兴起自然并非幸致，其分裂其实也是“成也萧何，败也萧何”。当初这个东斯拉夫共同体之所以形成，除了波兰武力强横之外，更是因为这个天主教斯拉夫王国背靠西欧，无论是政制、技术还是社会都有文明引介之功，无论是立陶宛还是乌克兰的贵族都被此高阶文化所吸引，在16、17世纪迅速波兰化。可以预想，如果该王国能够挺过18世纪的地缘政治冲击，没有发生俄、奥、普“三家分晋”（1772-1795年对波兰的三次瓜分），那么该王国完全可能以波兰为核心进行统一的国族构建，一如法兰西与英吉利。 <text:line-break/><text:line-break/>但是也正由于波兰文化的高阶姿态，使得波兰语人群与其他人群之间的关系有点“内殖民主义”的味道，此种姿态尤其显现在波兰人与乌克兰人之间（立陶宛人与波兰人之间的关系要更为平等）。乌克兰的下层贵族与农民往往要受到波兰贵族与地主的支配（中上层贵族则波兰化了）。蒂莫西·斯奈德写道，1569年之后，一些波兰家族在乌克兰获得了大量的土地，他们带来了大量的波兰士兵以及犹太人助手，大量乌克兰农民由此陷入赤贫之中，时人的抱怨是“（乌克兰人）被视作低人一等的存在，成为波兰人和犹太人的奴隶或侍女……”自1648年兴起的哥萨克叛乱，就可以看成是拥有军事武装的乌克兰底层贵族与农民对自己缺乏政治权利（由此而带来的经济剥夺）所表达的不满。赫梅尔尼茨基之所以率领哥萨克起义，最初的缘由就是因为一位波兰官员窃取了他的地产、霸占了他的爱人、谋杀了他的儿子，而他本人向波兰宫廷申诉未果。他之所以能获得大批人手，也是因为波兰贵族对土地的侵占导致有大量农民逃向边境成为哥萨克。 <text:line-break/><text:line-break/>波兰地主与乌克兰农民的分野在沙俄时代也一直延续下来（尽管随着时间的过去，他们的文化隔阂日渐减少），沙俄政府本来完全可以利用这种社会隔阂来加强对乌克兰人的吸纳，但是沙俄政府在1830年、1863年两次波兰起义之后犯了“肃反扩大化”的错误，将乌克兰民族主义也视为要打击的对象（尽管乌克兰人在两次起义中都是配合帝国政府的）。1863年沙俄政府颁布瓦廖夫法令，禁止乌克兰语作品的出版。1876年，这一禁令又被埃姆斯法令所强化，使用乌克兰语的公共演讲、戏剧和歌曲表演都被禁止，教师被撤职，报社也被关闭。乌克兰民族主义在这种刻意打击下反而成长起来。 <text:line-break/><text:line-break/>一战之后，新生的波兰再度将部分乌克兰和白俄罗斯纳入版图之中。独立的波兰对自己的身份认同格外关注，乌克兰认同自然显得颇为刺眼。在1924年，波兰颁布了格拉布斯基法，让乌克兰语学校成为双语学校。波兰人不但无意解决乌克兰的土地问题，反而通过迁入人口、加强行政管制，使自己显得格外的“殖民主义”。与此同时，乌克兰人在合法政治中也被边缘化。尽管有三分之一的波兰公民是少数民族，“但是没有任何少数民族代表在波兰政府中担任过部长（连地区和地方长官都没有）。几乎没有重要政治家把乌克兰人和其他少数民族的民族渴望当回事儿，更鲜有人试图通过向乌克兰精英提供比民族主义和共产主义更有吸引力的选择，来邀请他们成为同道者。”于是本地的乌克兰人开始慢慢将本地的波兰人同外来的波兰人视为一体，进行反击。 <text:line-break/><text:line-break/>二战作为一场全面战争，彻底撕裂了本地社群，通常的社会控制因素不复存在，波兰人和乌克兰人在外来因素的怂恿下开始相互仇杀与种族清洗，在战后更进行了人口交换。乌克兰民族从此发明成功，再无转圜余地。斯奈德由是叹道：“是民族主义导致了种族清洗，还是种族清洗给不同人群贴上了民族标签？”他的意见，多半是后者。 <text:line-break/><text:line-break/>以上只是斯奈德所讲述的四例之一，但通过以上的描述，我们足以发现，至少在东欧，民族的产生是多种复杂力量组合而成，受限于一时一地的社会政治运动、结构与走向。从此历史教训来看，今人不妨放开对民族是由文化定义的执迷，文化的统一是果不是因，切记。</text:p>
      <text:p text:style-name="P2">陳真   |  2020.09.10 09:00   |   <text:a xlink:type="simple" xlink:href="http://palinfo.habago.org/Entry?Command=Information_PrintForum#FORUM39956"><text:span text:style-name="T1">#</text:span></text:a></text:p>
      <text:p text:style-name="P3">同學，我很無言。 <text:line-break/><text:line-break/>你能不能靜下心來，好好讀一下我到底講了什麼，同時也好好想一下自己到底在講什麼。閱讀這樣一些粗淺的中文字，有那麼難嗎？</text:p>
      <text:p text:style-name="P2">欧阳阳   |  2020.09.10 08:03   |   <text:a xlink:type="simple" xlink:href="http://palinfo.habago.org/Entry?Command=Information_PrintForum#FORUM39955"><text:span text:style-name="T1">#</text:span></text:a></text:p>
      <text:p text:style-name="P4">很难相信陈菊的道德水准有陈真前面提到的那么“清白”，或许她已经不是以前的那个她，人是会变的。 <text:line-break/>以下是最近暴露出来的事情。 <text:line-break/><text:line-break/>“统府发言人丁允恭被爆在陈菊主政的高雄市政府新闻局长任内，劈腿四女并有女子为他堕胎三次” <text:line-break/>“事件发生时地都在她主持的高雄市政府，受害女子曾经写信向陈菊求救，只换来陈菊“告诫”丁允恭要“注意女性关系”，然后呢？陈菊北上，甚至还一路拎着丁允恭从行政院发言人到总统府发言人，换言之，身为女性，陈菊一无同情心二无同理心，甚至连最基本的性别平权意识都无，在陈菊眼中，丁允恭根本没错，只是需要“注意”而已，才会任内不问责，自己北上“升官”，还一路让丁允恭跟着她的升官图有福同享。” <text:line-break/><text:line-break/>“陈菊主政高雄十二年，纵容或包庇下属不是一桩两桩，贪污爱将可以趴趴走五年，直到全台駡翻才逮到人；” <text:line-break/>来自风传媒：<text:a xlink:type="simple" xlink:href="https://www.storm.mg/article/3019385"><text:span text:style-name="T2">https://www.storm.mg/article/3019385</text:span></text:a></text:p>
      <text:p text:style-name="P2">陳真   |  2020.09.10 03:03   |   <text:a xlink:type="simple" xlink:href="http://palinfo.habago.org/Entry?Command=Information_PrintForum#FORUM39954"><text:span text:style-name="T1">#</text:span></text:a></text:p>
      <text:p text:style-name="P3">阿桑吉命運未卜 <text:line-break/><text:line-break/>陳真 <text:line-break/><text:line-break/>2020. 09. 10. <text:line-break/><text:line-break/><text:line-break/>巴勒網每個月在AIT靜站聲援阿桑吉的人數通常不到十人，但是，現場每一次卻總是出動二、三十名警察、便衣及特務嚴密戒備，並在入口處圍成人牆。在AIT靜站聲援阿桑吉都已經快一年了，無風無浪，不推不擠，寒風烈陽下站著一動也不動，連喊一聲口號也沒有，對方安全措施至今卻仍不放鬆。 <text:line-break/><text:line-break/>有一回，現場一名警察嘲笑我們「今天參加的人怎麼這麼少」？我跟他說：「對啊。我們人這麼少，為什麼你們每次卻還要出動這麼多警力？」 <text:line-break/><text:line-break/>上上個月，我跟帶頭的警官說：「你們不需要派這麼多警力來。我們如果真的要衝進去AIT，你們根本擋不住。」為什麼呢？因為防守線太長了，除非把整個AIT用全副武裝的鎮暴警察團團圍住，否則突破點太多了。我邊說邊指給他看，到處都可以找到缺口突圍。 <text:line-break/><text:line-break/>重點不是要不要衝進去AIT，重點是衝進去要幹什麼。我還沒想出來衝進裏面要做什麼，因此，AIT 其實大可放心，根本沒必要動用這麼多警力與安全人員。 <text:line-break/><text:line-break/>阿桑吉被囚、被虐，他的遭遇，他的未來，我有些心裏話想說，卻寫不出來，只能寫到這樣一些無謂的細節上。也許，我這輩子永遠都不可能擺脫心裏這份悲傷。 <text:line-break/><text:line-break/>剛剛收到一封WSWS (World Socialist Web Site) 的電子報，翻譯如下。原文裏頭有一項資訊是錯的，亦即 Clive Stafford Smith 應是出生於劍橋的一位英國律師，不是美國律師。我就直接改正了。本文如下： <text:line-break/><text:line-break/>英國重啟審判朱利安阿桑吉的司法大秀第二天，曾經代表關塔那摩監獄囚犯的英國律師克萊夫·斯塔福德·史密斯(Clive Stafford Smith)提出「目擊者證詞」(witness testimony) ，指控「維基解密」所揭露的美國刑求逼供策略，與中世紀西班牙宗教裁判所的作風無異。 <text:line-break/><text:line-break/>Laura Tiernan 及 Thomas Scripps曾經詳細記錄「維基解密」所揭發的美國無數罪行(見：https://bit.ly/3iihEMn)，這也正是史密斯律師所提到的那些指控。 <text:line-break/><text:line-break/>史密斯律師還提到美國在敘利亞實施暗殺計畫：開列「必殺名單」(Kill List)，羅列 669 名刺殺對象。這份「必殺清單」被「維基解密」揭露，清楚顯示美國如何鎖定暗殺對象，加以殺害；必殺者包括美國記者Bilal Abdul Kareem 及半島電視台記者 Ahmad Zaidan...等等。那些用來殺人的武器，則是戲謔地「以一些色情明星的名字來命名；美國盟友例如英國和澳洲，很顯然也參與了這份「必殺名單」的建立。 <text:line-break/><text:line-break/>史密斯律師並列舉了「維基解密」所揭露的英、美政府在阿富汗與中東所犯下的部份罪行。 <text:line-break/><text:line-break/>「維基解密」所公布的檔案，同時也被用在 Chekkouri 的案例中，揭發英國政府涉入Binyam Mohamed 的祕密引渡及刑求。刑求人員把刮鬍刀片塞進 Mohamed的生殖器，然後把他帶到喀布爾一個叫做「黑牢」(Dark Prison)的CIA祕密監獄，繼續刑求。 <text:line-break/><text:line-break/>(譯註：Binyam Mohamed 是一名衣索比亞裔英國居民，因為對美軍表現出「敵意」，在巴基斯坦遭到美國綁架，先後囚禁在巴基斯坦、摩洛哥及喀布爾等 CIA 設於海外的秘密監獄，遭到各種酷刑。Mohamed最後被關在以刑求虐待囚犯聞名的關塔那摩監獄；英、美政府一路聯手對他進行各種酷刑逼供，包括以刮鬍刀片塞進其生殖器，並威脅若不按下指紋認罪，便要把他的兩個眼珠子用手給挖出來等等。Mohamed形容他遭到的是「中古世紀刑求」那般的慘無人道。)   <text:line-break/><text:line-break/>所有這一切證詞，在在顯示阿桑吉的新聞工作所帶來的巨大衝擊，一如史密斯律師所指出：「維基解密」的工作，幫助了許多被非法囚禁在諸如關塔那摩監獄的無辜者重見天日，並促成世人對於美國在巴基斯坦的無人機轟炸之大規模反抗活動。 <text:line-break/><text:line-break/>WSWS將會持續每天報導這場將會在英國每天上演的虛假司法大秀。 <text:line-break/><text:line-break/>(譯註：阿桑吉的引渡案將會持續進行兩三周，預計十月初宣判是否引渡美國接受間諜罪審判。)  <text:line-break/><text:line-break/>我們希望，支持者能夠在社群網站及親友與同事圈子中，廣為流傳這些文字，一起為阿桑吉的自由積極奮鬥。 <text:line-break/><text:line-break/>正在倫敦上演的這齣審判阿桑吉司法大戲，事實上和整個世界之走向威權主義之趨勢密不可分；它不但將大大傷害勞工階層，並捲起一股軍事帝國主義的狂風惡浪。</text:p>
      <text:p text:style-name="P2">陳真   |  2020.09.09 20:58   |   <text:a xlink:type="simple" xlink:href="http://palinfo.habago.org/Entry?Command=Information_PrintForum#FORUM39953"><text:span text:style-name="T1">#</text:span></text:a></text:p>
      <text:p text:style-name="P4">我修改了那兩個網址： <text:line-break/><text:line-break/><text:a xlink:type="simple" xlink:href="https://bit.ly/3m4KyC8"><text:span text:style-name="T2">https://bit.ly/3m4KyC8</text:span></text:a><text:s/><text:line-break/><text:line-break/><text:a xlink:type="simple" xlink:href="https://bit.ly/35l6B19"><text:span text:style-name="T2">https://bit.ly/35l6B19</text:span></text:a><text:s/><text:line-break/><text:line-break/>英國現在掀起一波反口罩運動，扯上人權、自由與各種稀奇古怪的陰謀論。底下是主要團體之一，叫做：KEEP BRITAIN FREE。 <text:line-break/><text:line-break/><text:a xlink:type="simple" xlink:href="https://www.keepbritainfree.com/"><text:span text:style-name="T2">https://www.keepbritainfree.com/</text:span></text:a>  <text:line-break/><text:line-break/>另外，關於阿桑吉，底下是兩小時前收到的一封WSWS電子報。先貼出來，我再找時間翻譯。 <text:line-break/><text:line-break/>The second day of the resumed British show-trial of Julian Assange included powerful witness testimony from Clive Stafford Smith, a US attorney who has represented Guantanamo Bay detainees. He likened US torture tactics exposed by WikiLeaks to those of the Spanish inquisition. <text:line-break/><text:line-break/>Reporting for the World Socialist Web Site, Laura Tiernan and Thomas Scripps documented the wide-ranging WikiLeaks disclosures that Stafford Smith reviewed. <text:line-break/><text:line-break/>Smith discussed a US assassination program in Syria, with a “kill list” of 669 names. The list, published by WikiLeaks, showed how the US had targeted American journalist Bilal Abdul Kareem and Al Jazeera’s Ahmad Zaidan… Weapons used to assassinate US targets “were named after porn stars and revealed names clearly from US allies, identifiable to Great Britain or Australia.” <text:line-break/><text:line-break/>Stafford Smith outlined some of what WikiLeaks helped expose about the criminal US, British wars in Afghanistan and the Middle East. <text:line-break/><text:line-break/>WikiLeaks publications had also been used in the Chekkouri case, exposing British involvement in the secret rendition and torture of Binyam Mohamed. Interrogators had taken a razor blade to his genitals before rendering him to a “Dark Prison” in Kabul where he was tortured again. <text:line-break/><text:line-break/>The testimony demonstrated the immense impact of Assange’s journalistic work. Stafford Smith stated that WikiLeaks publications had helped to free innocent prisoners illegally detained at Guantanamo Bay, and had helped galvanise mass opposition to US drone strikes in Pakistan. <text:line-break/><text:line-break/>The cross-examination of Stafford Smith was a desperate attempt to cover over the significance of his testimony, aided by the court’s restriction of defence witnesses to just half an hour of testimony. <text:line-break/><text:line-break/>The WSWS will continue to report each day on the legal travesty underway in Britain each day. We appeal to all supporters of democratic rights to share our articles widely on social media and with your friends and colleagues, and to become active in the fight for Assange’s freedom. <text:line-break/><text:line-break/>The show-trial underway in London is inextricably tied to the turn to authoritarianism by governments internationally, directed against the working class, as well as a resurgence of imperialist militarism. For that reason, we also direct our readers attention to the following crucial articles published today on the WSWS.  </text:p>
      <text:p text:style-name="P2">葉小慧   |  2020.09.09 15:50   |   <text:a xlink:type="simple" xlink:href="http://palinfo.habago.org/Entry?Command=Information_PrintForum#FORUM39952"><text:span text:style-name="T1">#</text:span></text:a></text:p>
      <text:p text:style-name="P3">陳醫師留言中的兩個縮網址，直接複製後尋找是失效的。 <text:line-break/><text:line-break/>不過網路搜尋很輕易能找到他的影片： <text:line-break/><text:line-break/><text:a xlink:type="simple" xlink:href="https://youtu.be/Vurv270Uv0I"><text:span text:style-name="T2">https://youtu.be/Vurv270Uv0I</text:span></text:a><text:s/><text:line-break/>Mark Dolan cuts up his face mask live on air: "Wearing a mask is the new woke" <text:line-break/></text:p>
      <text:p text:style-name="P2">陳真   |  2020.09.08 17:02   |   <text:a xlink:type="simple" xlink:href="http://palinfo.habago.org/Entry?Command=Information_PrintForum&amp;iPage=1#FORUM39951"><text:span text:style-name="T1">#</text:span></text:a></text:p>
      <text:p text:style-name="P3">一位英國電台主播叫Mark Dolan，在主持節目時，把一個口罩當場用剪刀剪得稀巴爛，好像跟口罩有不共戴天之仇似的。請看： <text:line-break/><text:line-break/><text:a xlink:type="simple" xlink:href="http://shorturl.at/adeES"><text:span text:style-name="T2">shorturl.at/adeES</text:span></text:a><text:s/><text:line-break/><text:line-break/>他的 "英勇抗暴" 行為，引來許多英國人的讚賞，有的還為此感動得熱淚盈眶。這裏有一些留言，不妨看看： <text:line-break/><text:line-break/><text:a xlink:type="simple" xlink:href="http://shorturl.at/bors8"><text:span text:style-name="T2">shorturl.at/bors8</text:span></text:a><text:s/><text:line-break/><text:line-break/>許多英國人認為，要求他們戴口罩無疑就是在剝奪他們做為一個人的尊嚴，就好像強迫他們把尿布戴在臉上一樣可恥、可笑且可惡，傷害人權與自由莫此為甚，甚至等同於納粹。更令他們難以忍受的是，他們認為戴口罩是一種迷信，愚昧且不科學；他們發起各種社運，希望那些戴口罩的人 "覺醒"，早日認清這是一項卑鄙陰謀。 <text:line-break/><text:line-break/>這也陰謀，那也陰謀。對此我實在很無言。但這世上，令人無言的事太多了。我要是有鰓，我想我會毫不猶豫潛入海裏，實在很厭倦陸地生活，與人類為伍，吵鬧，低能，猥瑣。我覺得，在生物演化上，我還是比較接近魚類。 <text:line-break/><text:line-break/>我跟小孩說，我們是從魚變來的。她上幼兒園，老師卻教她：人是猴子變來的。她很困惑，回家問我到底 "我們的阿公阿嬤" 是魚還是猴子？於是我跟她上了一堂哲學課。我說，"真實" (reality) 至少有兩種，一種自稱科學，但是不是真的很科學很理性就不好說了。另一種 "真實" 叫美學，唯真唯美，美即是真；考試時，為了分數，你要回答說人是猴子變來的。下課後就隨妳便了，說不定妳是蝴蝶變來的又有何不可？ <text:line-break/><text:line-break/>所謂科學就像一個人工跑道，你在上面跑，就得有一定的規矩。不過，但凡腳下便是路，當你不在跑道上，規矩就不同了。 <text:line-break/><text:line-break/>講這些，跟上面那些腦殘陰謀論者扯不上任何關係，只是隨口帶過。 <text:line-break/><text:line-break/>常覺得陸地生活真的很悶很無奈。每個小朋友腦袋通常都很正常，長大後卻一個個變成腦殘，變得乏味，變得愚不可及。 <text:line-break/><text:line-break/>我常想念起維根斯坦說的那份句子清單：要是句子可以窮盡，我很樂意幫大家擬出一份句子清單，也許有一百萬光年那麼長，但它終究是有限的。然後，當你有話要說時，麻煩你就告訴我編號，看是清單上的哪一句，這樣就一切一目了然賓主盡歡而不會雞同鴨講了。 <text:line-break/><text:line-break/>當然，句子清單終究是無奈的作法，就像高達說的：美國人很喜歡說：What do you mean exactly? 高達說：I mean, but not exactly.  <text:line-break/><text:line-break/>也許世界本該如此。我可以mean 這mean 那，但我就是沒法exactly，畢竟世界是一幅畫，而不是由命題所組成。 <text:line-break/><text:line-break/>我從不喜歡看人們對我寫的東西的回應，因為那常會讓我啞口無言。回歸大海的渴望，一天比一天強烈。 <text:line-break/><text:line-break/>p.s.: 阿桑吉昨天出庭應訊。心情上，我很不想面對這事，略過不談，就請大家各自關注吧。本周六(12日) AIT 見。 <text:line-break/><text:line-break/>p.p.s.: 美國毒豬毒牛入侵台灣，人渣黨的卑劣無恥，難以想像；過去為此抗爭、佔領立法院四五天，誓死反對，個個慷慨激昂；現在卻居然說成偉大德政，說是台灣什麼 "重返國際社會的美好機會"。這些人渣的無恥程度，完全毫無下限；全世界一百六十幾個國家禁用的毒藥，人渣們開放侵台，居然也能說成什麼國際地位提高的偉大展現，完全就是把台灣人當白癡一樣耍弄。 <text:line-break/><text:line-break/>但是，更重要的是，大家別只顧著罵狗，畢竟走狗能有什麼自主意志呢？該攻擊的主要對象不是狗，而是縱狗咬人的美國。台灣真正的統治中心，就是 AIT，而不是什麼總統府。AIT裏頭那些無惡不作的戰爭罪犯血腥人渣及其背後的整個美國政府，才是台灣人與兩岸同胞及全世界人類的真正敵人。</text:p>
      <text:p text:style-name="P2">鄭豐遠   |  2020.09.06 05:58   |   <text:a xlink:type="simple" xlink:href="http://palinfo.habago.org/Entry?Command=Information_PrintForum&amp;iPage=1#FORUM39950"><text:span text:style-name="T1">#</text:span></text:a></text:p>
      <text:p text:style-name="P4">謝謝東東，這地方離我之前上班地方很近，來過幾次。 <text:line-break/><text:line-break/>因為疫情，整個西方包括澳洲已經不是以前的西方了。或者我們該說西方一直就是西方，只是在還能相安無事的年代，你比較不容易看到他的真面目。 <text:line-break/><text:line-break/>世界本來很大，西方人卻把它變小了，沒有多元，只剩敵我，荒唐透頂。</text:p>
      <text:p text:style-name="P2">東東   |  2020.09.05 21:18   |   <text:a xlink:type="simple" xlink:href="http://palinfo.habago.org/Entry?Command=Information_PrintForum&amp;iPage=1#FORUM39949"><text:span text:style-name="T1">#</text:span></text:a></text:p>
      <text:p text:style-name="P3">這則留言給鄭豐遠大哥，「cafe + bar」 138 Wickham Street Fortitude Valley. 應該是這家，我許久沒進市區，今天特別跑了一趟想確認，卻沒開門。我是2019年才到布里斯本，陸續有讀到您對澳洲的看法，特別是和台灣比較的觀點，有說入我心裡的感覺，感謝您的文字，最後希望咖啡店沒有因為疫情而永久關門，讓我們有機會在咖啡店不期而遇。</text:p>
      <text:p text:style-name="P2">陳真   |  2020.09.04 02:19   |   <text:a xlink:type="simple" xlink:href="http://palinfo.habago.org/Entry?Command=Information_PrintForum#FORUM39948"><text:span text:style-name="T1">#</text:span></text:a></text:p>
      <text:p text:style-name="P3">厲害了，這個人渣黨！ <text:line-break/><text:line-break/>陳真2020. 09. 04. <text:line-break/><text:line-break/><text:line-break/>忘了是哪一年，只記得台灣第一條高速公路的「台南段」剛蓋好時，我正好小學快畢業。記得有一天，學校說要帶我們去「參觀」高速公路，大家都很緊張很興奮，因為一聽到「高速」二字，以為一定很刺激很可怕。 <text:line-break/><text:line-break/>結果，車子開啊開的，開了很久，「高速公路怎麼還沒到？」同學問我，我也覺得很納悶。為了盡點班長的義務，於是就舉手問老師。老師說，「我們現在就在高速公路上啊！」我回了一聲「蛤？」，同學們一聽都笑了。「哪來高速？跟一般道路開車速度差不多嘛」。 <text:line-break/><text:line-break/>這麼一件小事，不知道為什麼，就這麼深深印在腦海四十多年。 <text:line-break/><text:line-break/>不管怎麼樣，在台灣蓋條高速公路總不是什麼罪大惡極的事吧？但是，當年的黨外人士卻藉著反對高速公路之興建，獲取不少民心；反對的理由是：「有錢人才有汽車，高速公路是給公子哥兒們飆車用的，一般人根本用不到」，因此譴責國民黨「不知民間疾苦」。 <text:line-break/><text:line-break/>這可能不是一個有關詐騙政治的好例子，因為我相信黃信介等人當年應該不是故意要操弄民粹，而只是缺乏長遠眼光。 <text:line-break/><text:line-break/>反對興建台北捷運就不一樣了，那是存心操弄，蓄意欺騙社會。我寫不出當年的操弄盛況，簡單可以這麼說，在各地的民進黨群眾場合，只要演講者大罵台北捷運，保證萬人空巷，歡聲雷動；民進黨人 (例如阿扁和謝長廷)，不但把捷運罵得一文不值，而且講得極度危險，彷彿只要一搭上捷運，必死無疑。而且還捏造各種謠言與耳語，讓人們以為國民黨靠著蓋捷運來貪污。 <text:line-break/><text:line-break/>記得當時民進黨捏造了一個數字說，台北捷運上的垃圾桶，平均一個造價要兩萬多元。然後根據這個自己捏造出來的謠言，進一步自我引用，大量引申，在各地群眾演講場合拼命操弄，創造各種充滿諷刺的笑料與指控，比方說故意嘲笑說「捷運車廂裏那些垃圾桶，應該都是18K金打造的」，把國民黨的市長候選人黃大洲給打成無能草包，打成與小市民對立的醜陋權貴。 <text:line-break/><text:line-break/>黃大洲不擅言詞，一說一，二說二，完全不懂民進黨那套含沙射影活靈活現的修辭話術。黃大洲講起話緩慢平實，內容毫無一絲聳動性，溫溫吞吞，甚至沒什麼抑揚頓挫，於是被民進黨打成智障草包，說他連話都說不好。很多人真的相信這套宣傳，真以為黃大洲若非智障，便是草包。 <text:line-break/><text:line-break/>事實上，黃大洲是誰呢？他是類似含冤而死的黃俊英教授那樣一個木訥寡言的學者，康乃爾大學的農經學博士，雄才大略，深具遠見。如今台北人所引以為傲的捷運和大安森林公園，就是他擔任「官派台北市長」時所規劃，卻因此被民進黨抹黑得臭不可聞。 <text:line-break/><text:line-break/>我為什麼會從八零年代的阿扁支持者，來到1990年代卻開始大力痛罵陳水扁是「天下第一大壞蛋」，一部份原因就是因為那場台北市長選舉，太卑鄙了，類似柯文哲當年之抹黑連勝文，完全就是依靠各種醜惡的修辭渲染與數不清的謠言與耳語(那時還沒有網路和網軍)，把黃大洲給徹底污名化，把他打成年輕人所厭惡的低能草包迂腐形象，而阿扁則包裝成「年輕有趣、美麗希望與夢想」的實踐者。人們普遍相信了這套宣傳。 <text:line-break/><text:line-break/>選舉期間，台北捷運工程出了點意外，有一節車廂試車時著火。隔天綠營的媒體(若我沒記錯，應該是《自立早報》)的頭版頭條，刊登一張捷運車廂著火的巨幅驚悚照片。我當下一看，心裏就知道，阿扁肯定會當選。這個黨真的太厲害，太會搞選舉了。 <text:line-break/><text:line-break/>我還記得，投票前幾天，民進黨在每個群眾演講會及政見會上拼命炒作這個其實根本只是雞毛蒜皮小事的車廂著火事件(天底下哪個重大工程沒有半點意外事件？)。謝長廷更在群眾演講台上嘲笑說，國民黨居然派一個連話都不會講的無能草包來競選台北市長，把「電車」(指捷運) 蓋成「火」車(現場數萬群眾哈哈大笑)，「根本就是在侮辱咱台北人」。 <text:line-break/><text:line-break/>我還記得，謝長廷接著問台下數萬群眾說：「這種『火』車，將來蓋好之後你們敢坐嗎？」群眾狂笑，大聲回應說：「不敢！」  <text:line-break/><text:line-break/>厲害吧，這就是民進黨。不過，這只是牛刀小試。二十幾年來，民進黨不就都是玩弄這一套抹黑造謠與渲染的把戲嗎？玩得出神入化。特別是過去這二十幾年來，花用公帑大量豢養網軍，並且全面控制媒體與教材之後，更是所向無敵。 <text:line-break/><text:line-break/>你看，民進黨過去是怎麼抹黑ECFA的。比方說，透過綠媒與親綠學者，大量散播謠言說，如果ECFA通過，台灣每年將會損失幾千億，會有五百多萬人失業，而且一千多萬個大陸人將會進駐台灣，透過人海戰術贏得每一場選舉；還說台灣人將會被迫淪為大陸人的奴隸。 <text:line-break/><text:line-break/>民進黨還發明當年著名的台語順口溜說，一旦通過ECFA，台灣人將會「查甫找無工，查某找無尪，囝仔要去黑龍江」，意思是說台灣男人將統統失業，女人將找不到老公，而我們台灣人的子女將會被共產黨送往黑龍江進行勞改。 <text:line-break/><text:line-break/>你現在看這些謊話謠言，理當能明白其荒唐可笑低能與無恥，但是，在當年根本不是這樣，整個氣氛剛好相反；這類謊言，幾乎就是全民共識，特別是年輕人的基本信念；誰敢說他支持ECFA，誰就會被打成舔共賣台的台奸。 <text:line-break/><text:line-break/>當時我在某家醫院工作，剛上任不久，院方成立一個由院長及董事會成員和幾位科部主管組成的通訊群組。我不是主管，但不知何故也被納入群組。有一天，有位院方主管轉寄一則網路留言，「揭密」說，「為什麼大學生要拼死反對 ECFA？因為ECFA一旦通過，一千多萬個大陸人將入侵台灣，以人頭數量控制選舉結果，破壞我們的民主，奴役我們」云云。 <text:line-break/><text:line-break/>我馬上公開回應說，「這根本就是胡說八道，為什麼要造謠、散播謠言呢？」對方聽了很生氣，我也很不爽，於是我就馬上退出了主管群組。 <text:line-break/><text:line-break/>我至今仍保留一張當年民進黨在各大報紙刊登的半個版面巨幅廣告，是一張照片，幾個大男人在公園排成一列，以誇張姿勢撒尿。這是民進黨當時的主要宣傳內容之一，說ECFA一旦通過，我們將失去乾淨家園，失去美麗公園，因為「骯髒的中國人將會大舉侵台」，到處當街大小便。 <text:line-break/><text:line-break/>但是，事實上，根據經濟部國貿局的數據，自早收計畫實施以來到今年 (2020年) 三月，台灣對大陸出口因此享受的累積關稅減免共計六十八億多美元（約台幣兩千億），而大陸卻僅有六億美元的減免。日本趨勢大師大前研一曾形容ECFA是台灣經濟的「維他命」，台灣每年至少會有四千億產品免稅銷往大陸。 <text:line-break/><text:line-break/>當年，民進黨誓言，將會透過公投與群眾抗爭等一切手段，廢除ECFA，絕不允許禍國殃民的ECFA把台灣推入萬劫不復的貧窮奴役黑暗深淵。但是，現在卻又呼籲大陸應該理性，不可企圖中止ECFA，彷彿當初的無數抹黑與造謠全無此事。當初不是說一旦ECFA通過，將會有幾千億的損失以及五百五十萬人失業，將會有一兩千萬名大陸人來台灣破壞選舉，並且到處當街大小便嗎？ <text:line-break/><text:line-break/>這些政治操弄真的很醜陋，很卑鄙，講不完各種齷齪細節。二十幾年來的民進黨，就是這樣一個黨。我很難想像一個具有基本正直人品的人，怎麼可能支持這樣一群不擇手段的政治人渣、支持這樣一個無惡不作不擇手段的政治黑幫詐騙集團？ <text:line-break/><text:line-break/>我更難想像，到底是什麼樣的一種素質的選民，居然可以二十幾年來不斷熱烈支持這樣一個貪污犯罪集團，好話說盡，壞事做絕，不斷透過造謠抹黑來傷害社會大眾福祉，以奪取私人權位與暴利。 <text:line-break/><text:line-break/>類似的例子，我可以一直寫下去，寫成一套系列叢書都沒問題。所謂民主，在台灣完全就是一場骯髒醜陋的騙局。 <text:line-break/><text:line-break/>後記： <text:line-break/><text:line-break/>原諒我必須寫這些難看的東西，寫來滿紙污穢，實非我所願。我的左、右手是分裂的，心和大腦更是一國兩制。今天頭一次看了婁燁的《蘇州河》，一整天心裏全是「美美」、「牡丹」和「馬達」以及那條憂鬱的蘇州河： <text:line-break/><text:line-break/><text:a xlink:type="simple" xlink:href="http://shorturl.at/nxE07"><text:span text:style-name="T2">shorturl.at/nxE07</text:span></text:a><text:s/><text:line-break/><text:line-break/><text:a xlink:type="simple" xlink:href="https://bit.ly/3gXPTaz"><text:span text:style-name="T2">https://bit.ly/3gXPTaz</text:span></text:a><text:s/><text:line-break/><text:line-break/>晚上從電影院回到家，迫不及待想告訴小孩這個蘇州河美人魚的故事。她也許是我人生中唯一一個願意聽我說故事的人。我過去常跟上帝請求，求祂許我一個大海之濱的夜晚，能有個人，宛若怒濤般滿懷澎湃熱情地靜靜聽我說故事。如今，這個人總算出現了。 <text:line-break/><text:line-break/>我有能力說故事把她說到哭，但每次在她快要熱淚奪眶甚至嚎啕大哭之際，我就節制了，甚至把故事給改編了，改成陽光些，愉悅些；也許那是因為我希望她不妨多點生活，少些夢，多點剛強，少些柔弱，別步上我的後塵。這麼一點小故事就要哭，如何面對往後人生偌大風雨？ <text:line-break/><text:line-break/>《但丁神曲》說得對： <text:line-break/><text:line-break/>"Do not weep yet,for soon another wound shall make you weep far more tears than those!" <text:line-break/><text:line-break/>先別急著為夢哭泣，很快地，生活中將會有各種傷痛能讓你灑下更多熱淚。</text:p>
      <text:p text:style-name="P2">陳真   |  2020.09.03 10:52   |   <text:a xlink:type="simple" xlink:href="http://palinfo.habago.org/Entry?Command=Information_PrintForum#FORUM39947"><text:span text:style-name="T1">#</text:span></text:a></text:p>
      <text:p text:style-name="P4">仇恨動員 <text:line-break/><text:line-break/>陳真 <text:line-break/><text:line-break/>2020. 09. 03. <text:line-break/><text:line-break/><text:line-break/>有時走在路上，看到一些洋人，我心裏會這麼想：我若走上前去，罵他："幹你娘雞巴，滾回你的國家去死一死啦"，不知道對方心裏會有何感想？ <text:line-break/><text:line-break/>或者是，我隨手撿起一些瓶瓶罐罐或垃圾污物，突然往他身上砸，不知道他還會不會喜歡寶島台灣？ <text:line-break/><text:line-break/>整他的花樣很多，比方說你也可以走近他，然後發出怪腔怪調像動物的聲音，意思是說他講洋文就是如此低級而難聽，不知道他還會不會仰慕台灣文化？ <text:line-break/><text:line-break/>你也可以走上前，擋住去路，翹起屁股對著他，用力發出放屁聲，然後指著他哈哈大笑。不知道他還會不會說台灣人好有禮貌？ <text:line-break/><text:line-break/>或是你不妨騎著機車上衝人行道，從背後高速衝向他，然後發出尖叫怒吼，罵他："畜牲，滾開！別擋路！"，不知道他還不會覺得台灣是個山明水秀的好地方？ <text:line-break/><text:line-break/>若是你看到洋人坐在公園椅子上乘涼，你也可以衝上前叫他滾開，叫他回去把屁股洗乾淨，別弄髒椅子。 <text:line-break/><text:line-break/>若有洋人搭公車，你也可以用力推她下車，請她自己走路去上班上課。前些日子看到一篇報導，有個日本女生被一家五口的英國人給集體轟下車，車上無人伸出援手，連司機都要她自己看著辦，識相點。 <text:line-break/><text:line-break/>例子太多太多了。所有這一切，都不會在台灣發生，但在西方社會卻是家常便飯，司空見慣，而且這些都還算文明，至於動刀動槍動手動腳的暴力攻擊，每年更是成千上萬。許多時候是集體圍毆，持械攻擊，甚至鬧出人命。這都還不包括縱火、噴漆、破壞房屋或各項財產等等等。兩個月前，BBC 才剛又做了一個調查報導，指出種族歧視在英國社會 "無所不在"。 <text:line-break/><text:line-break/>英國有個研究組織叫做 "英國人社會態度研究" (British Social Attitudes survey)，成立三十幾年，每年定期進行各項社會態度調查。2014年調查發現，種族歧視問題逐年惡化，惡化程度已回到三十多前的水平。 <text:line-break/><text:line-break/>我不是鼓勵大家效法 "英國紳士淑女"，恰好相反，我想說的是，在台灣，當你看到一個洋人，也許是個年輕學子，也許是個步履蹣跚的老太太，你心裏是怎麼想的？我猜你一定跟我一樣，心裏暗自獻上祝福，希望他來到台灣這個異國它鄉，一切都能夠順利愉快，而你也很樂意隨時提供任何協助。難道你會像底下所報導的那樣，當你看到一個89歲的老阿嬷一個人步履艱難地走在街上時，你會想揪眾去揍她一頓，然後朝她身上縱火？ <text:line-break/><text:line-break/>我常感納悶，洋人到底是從小接受了什麼自我中心的病態教育，抑或是長大後接受了何種仇外的洗腦？以致於心態如此扭曲。我悲觀地認為，就如同 British Social Attitudes survey 所指出的某種趨勢，族群歧視、仇恨與衝突，隨著政治操弄，事實上已經逐漸惡化到某種一觸即發的臨界點。這當然是以美、英為首之西方政治人物所樂見，為進一步的武裝衝突預做政治動員。 <text:line-break/><text:line-break/>這是我二十幾年前剛來到英國時所學的第一課，目睹西方國家發動侵略阿富汗、南斯拉夫及伊拉克等等戰爭之前的種種針對族群的仇恨操弄，便是如此；亦即突然鎖定某種族群或宗教，透過媒體，每天鋪天蓋地加以妖魔化，進行仇恨動員。 <text:line-break/><text:line-break/>我常舉的一個實例就是，美國侵略伊拉克之前，根本沒有幾個美國人聽過海珊這個名字，也沒幾個人知道伊拉克在哪，但是，隨著媒體不斷造謠抹黑與渲染，短短幾個月之內，八成以上的美國人居然真的相信海珊是正準備要毀滅世界的殺人魔王，必須立刻鏟除。布希發動侵略戰爭後的聲望與支持度，一度飆高到八成以上。 <text:line-break/><text:line-break/>二十幾年來，很多事、很多話都已經寫過講過不知道幾百萬遍，我其實也沒有更多話可說。當夢已結束，當言語已到盡頭，這兩年我常想著，世局如此，我該怎麼活才對？ <text:line-break/><text:line-break/>=================== <text:line-break/><text:line-break/>89歲阿嬤莫名被賞一巴掌　2惡男「襯衫點火」害她背部燒傷！  <text:line-break/><text:line-break/>EtToday 新聞雲 <text:line-break/><text:line-break/>2020年07月31日 <text:line-break/><text:line-break/>89歲阿嬤莫名被賞一巴掌　2惡男「襯衫點火」害她背部燒傷！（圖／翻攝自Twitter／NYPD NEWS） <text:line-break/><text:line-break/>記者李振慧／綜合報導 <text:line-break/><text:line-break/>美國紐約布魯克林一名89歲亞裔阿嬤走在街上時，無端遭2名男子賞了一巴掌，對方還在她襯衫上點火導致背部燒起來，警方懷疑此事件有可能是仇恨攻擊，近來公開事發畫面希望能找到惡徒。 <text:line-break/><text:line-break/>事件17日晚間7時發生在布魯克林本森社群(Bensonhurst)，老婦人在家附近行走時，2名戴著口罩的男子突然走近她，並且被賞了一巴掌，之後感覺背部一陣灼燒感，才發現自己襯衫著火。警方表示，由於2男沒有從婦人身上竊取任何財物，懷疑事件可能是針對亞裔的仇恨犯罪。目擊鄰居也表示，「我看到這2男毫無理由就攻擊她。」案件目前仍在追查中。</text:p>
      <text:p text:style-name="P2">張萬康   |  2020.09.03 06:26   |   <text:a xlink:type="simple" xlink:href="http://palinfo.habago.org/Entry?Command=Information_PrintForum#FORUM39946"><text:span text:style-name="T1">#</text:span></text:a></text:p>
      <text:p text:style-name="P3">搞了半天美國是和台灣打貿易戰 <text:line-break/><text:line-break/>上面這句是我在「買美豬美牛」事件的幾天後悟出的！ <text:line-break/><text:line-break/>底下轉貼一段： <text:line-break/><text:line-break/>法国在位时间最长的一位总统（两个任期共十四年）弗朗索瓦·密特朗在逝世前与记者乔治—马克·贝纳姆谈话时，说了这样一段令人惊心动魄的话，被后者发表在《密特朗的最后时刻》（Le dernier Mitterrand）一书中。密特朗说到： <text:line-break/><text:line-break/>“法国对此一无所知，但我们与美国正处于战争之中。是的，一场永恒的战争之中，一场生死攸关的战争，一场经济战争，一场看上去似乎不会死人的战争。是的，他们冷酷无情，这些美国人，他们贪婪成性，他们一心要独自攫取对世界的权力。这是一场人所不知的战争，一场永恒的战争，看上去似乎不会死人，但实际上是一场会死人的战争。” <text:line-break/><text:line-break/>记者将这段话称之为“密特朗的政治遗言”。 <text:line-break/><text:line-break/>◎ <text:line-break/>密特這段的法文原稿，我找到的連結如下： <text:line-break/><text:a xlink:type="simple" xlink:href="https://twitter.com/UPR_Asselineau/status/685446277006540800/photo/1"><text:span text:style-name="T2">https://twitter.com/UPR_Asselineau/status/685446277006540800/photo/1</text:span></text:a><text:s/><text:line-break/><text:line-break/>中文摘錄是從鄭若麟的一篇文章來的。鄭若麟簡介：文汇报国际评论专栏撰稿人。1990年至2013年任文汇报常驻巴黎和欧洲记者，常驻法国超过二十年。 <text:line-break/>本篇文章叫：《美国与欧洲正处在秘密战争状态》 <text:line-break/>發表於2018年9月。本文連結： <text:line-break/><text:a xlink:type="simple" xlink:href="http://www.xinminweekly.com.cn/huanqiu/2018/09/06/10938.html"><text:span text:style-name="T2">http://www.xinminweekly.com.cn/huanqiu/2018/09/06/10938.html</text:span></text:a><text:s/><text:line-break/><text:line-break/>◎ <text:line-break/>我的淺見： <text:line-break/><text:line-break/>美國的野心是公認的。民主自由和自由貿易是美帝喜歡鼓吹的普世價值。可美國的野心是普世常識，民主自由和自由貿易只是美國這個野心家的工具，全世界都知道，台灣人卻不知道，尤其覺青不知道，大陸的覺青和公知也不知道。密特朗認為美國發動的經濟戰爭無休無止，表面上不會給人帶來死亡，但其實會的，他認為美國非常可怕，害人於暗地裡、無形中。 <text:line-break/><text:line-break/>美國樹敵太多，何止中國是敵人，歐盟也一直被美國惡搞，蘇聯更早就被搞垮。日本、韓國都被美國搞垮後加以控制（這幾天看了一個視頻，陳平說韓國經濟專家告訴他，韓國在金融風暴後，很多大公司被美國大舉入股掌控）。另，去年任正非接受bbc的訪談中，華為在英國分公司的負責人（一個英國男子）講，美國整華為，其實就跟以前美國整日本Toyota汽車的道理一樣，競爭不過了就眼紅。到底全世界有哪個地方沒被美國惡搞？眼下不但中國被美國整，連台灣也被整，怎麼中美貿易戰搞到台灣身上，我們也要不斷買東買西，可見美國把我們當中國一部分？還是說美國當台灣是美國領土，賣東西給台灣等於內銷和擴大內需？ <text:line-break/><text:line-break/>死亡的警訊又何止限於貿易戰和冷戰？中美如果發生熱戰，真打起仗來，台灣人的生命安全在哪？罪魁是誰？兩岸軍民都會損傷，美國自己的軍人也會折損，甚至給美國人民也帶來不幸。美國國內今年的狀況不容我贅述了，不過這些種族問題、醫療問題、經濟乏力、貧富差距過大、街友溫飽問題等，都是多年來累積的......美國街友的數字絕對比美方公佈的數字高（無論是65萬或57萬），這是我一加州哥們的觀察。這些遊民不該被嘲弄和欺負，美國政府該對他們的生活狀況負責。哥們講，他在舊金山常見遊民被路人踹一腳或吐口水，可說司空見慣，警察才懶得管，街友也不可能因此報警，逆來順受。美國想靠打仗振興國內，卻不好好想辦法改革國內問題。 <text:line-break/><text:line-break/>戰爭的罪魁是美國，全世界都看得出美國想逼中國打仗。台灣就算做壁上觀，沒被捲入，這種心態也很糟。何況中國真的打輸了，台灣的未來就會改變嗎？就可以繼續大肆反中或獨立建國？那也得中國整個被打趴才有可能。這是一場沒必要的軍事戰爭。連貿易戰都不該打，美方評估錯誤，把自己搞到這步田地，卻拉台灣來墊背。台灣人還要被耍弄多久？藍綠還要親美下去嗎？一點國格、利益都不顧了嗎？台灣這兩個保守右翼政黨還不醒醒嗎？台灣人民總該醒醒唄。還是搞了半天，我是捷克人？</text:p>
      <text:p text:style-name="P2">陳真   |  2020.09.02 19:35   |   <text:a xlink:type="simple" xlink:href="http://palinfo.habago.org/Entry?Command=Information_PrintForum#FORUM39945"><text:span text:style-name="T1">#</text:span></text:a></text:p>
      <text:p text:style-name="P4">腦殘是這時代一個最大的商機  <text:line-break/><text:line-break/>陳真2020. 09. 02. <text:line-break/><text:line-break/><text:line-break/>鈺錠講的這個新聞我也看了，很好笑： <text:line-break/><text:line-break/><text:a xlink:type="simple" xlink:href="https://bit.ly/31NKjmL"><text:span text:style-name="T2">https://bit.ly/31NKjmL</text:span></text:a><text:s/><text:line-break/><text:line-break/>西方腦殘人士相當多，好笑之餘，我也常感無奈；很難想像怎麼會有人那樣子想事情？西方很多各類型的陰謀論者，陰陽怪氣的，我都不知道他們的腦子到底是怎麼了？他們幾乎懷疑每一件常識或時事，但我想，他們最應該懷疑的是自己的腦子是不是進水了。 <text:line-break/><text:line-break/>懷疑精神是好的，但是莫名其妙懷疑一通，那就很讓人無言了。 <text:line-break/><text:line-break/>不過，我知道西方很多冒牌的陰謀論者，假陰謀，真撈錢；刻意講一些胡扯瞎掰的聳動驚天大陰謀，吸引腦殘支持者，從中謀利。 <text:line-break/><text:line-break/>腦殘其實是這時代一個最大的商機，紅藍綠都有，中外皆然，只是為害程度不一樣而已。你看人渣黨及其各種尾巴黨和文人走狗們，什麼本事或努力都根本完全不需要，只需要操弄族群對立，不斷講些仇中反華愛台灣的台詞，就能權勢在握，財源滾滾，前途輝煌。 <text:line-break/><text:line-break/>你看底下這新聞，人性實在很醜陋。一般詐騙集團只是撈一點小錢，受害者只是一些個人，但是政治詐騙集團卻是以整個社會眾人長遠的生存福祉做為詐騙籌碼，藉以撈取一己暴利與權力，並且藉以雞犬昇天，一家子幾代人享不盡的富貴榮華，卻以犧牲眾人生命與權益為代價。 <text:line-break/><text:line-break/>============== <text:line-break/><text:line-break/>聽到我是台灣人沒起立 她怒轟藍委 <text:line-break/><text:line-break/>三立新聞網 <text:line-break/><text:line-break/>2020年9月2日 <text:line-break/><text:line-break/><text:line-break/>捷克參議院議長韋德齊（Miloš Vystrčil）率89人訪問台灣，於30日抵台，昨（1）日上午赴立法院參訪，並在立法院議場內發表演說。韋德齊在演講中再次談及民主價值，並在演講的最後，以中文「我是台灣人」作結，感動發言讓全場起立鼓掌。 <text:line-break/><text:line-break/>不過現在卻傳出，當時國民黨立委蔣萬安、林奕華等人沒有站起來鼓掌，對此，民進黨立委陳亭妃今日批評，難道你不認同自己是台灣人嗎？那請問你是哪裡的人？ <text:line-break/><text:line-break/>陳亭妃質疑，「難道你不認同自己是台灣人嗎？那請問你是哪裡的人？」是不是也應該站出來說清楚，你是哪裡的人，否則當捷克議長講我是台灣人的時候，為什麼你還坐在椅子上。他相信只要是台灣人，在那個時候，在那種氣氛那種場合，又是捷克議長講了這句話，他認為任何人都會感動起立鼓掌。</text:p>
      <text:p text:style-name="P2">陳真   |  2020.09.02 10:40   |   <text:a xlink:type="simple" xlink:href="http://palinfo.habago.org/Entry?Command=Information_PrintForum#FORUM39944"><text:span text:style-name="T1">#</text:span></text:a></text:p>
      <text:p text:style-name="P3">蘇偉碩醫師是我好朋友，高醫學弟，他長期關注瘦肉精的問題。 <text:line-break/><text:line-break/>瘦肉精是一種促使動物合成蛋白質、增加瘦肉的動物用藥，很多國家禁用。它是一種 β2交感神經刺激劑，連運動員參賽都禁止驗出相關成份。有幾種人食用風險特別高，包括兒童與幼兒、孕婦、高血壓與各種心血管疾病患者。另外，依其藥理屬性來看，各種精神疾病患者應該也是高危險群。 <text:line-break/><text:line-break/>現在官方卻大量散布假資訊，蓄意欺騙大家說這個藥物有多安全，說什麼要吃很多才會中毒 (官方應該說清楚，這指的是 "馬上" 中毒，送去急診搶救那種急性中毒)，甚至施壓各大醫院也要配合宣傳，行徑相當惡劣無恥。 <text:line-break/><text:line-break/>早期電影或連續劇常有殉情男女吃安眠藥自殺的情節，現在藥物改良，想要靠安眠藥自殺恐怕得吃一大罐才行。但是，我們不會因此就認為在食物裏頭添加鎮靜類藥物是安全的。鎮靜藥如此，刺激劑也一樣，以所謂 "低劑量無害" 來欺騙社會大眾是不對的。 <text:line-break/><text:line-break/>再說，藥物會在體內累積，為害更大。這就跟喝酒抽煙一樣，每天一包煙，每天一瓶酒，好像沒什麼，但是經過五年八年，傷害性就出來了，而且傷害後果往往是不可逆的。一般人可以選擇不喝酒不抽煙，但卻很難輕易因此而從此拒絕吃肉。 <text:line-break/><text:line-break/>瘦肉精對幼兒傷害更大，因為幼兒並非僅僅只是 "大人的縮小版"，而是尚未完全發育成熟的脆弱個體，特別是神經系統，尤其脆弱而極易受到傷害 (空污的最大受害者，題外話)。這也是為什麼我們不會讓小孩喝酒抽煙一樣。瘦肉精也是如此，不會因為你只是每天喝下或吃下一點點劑量就很安全，絕無此事，那是蓄意欺騙。 <text:line-break/><text:line-break/>陳真2020. 09. 02. <text:line-break/>=============== <text:line-break/><text:line-break/>瘦肉精有多毒？醫師：很多是政府不敢說的事 <text:line-break/><text:line-break/>2020-09-01 <text:line-break/><text:line-break/>聯合報 記者修瑞瑩／台南即時報導 <text:line-break/><text:line-break/>瘦肉精健康疑慮不斷，精神科醫師蘇偉碩表示，瘦肉精對身體的影響是全身性的，雖然政府說要吃大量才會有危害，但事實上，長期低劑量的接觸更危險，不僅影響生殖力、癌症轉移風險提高，思覺失調症等精神疾病加重，目前美國還有孕婦食用瘦肉精生出自閉症孩子的訴訟在進行中，同時美國的動物福利團體與消費者團體也針對政府開放使用瘦肉精在控告政府。 <text:line-break/><text:line-break/>蘇偉碩之前曾受邀參加立法院的瘦肉精健康風險公聽會，對瘦肉精有深入研究，他表示，政府目前都拿聯合國食品安全法典將瘦肉精列為安全的資料來做說帖，但沒有說明的是，在聯合國將其列入法典之前，美國向聯合國申請了10年都未通過，最後是在表決59票贊成、57票反對，極具爭議的情況下，將瘦肉精列入法典中，事實上還有很多的健康疑慮未解除。 <text:line-break/><text:line-break/>而針對衛福部公布瘦肉精健康風險評估報告，支持開放美豬進口的政策，蘇偉碩表示，「這就跟台大公衛的彰化血清檢驗一樣」，只是完成報告未經學術流程的檢驗，結果一定會受到質疑，這個檢驗應該包括內部專家的審查，與國際論文的發表、醫界的公開審視。 <text:line-break/><text:line-break/>蘇偉碩指出，瘦肉精是一種乙型腎上腺促動劑，會刺激全身的交感神經，就好像是人體處在突如其來的壓力狀態下，呼吸急促、心跳加快，腦、腸胃及生殖器等都受影響，如果長期的食用，就是讓身體長期處在高壓下，對健康有很大風險， <text:line-break/><text:line-break/>目前國際動物實驗上，可以發現瘦肉精不僅使心血管疾病風險增加，老鼠實驗中發現癌症轉移機率增加22倍，因為瘦肉精會影響中樞神經，精神疾病患者食用瘦肉精病情也會加重。 <text:line-break/><text:line-break/>他表示，2003年美國普渡大學有一項針對使用瘦肉精豬隻行為的研究，發現這些豬容易躁動、有攻擊行為，進而增加養豬工人受傷的機率，在送屠宰過中死傷的機率也增加。 <text:line-break/><text:line-break/>他指出，美國雖然只有兩成的豬肉有使用瘦肉精，但這些肉一般不會到國內消費市場裡，因為價格低而以出口或加工為主，未來到台灣應該也是流入加工廠，如果沒有清楚的標示，消費者以為是台灣加工廠做的沒問題，卻不知道肉是來自美國。 <text:line-break/><text:line-break/>他表示，瘦肉精對人體的危害是很明顯的，但因為沒有辦法在人體上進行實驗，所以欠缺相關的結論，而且因為美豬進口後，肉品上不會標示是否有瘦肉精，也不能標示含量，消費者一旦吃下肚危害健康，也沒辦法提出證據證明，對消費者是相當不利的。 <text:line-break/><text:line-break/>===================== <text:line-break/><text:line-break/>日吃33瘦肉精排骨5年才超標？化學教授揭真相：政府別一錯再錯！ <text:line-break/><text:line-break/>Yahoo奇摩（綜合報導） <text:line-break/><text:line-break/>2020年9月2日 <text:line-break/>  <text:line-break/>總統蔡英文以一紙行政命令規避國會審查，逕行宣布明年元旦將開放含瘦肉精美豬進口惹議，尤其行政院長蘇貞昌一席「美豬僅有22％使用萊克多巴胺（瘦肉精）、比例很低，就算選擇萊克多巴胺美豬，每天要吃33片排骨、長期食用5到10年才會超標」言論更是引爆眾怒，紛湧其臉書洗版罵翻。 <text:line-break/><text:line-break/>對此，師大化學系教授吳家誠指出「萊克多巴胺濃度是以ppb為單位、即ppm的千分之一，代表這是個毒性非常高的成分，即使沒有驗到萊克多巴胺也可能有殘毒，對人體仍有傷害，多數美國人也不會食用含萊克多巴胺食品，希望政府不要一錯再錯」。 <text:line-break/><text:line-break/>（圖片翻攝facebook/蘇貞昌） <text:line-break/><text:line-break/>圖片請見： <text:line-break/><text:line-break/><text:a xlink:type="simple" xlink:href="https://bit.ly/3lIGSWa"><text:span text:style-name="T2">https://bit.ly/3lIGSWa</text:span></text:a>   <text:line-break/><text:line-break/>吳家誠日昨在電視節目中指出「萊克多巴胺為40幾種瘦肉精的其中一種，其濃度是以ppb為單位、即ppm的千分之一，代表這是個毒性非常高的成分，它會影響人的心血管系統與基因，尤其是對小朋友、孕婦與糖尿病患等危險族群來說更易受到影響」。 <text:line-break/><text:line-break/>他認為「不管是邊境、源頭還是市場管制，以台灣目前的人力、物力及技術層面都很難達成，即使沒有驗到萊克多巴胺也可能有殘毒，對人體仍有傷害，多數美國人也不會食用含萊克多巴胺食品，希望政府不要一錯再錯」！ <text:line-break/><text:line-break/>=================== <text:line-break/><text:line-break/>瘦肉精是荷爾蒙毒 專家：美國業者也禁用 <text:line-break/><text:line-break/>2020/08/31 中時 周毓翔 <text:line-break/><text:line-break/>民進黨政府解禁瘦肉精美豬，國民黨今天串連22縣市開記者會反制，國民黨中央今天也邀請專家學者來開記者會。師大化學系教授吳家誠指出，瘦肉精本身就是有毒的東西，他是荷爾蒙毒、基因毒；台灣競爭力論壇知識經濟組召集人盧信昌也指出，美國屠宰大廠以及主要肉品商都已經堅持不用萊克多巴胺，「我們何苦來哉？」 <text:line-break/><text:line-break/>吳家誠表示，瘦肉精本身就是有毒的東西，是一種荷爾蒙毒，他的功能是讓動物長得快，瘦肉長得多，這種生產方式根本是不注重生產道德的國家才會做的，很不人道的飼養方式，這根本是黑心產品，解禁瘦肉精美豬就是在縱容黑心產品。 <text:line-break/><text:line-break/>吳家誠指出，因為萊克多巴胺本身就是荷爾蒙毒，攝取會導致荷爾蒙走樣，進而讓身體整體性不平衡，且科學證據都顯示會累積在體內，包括內臟、眼睛，尤其影響小孩、孕婦、糖尿病、心血管疾病者最多，這些屬於社會弱勢的人權益就這樣被剝奪了，這種事一定要反對到底。 <text:line-break/><text:line-break/>盧信昌則指出，美國俄亥俄州今年二月已經開始通知養豬農戶，八月份要開的豬隻拍賣大會，進去參展的豬都必須保證沒有使用萊克多巴胺，美國大的養殖業者，也在去年十月公開表示絕對不用萊克多巴胺，美國主要屠宰業者、肉品商都公開堅持不用萊克多巴胺，「我們又何苦來哉，開後門卻不知洞有多大。」 <text:line-break/><text:line-break/>============== <text:line-break/><text:line-break/>衛福部招認促背書瘦肉精美豬 13部立醫院全發稿掀議！ <text:line-break/><text:line-break/>Yahoo奇摩（綜合報導） <text:line-break/><text:line-break/>2020年9月2日  <text:line-break/><text:line-break/>總統蔡英文以一紙行政命令規避國會審查，逕行宣布明年元旦將開放含瘦肉精美豬進口惹議，沒想到卻有醫護人員爆料衛福部醫福會施壓部立醫院須每天發稿「背書」瘦肉精美豬，甚至長官還提到中央提醒若發稿挨批，醫院須自行承擔，不能說是中央下令要求，而經查包括基隆、桃園、苗栗、台中、豐原、南投、嘉義、朴子、新營、旗山與金門醫院，以及桃園與嘉南療養院等確實均在官網、臉書專頁或新聞媒體刊登報導瘦肉精美豬相關訊息，對此，醫福會執行長王必勝坦承「僅口頭」告知各院長宣達政策，並未強迫執行。 <text:line-break/><text:line-break/>據爆料的醫療人員透露各部立醫院會接連發稿，是因衛福部醫福會前天寄發「重要急件」電郵要求各院從昨起每天至少發出1則有關政府開放美豬牛相關政策的醫學觀點論述，等同要求各院為瘦肉精美豬背書，且每天都要回報，各院只好卯起來發稿，以防成為被檢討對象。</text:p>
      <text:p text:style-name="P2">陳真   |  2020.09.02 01:15   |   <text:a xlink:type="simple" xlink:href="http://palinfo.habago.org/Entry?Command=Information_PrintForum#FORUM39943"><text:span text:style-name="T1">#</text:span></text:a></text:p>
      <text:p text:style-name="P3">文革心情 <text:line-break/><text:line-break/>陳真 <text:line-break/><text:line-break/>2020. 09. 02. <text:line-break/><text:line-break/><text:line-break/>這樣講不知道會不會太隆重了點？但是，事情的確是這樣：特別是這兩年，一些鬥爭算計顛覆炒作之事，確實讓我起了一點惆悵以及某種覺悟。 <text:line-break/><text:line-break/>陳凱歌的父親因為曾加入國民黨，文革時遭到抄家。陳凱歌當時才14歲，紅衛兵來到家裏翻箱倒櫃，燒毀許多書籍。後來，他自己幹起紅衛兵，公開羞辱自己的父親，以之為恥，還當眾推打了父親一把。 <text:line-break/><text:line-break/>多年之後，陳凱歌依舊無法釋懷這件事。心裏的感覺旁人不好說，姑且就說他心裏感到愧疚吧。但是，真正讓他感到痛苦的，卻是父親對於這件事的默然；要是父親日後揍他一頓，也許陳凱歌心裏會舒服些，偏偏他父親慈愛溫柔一如往昔。陳凱歌長大後要去念電影學校，想當個導演，他爸還到車站送上一程，囑咐他此路艱難，但不管學些什麼，總該進行到底，別因一時困難半途而廢。 <text:line-break/><text:line-break/>陳凱歌說，對於文革中羞辱推打他父親的那件事，他父親應該「十分失望，但他卻從沒有真正詛咒我，反而待我更好，這令我更痛苦。」陳凱歌說，他始終無法原諒自己：「因為我知道這是錯的。如果我不知道這是錯的，也許我就能饒恕自己。」 <text:line-break/><text:line-break/>有一晚夜裡，少年凱歌「躺在黑暗中，聽著遠處林子裡麂子淒淒的叫聲，偷偷掉過淚，夢中全是故人舊事，想想天還要亮，心就發慌。」他說， 從屋頂茅草縫隙中看見天上大星，心裡突然發覺，原來過去的全是夢，從現在開始才是生活。 <text:line-break/><text:line-break/>我想說的就是這句話、這樣一種感覺，「原來過去的全是夢，從現在開始才是生活」。這場夢，短如瞬間，卻又長如千年。我常希望自己仍在夢裏，懷想著遍地風花雪月；但我心裏清楚，那些曾經美麗的夢，早已遠颺，遁入記憶之中，成為過往雲煙。 <text:line-break/><text:line-break/>我不太願意把這樣一種個人悲愴連結到現實的醜陋上，但是，也許就如同文革一般，醜惡現實畢竟起了一點夢醒的催化作用。 <text:line-break/><text:line-break/>前些天，島內報紙大肆宣揚一些捷克來台滿懷政治算計的卑劣政客如何如何反中，如何如何力挺台獨，如何如何歌頌大腸花那些人渣；報導還搭配著一張美麗的布拉格查理大橋橫跨莫爾道河的照片。 <text:line-break/><text:line-break/>我對這地方很熟，熟到這樣一種程度，宛如前世故鄉：我知道 Emir Kusturica 在FAMU(布拉格電影學院) 的哪些教室上課、排演，我知道莫札特在這座城市的每個足跡，我知道《Don Giovanni》歌劇首演觀眾的反應，我知道愛因斯坦去哪喝咖啡，我知道他在查理大學的哪個角落說過哪些話，我更清楚這條河的歷史，我平常不斷聽著 Bedřich Smetana 作曲的《我的祖國》第二章《莫爾道河》，我甚至曾經想要申請來查理大學哲學系擔任訪問學者，打算住上一兩年。 <text:line-break/><text:line-break/>人事醜陋，山水無辜，夢幻依舊在，心情大不同。我原本以為一切歷史都是「我們」的歷史，如今我們似乎不再是我們，而是「我們 VS.他們」；西方戰爭販子一刀割裂了歷史，虛構對於中國的仇恨。飽受百年侵略苦難、無辜無害造福世人的祖國及你我，竟然又再度歷史重演，成為列強爭戰討伐意圖裂解吞噬的對象。 <text:line-break/><text:line-break/>我不知道這回歷史勝負將如何書寫；大多時候，我能感受到的只是一種惆悵；原來過去的全是夢，接下來的才是生活。</text:p>
      <text:p text:style-name="P2">李念淨   |  2020.09.01 14:34   |   <text:a xlink:type="simple" xlink:href="http://palinfo.habago.org/Entry?Command=Information_PrintForum#FORUM39942"><text:span text:style-name="T1">#</text:span></text:a></text:p>
      <text:p text:style-name="P4">郁慕明》跳脫舊時代的「三民主義統一中國」 <text:line-break/><text:line-break/>隨著蔡英文以817萬票連任，很多人被嚇到否定自己，於 <text:line-break/>是國民黨開始路線之爭，現在連新黨也有對發展的不同爭論。有人說 ，這是政黨運作常遭遇的「理念」與「選舉」的衝突，過去黨外就為此有過大辯論。我則認為，問題的癥結是許多人走不出舊時代的思維，嘴裡雖是「新時代」、「新方向」，走的卻是過時的「反共」路線，所以提出的主張也是舊時代的口號，自欺欺人，故步自封。 <text:line-break/><text:line-break/>如國民黨看到的「新時代」，眼界只有蔡英文高舉「抗中保台」獲勝，看不到中華民族偉大復興的前途。為了適應民進黨獨大、蔡英文「台灣價值」的「新時代」，像江啟臣就更加強調自己是「本土派」，追隨的青年也都高喊「台灣優先」、「台灣共識」，不但推翻九二共識，還說要遵循民意「和美國跳舞」。至於另一批過去馬英九栽培的「藍青」，則與美國蓬佩奧喊出的「反共不反中」互相唱和，每天高舉「自由中國」、「反紅統」，卻從不見他們挺身對抗民進黨，甚至連馬英九被批鬥也不護航。 <text:line-break/><text:line-break/>如今新黨大概受到這波「新時代」的影響，說是也要走出「新方向」，所以在最近剛落幕的黨慶大會，就宣示要以「三民主義統一中國」作為兩岸路線。我因已卸去黨主席，不知道這是否就是新黨的「新方向」，但我必須誠實地說，這根本就是走歷史回頭路，與我在任時已揭櫫「一國兩制台灣方案」有違，我堅決反對。 <text:line-break/><text:line-break/>早年經國先生提「三民主義統一中國」，是在兩岸不接觸、不談判、不妥協的「三不」時期，領導台灣的中國國民黨仍有雄心壯志，以中華民族復興者自居，宣示要與大陸進行救國道路的競爭，而當時兩岸要救的「國」自然都是中國。然而，隨著台灣解嚴後，愈來愈沉淪於內鬥內耗，三民主義早就成了既無實現也沒人理的老八股，如何再拿這個要去「統一中國」？ <text:line-break/><text:line-break/>以民族主義來說，早年兩岸還為了振興中華競爭，搞到今天台灣根本只剩我們一撮人在講振興中華。不僅民進黨去中、反中，中國國民黨難道有把中國的富強視為己任嗎？至於民權主義，很多人批評大陸的中國特色社會主義，但中共採取的「民主協商制」民進黨自己也用，因為這才是真的通過協商凝聚共識。台灣號稱以直接選舉形成「台灣共識」，其實不過就是蔡英文一人的意志，更可怕的是動輒還可以用817萬票壓人，誰還能監督制衡她？至於選舉則根本是金錢、媒體、網軍的遊戲，選上後要做什麼就做什麼，就像現在說開放就開放美國豬肉，你又能怎樣？ <text:line-break/><text:line-break/>又以民生主義而言，大陸實現人類史上無須經過侵略、殖民而能脫貧的創舉，堪稱對全世界重要的文明貢獻。孫中山先生《實業計畫》中的鐵路、港口等建設，也都在中共領導下一一實現。反之，台灣正是從所謂李登輝「民主化」開始，從亞洲四小龍之首不斷衰敗，我們還要以此去統一對岸？ <text:line-break/><text:line-break/>我們必須承認，當初拿來與大陸比賽「振興中華」的「三民主義統一中國」口號，經過幾十年實踐檢驗的結果，證明大陸在不斷與時俱進下，已經走出一條讓中華民族站起來、富起來、強起來的中國道路。兩岸實應從過去的競爭，改為相互截長補短，尤其當川普強調「美國優先」的美國至上論，更該共同壯大「中國一定強」的國族意識，這才是新時代的我們必須高舉的旗幟。 <text:line-break/><text:line-break/>當然，孫中山先生的三民主義及治國理念，仍是我們遵循的道路，而其中大多已由中共汲取、實現。至於有關民權主義的部分，中共主張先以「一國兩制」保持兩岸不同的政治制度，互相借鑒，則還有什麼必要再喊「三民主義統一中國」，多此一舉？ <text:line-break/><text:line-break/>我想來想去，唯一可能的理由，就是你們缺乏勇氣和決心，所以必須迴避與蔡英文「抗中保台」的路線正面交鋒，幻想在中美「新冷戰」裡還能左右逢源，進而用過時的「反共」口號合理化自己的懦弱。然而，當此變動的關鍵時刻，若不能勇往直前，最後必將辜負反獨促統、國家統一、民族復興的時代使命，而我們又怎能自暴自棄，甚至淪為反華勢力挑起戰禍的共犯？ <text:line-break/><text:line-break/>（作者為新黨榮譽主席） <text:line-break/><text:line-break/><text:a xlink:type="simple" xlink:href="https://www.chinatimes.com/opinion/20200830002459-262104?chdtv"><text:span text:style-name="T2">https://www.chinatimes.com/opinion/20200830002459-262104?chdtv</text:span></text:a></text:p>
      <text:p text:style-name="P2">鄭豐遠   |  2020.09.01 14:20   |   <text:a xlink:type="simple" xlink:href="http://palinfo.habago.org/Entry?Command=Information_PrintForum#FORUM39941"><text:span text:style-name="T1">#</text:span></text:a></text:p>
      <text:p text:style-name="P3">補充說明: 我上面說西方反信仰，這裡說的信仰不是世俗意義上的宗教信仰，否則西方可是信得很咧，簡直信得邪門。我指的信仰是相信人性中的善，相信真理，相信美，簡單說就是真善美。</text:p>
      <text:p text:style-name="P2">鄭豐遠   |  2020.09.01 10:28   |   <text:a xlink:type="simple" xlink:href="http://palinfo.habago.org/Entry?Command=Information_PrintForum#FORUM39940"><text:span text:style-name="T1">#</text:span></text:a></text:p>
      <text:p text:style-name="P3">請問東東，阿桑吉咖啡要到哪裡買?</text:p>
      <text:p text:style-name="P2">鄭豐遠   |  2020.09.01 10:25   |   <text:a xlink:type="simple" xlink:href="http://palinfo.habago.org/Entry?Command=Information_PrintForum#FORUM39939"><text:span text:style-name="T1">#</text:span></text:a></text:p>
      <text:p text:style-name="P4">出國後，我是真正開了眼界，特別是這兩三年，整個地球好像已經不是我從前認識的地球了。 <text:line-break/><text:line-break/>下面是昨天鈺錠傳來的新聞: <text:line-break/><text:a xlink:type="simple" xlink:href="https://user.guancha.cn/main/content?id=372187"><text:span text:style-name="T2">https://user.guancha.cn/main/content?id=372187</text:span></text:a><text:s/><text:line-break/><text:line-break/>我慢慢明白一件事，西方其實還很原始，停留在一種很蒙昧的狀態，無論它表面上看起來多文明，科技人文多麼發達。 <text:line-break/><text:line-break/>我所謂的原始，並非指文化演進上的那種原始，那種原始並不需要批評。我說的原始而是指真正意義上的文明高度與美醜的一種低劣狀態: 反智，反理性，反信仰，反情感; 自私，自滿，自作聰明，自以為是。 <text:line-break/><text:line-break/>這所謂四反四自，就是我所認識的西方。 </text:p>
      <text:p text:style-name="P2">陳真   |  2020.09.01 03:01   |   <text:a xlink:type="simple" xlink:href="http://palinfo.habago.org/Entry?Command=Information_PrintForum#FORUM39938"><text:span text:style-name="T1">#</text:span></text:a></text:p>
      <text:p text:style-name="P3">「卡韓政變」完結篇(260)：你站哪一邊？ <text:line-break/><text:line-break/>陳真 <text:line-break/><text:line-break/>2020. 09. 01. <text:line-break/><text:line-break/><text:line-break/>在這綠油油的鬼島上，我底下這些話說過幾百萬遍了，我不在乎再多說一遍： <text:line-break/><text:line-break/>我們不可能「預知」一切是非善惡的必然「內容」(content)，但我們能夠在「形式」(form) 上「預先」掌握它的不變本質。簡單這麼說：一切是非善惡如果具有一絲意義，那是因為它擁有某些內在本質，例如「一致性」；亦即在類似情境下，各種行為必然具有一致的內在判準；如果我做是錯的，那麼任何人做同樣的事基本上都是錯的；不可能我做是醜惡的，而你來做卻變成美不勝收。 <text:line-break/><text:line-break/>當這樣一種「道德的一致性」被摧毀，道德便蕩然無存，更不用說什麼法治了。 <text:line-break/><text:line-break/>一般人犯點小錯，馬上大牢伺候，但是當權的各路人渣們哪怕是喪權賣台貪瀆千百億，卻一點事也不會有，而且還會說自己清廉勤政，獲得腦殘們的熱烈愛戴。可謂好話說盡，壞事做絕。人渣黨及其支持者與文人走狗們就是這樣一些東西的幫派性組合。 <text:line-break/><text:line-break/>有個慣用語叫「雙標」，亦即雙重標準。很多人說人渣黨就是奉行雙標主義。但我比較不習慣這樣看事情，太幼稚了。因為雙標之指控，乃是針對那些跟我們同屬一個水平面、同屬一個世界的對象，而不是拿來指控歹徒。 <text:line-break/><text:line-break/>就好像我們會教導小孩要誠實，但我們絕不會指望或驚訝於詐騙集團的不誠實，我們絕不會說他們雙標。因為他們始終只有一個標準，那就是奪權斂財。而且，只要是自己人，騙得越大，撈得越狠，越會受到幫派成員的推崇與羨慕。 <text:line-break/><text:line-break/>做為該黨的催生者，我常說民進黨誕生於1986年，卒於大約1988年左右，大約一兩歲就夭折了，被一群政治蟑螂給慢慢腐蝕侵吞了；黨名一樣，旗子也沒變，但是成員素質卻完全被取代，就像正常細胞被癌細胞取代一樣。 <text:line-break/><text:line-break/>在這三十幾年來，這個黨至少說過一百種以上的美麗理想，從捍衛藍領到支持白領，從工運到農運，從食安到核安，從民主到自由，從人權到法治，從反美到左派，從反帝到反侵略，從反日到反殖民，從婦女到原住民，從水污到空污，從反族群挑撥到反歧視，從反貪污到反酬庸，從反媒體操弄到反教育洗腦，從反謊言到反暴力，從反資本主義到反黑金，從司法獨立到軍隊中立，從反分贓到反壟斷..等等等等等，你能夠在這一百種之中舉出一種理想是人渣黨所一以貫之真心追求的嗎？不可能！全部都是藉以撈錢奪權的謊言與藉口。包括所謂台獨，也全是用來詐財奪權的鬼扯蛋。 <text:line-break/><text:line-break/>你看，當初反ECFA反得多麼凶狠，多麼正義凜然，人渣們個個像民族救星似的，誰膽敢支持ECFA，誰就會遭到人渣們萬箭穿心般的攻擊，打成台奸，打成全民公敵。但是，現在卻又是完全相反的說法，ECFA 居然變成台灣人賺取大陸數千億的好東西。 <text:line-break/><text:line-break/>最近開放美國毒豬毒牛進口，也是一例。過去馬英九時代，即便層層管制，依舊被打成萬惡不赦的罪狀，走上街頭誓死抗爭，說要捍衛全民健康。現在人渣黨自己卻居然毫無尺度地全面開放，卻能說成偉大德政；就連明明有毒的東西，那個叫做陳什麼中的所謂衛生福利部長，居然說「吃一輩子也不會有事」，那他要不要讓一家老小(特別是小朋友)天天吃給大家看？看會不會有事。我願意出錢買毒豬毒牛讓他全家免費吃一輩子。 <text:line-break/><text:line-break/>我常想起英文有句話說「render someone speechless」，表面字意是「使人啞口無言」。活在這個由美帝走狗人渣黨所全面掌控全面洗腦的鬼島上，許多時候我真是很無言；不管再怎麼荒唐惡劣卑鄙無恥的事，只要是綠色的，就不會有問題，而且會變成好事一樁；不管再怎麼前言不罩後語的謊話鳥話，只要出自人渣之口，就不會有問題，而且會變成正義之聲。 <text:line-break/><text:line-break/>這個完全被控制的小島，根本沒有任何基本理性的空間存在，人民被洗腦成只要是綠色的，就不是問題；就算是個問題，也沒關係。反之，只要不是綠的，就算造福全民，就算是政壇罕見的善良正直之人，也必然會被抹黑攻擊得臭不可聞，變成人人喊打的過街老鼠，一如韓國瑜。 <text:line-break/><text:line-break/>我想說的是，我還不至於笨到把人渣黨當成我的訴求對象。對於歹徒，只有繩之以法一途，而不是教他認識是非道理，更不是要求他行善走正路。我的意思是說，大家應該認清局勢，不要以為透過講理可以使歹徒放棄為惡，重點是在於權力掌握在誰手上，而非道理是站在誰那一邊。 <text:line-break/><text:line-break/>經過「卡韓」這齣齷齪戲碼之後，我更認清了一點：在這島上，選舉是沒有意義的。因為，選來選去其實全是美國走狗，惟二兩個例外很快就被殲滅，一是洪秀柱，一是韓國瑜。一個直接換柱，一個間接卡韓，讓你好好一個人卻身敗名裂。 <text:line-break/><text:line-break/>而且，只要媒體繼續掌控在美國手裏，選舉是要選個屁嗎？只要控制媒體，就能毫無困難地抹黑鬥臭任何一個人；就算是耶穌出來選也一樣，照樣能打成過街老鼠，抹黑得臭不可聞。 <text:line-break/><text:line-break/>除了韓國瑜、洪秀柱、張亞中和邱毅等等之外，我想，在台灣解放之前，我絕不會再投票給其他任何一個人。甚至嚴格說來，除了邱毅和洪秀柱之外，投給韓國瑜其實也沒什麼意義。當世界局勢走到這樣一個局面，面臨攤牌，任何人只要反對一國一制或一國兩制，統統都不值得支持。 <text:line-break/><text:line-break/>在某個重要意義上來說，島內事務根本無關緊要，打擊走狗更是從來都不是什麼重要的事。重要的是：中美鬥爭誰勝誰負。它不是國與國之間的鬥爭，而是至善與至惡的對抗；它的勝負結果恐怕將決定人類往後長遠的文明發展。每個人都應捫心自問，你打算站在善惡的哪一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